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556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2">
          <table:table-cell table:style-name="ce1" office:value-type="string">
            <text:p>NOMINATIVO</text:p>
          </table:table-cell>
          <table:table-cell table:style-name="ce1" office:value-type="string">
            <text:p>ABITAZ. / UFFICIO</text:p>
          </table:table-cell>
          <table:table-cell table:style-name="ce1" office:value-type="string">
            <text:p>TIPO</text:p>
          </table:table-cell>
          <table:table-cell table:style-name="ce7" office:value-type="string">
            <text:p>N° TELEFONICO</text:p>
          </table:table-cell>
          <table:table-cell table:style-name="ce1" office:value-type="string">
            <text:p>ANNOTAZIONI</text:p>
          </table:table-cell>
          <table:table-cell table:style-name="ce1" office:value-type="string">
            <text:p>NOTE</text:p>
          </table:table-cell>
          <table:table-cell table:style-name="ce1" table:number-columns-repeated="5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BISATI ALBERT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7645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BM SISTEMI (COMPUTER)</text:p>
          </table:table-cell>
          <table:table-cell table:style-name="ce1" table:number-columns-repeated="2"/>
          <table:table-cell table:style-name="ce7" office:value-type="string">
            <text:p>0442-510177</text:p>
          </table:table-cell>
          <table:table-cell table:style-name="ce1" office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DELIN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DELIN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DRIA FRUT</text:p>
          </table:table-cell>
          <table:table-cell table:style-name="ce1" office:value-type="string">
            <text:p>MERCATO VERONA</text:p>
          </table:table-cell>
          <table:table-cell table:style-name="ce1"/>
          <table:table-cell table:style-name="ce7" office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GANDI MASSIMO</text:p>
          </table:table-cell>
          <table:table-cell table:style-name="ce1" office:value-type="string">
            <text:p>CETRIOLI ZUCCHINE FAGIOLINI ETC...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GE CONTROL – BANCA DATI (X VARIAZIONI)</text:p>
          </table:table-cell>
          <table:table-cell table:style-name="ce1" table:number-columns-repeated="2"/>
          <table:table-cell table:style-name="ce7" office:value-type="string">
            <text:p>06-3989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E CONTROL – DOTT.CONTI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54777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E CONTROL – ROMA</text:p>
          </table:table-cell>
          <table:table-cell table:style-name="ce1" table:number-columns-repeated="2"/>
          <table:table-cell table:style-name="ce7" office:value-type="string">
            <text:p>06-3989423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ENZIA IMMOBILIARE GRIMALDI (ISOLA D/SCALA)</text:p>
          </table:table-cell>
          <table:table-cell table:style-name="ce1" office:value-type="string">
            <text:p>LORENZO PADOVANI (PER CASA FOGGIN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GENZIA TRANS MERCURI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755353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GENZIA TRANS MERCURI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81-5187735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GENZIA TRANS MERCURI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81-955076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GRIMONDO</text:p>
          </table:table-cell>
          <table:table-cell table:style-name="ce1" office:value-type="string">
            <text:p>GIUSEPP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835331</text:p>
          </table:table-cell>
          <table:table-cell table:style-name="ce1" table:number-columns-repeated="2"/>
          <table:table-cell table:style-name="ce12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RIMONDO</text:p>
          </table:table-cell>
          <table:table-cell table:style-name="ce1" office:value-type="string">
            <text:p>SARA</text:p>
          </table:table-cell>
          <table:table-cell table:style-name="ce1"/>
          <table:table-cell table:style-name="ce7" office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GRIMPORT (BG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35-95833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RIMPORT (BG)</text:p>
          </table:table-cell>
          <table:table-cell table:style-name="ce1" office:value-type="string">
            <text:p>TELEFONO</text:p>
          </table:table-cell>
          <table:table-cell table:style-name="ce1"/>
          <table:table-cell table:style-name="ce7" office:value-type="string">
            <text:p>035-95838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GRINATURA</text:p>
          </table:table-cell>
          <table:table-cell table:style-name="ce1" office:value-type="string">
            <text:p>RESP.ACQUISTI CRISTINA (EX SALV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GRIVERDE (RICAMBI TRATTORI VR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LBERTO CANOVA (EX UNIFACTOR ORA GENERALI VR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LDA</text:p>
          </table:table-cell>
          <table:table-cell table:style-name="ce1" table:number-columns-repeated="2"/>
          <table:table-cell table:style-name="ce7" office:value-type="string">
            <text:p>045-733039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LFANO GERARDO</text:p>
          </table:table-cell>
          <table:table-cell table:style-name="ce1" office:value-type="string">
            <text:p>SALERNO X FINOCCH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LFANO GERARDO</text:p>
          </table:table-cell>
          <table:table-cell table:style-name="ce1" office:value-type="string">
            <text:p>UFF.BARBARA O DOMENIC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LFONSO PEPE (NAPOLI)</text:p>
          </table:table-cell>
          <table:table-cell table:style-name="ce1" table:number-columns-repeated="2"/>
          <table:table-cell table:style-name="ce7" office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LITRANSPORT</text:p>
          </table:table-cell>
          <table:table-cell table:style-name="ce1" office:value-type="string">
            <text:p>AG.TRASP.ARCHIMEDE</text:p>
          </table:table-cell>
          <table:table-cell table:style-name="ce1"/>
          <table:table-cell table:style-name="ce7" office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AT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ATO</text:p>
          </table:table-cell>
          <table:table-cell table:style-name="ce1" office:value-type="string">
            <text:p>VINC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ATO</text:p>
          </table:table-cell>
          <table:table-cell table:style-name="ce1" table:number-columns-repeated="2"/>
          <table:table-cell table:style-name="ce7" office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ATO</text:p>
          </table:table-cell>
          <table:table-cell table:style-name="ce1" table:number-columns-repeated="2"/>
          <table:table-cell table:style-name="ce7" office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ATO</text:p>
          </table:table-cell>
          <table:table-cell table:style-name="ce1" office:value-type="string">
            <text:p>MOHAMED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OSI NERIN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OSI NERINO</text:p>
          </table:table-cell>
          <table:table-cell table:style-name="ce1" table:number-columns-repeated="2"/>
          <table:table-cell table:style-name="ce7" office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UOSI MARZIANO E VISCARDI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UOSI MARZIANO E VISCARDI</text:p>
          </table:table-cell>
          <table:table-cell table:style-name="ce1" office:value-type="string">
            <text:p>MARZIANO</text:p>
          </table:table-cell>
          <table:table-cell table:style-name="ce1"/>
          <table:table-cell table:style-name="ce7" office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UOSI MARZIANO E VISCARDI</text:p>
          </table:table-cell>
          <table:table-cell table:style-name="ce1" office:value-type="string">
            <text:p>MARZ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UOSI MARZIANO E VISCARDI</text:p>
          </table:table-cell>
          <table:table-cell table:style-name="ce1" office:value-type="string">
            <text:p>MARZ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MBRUOSI MARZIANO E VISCARDI</text:p>
          </table:table-cell>
          <table:table-cell table:style-name="ce1" office:value-type="string">
            <text:p>MARZ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DREIS</text:p>
          </table:table-cell>
          <table:table-cell table:style-name="ce1" table:number-columns-repeated="2"/>
          <table:table-cell table:style-name="ce7" office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DREIS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DRIOLO GINO</text:p>
          </table:table-cell>
          <table:table-cell table:style-name="ce1" office:value-type="string">
            <text:p>PER CETRIOL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GELUCCI SANDRO (natura crea)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GELUCCI SANDRO (natura crea)</text:p>
          </table:table-cell>
          <table:table-cell table:style-name="ce1" table:number-columns-repeated="2"/>
          <table:table-cell table:style-name="ce7" office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GIZIA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AUTIS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8638230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AUTIS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1751590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8602474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GIANLUCA (LO ZI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5085015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MA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GIZIA (DI GIAMBERARDINO FRANCESCO)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NAPAOL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TOLINI TRASPORTI E SPEDIZIONI SRL</text:p>
          </table:table-cell>
          <table:table-cell table:style-name="ce1" table:number-columns-repeated="2"/>
          <table:table-cell table:style-name="ce7" office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NTONACCI VINCENZO (APRICEN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BIZANI MAUR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BIZANI MAURO</text:p>
          </table:table-cell>
          <table:table-cell table:style-name="ce1" table:number-columns-repeated="2"/>
          <table:table-cell table:style-name="ce7" office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CHIMEDE (DI GIUSEPPE GIULIANO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CHIMEDE (DI GIUSEPPE GIULIANO)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CHIMEDE (DI GIUSEPPE GIULIANO)</text:p>
          </table:table-cell>
          <table:table-cell table:style-name="ce1" table:number-columns-repeated="2"/>
          <table:table-cell table:style-name="ce7" office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ENA FRUIT SRL (RADICCHIO EXPORT)</text:p>
          </table:table-cell>
          <table:table-cell table:style-name="ce1" office:value-type="string">
            <text:p>S. MARIA DI ZEVIO VR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ENA FRUIT SRL (RADICCHIO EXPORT)</text:p>
          </table:table-cell>
          <table:table-cell table:style-name="ce1" office:value-type="string">
            <text:p>S. MARIA DI ZEVIO VR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ENA FRUIT SRL (RADICCHIO EXPORT)</text:p>
          </table:table-cell>
          <table:table-cell table:style-name="ce1" office:value-type="string">
            <text:p>S. MARIA DI ZEVIO VR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ENA FRUTT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PAV</text:p>
          </table:table-cell>
          <table:table-cell table:style-name="ce1" office:value-type="string">
            <text:p>SIG.PEGORARO (PER ANALISI TERREN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RTEC PROGETTI</text:p>
          </table:table-cell>
          <table:table-cell table:style-name="ce1" office:value-type="string">
            <text:p>GARIS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704656</text:p>
          </table:table-cell>
          <table:table-cell table:style-name="ce1" office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RTEC PROGETTI</text:p>
          </table:table-cell>
          <table:table-cell table:style-name="ce1" table:number-columns-repeated="2"/>
          <table:table-cell table:style-name="ce7" office:value-type="string">
            <text:p>0442-510120</text:p>
          </table:table-cell>
          <table:table-cell table:style-name="ce1" office:value-type="string">
            <text:p>STUDIO</text:p>
          </table:table-cell>
          <table:table-cell table:style-name="ce1" office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ASCIONE SRL</text:p>
          </table:table-cell>
          <table:table-cell table:style-name="ce1" office:value-type="string">
            <text:p>POSTEGGIO MILANO</text:p>
          </table:table-cell>
          <table:table-cell table:style-name="ce1"/>
          <table:table-cell table:style-name="ce7" office:value-type="string">
            <text:p>02-599013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SCIONE SRL</text:p>
          </table:table-cell>
          <table:table-cell table:style-name="ce1" office:value-type="string">
            <text:p>POSTEGGIO MILANO – FAX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2-5501760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SPARAGO D'ORO (COOP.ARCORE)</text:p>
          </table:table-cell>
          <table:table-cell table:style-name="ce1" office:value-type="string">
            <text:p>PIERO (PER RADICCHIO VERONA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SSICOM</text:p>
          </table:table-cell>
          <table:table-cell table:style-name="ce1" office:value-type="string">
            <text:p>NUOVO AGENTE MAGRINI MAUR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SSICOM</text:p>
          </table:table-cell>
          <table:table-cell table:style-name="ce1" office:value-type="string">
            <text:p>NUOVO AGENTE MAGRINI MAUR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SSITALIA</text:p>
          </table:table-cell>
          <table:table-cell table:style-name="ce1" office:value-type="string">
            <text:p>CELLULARE REPERIBILE SIG.RIGOLD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0-54315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SSITALIA</text:p>
          </table:table-cell>
          <table:table-cell table:style-name="ce1" office:value-type="string">
            <text:p>TELEFONO E FAX</text:p>
          </table:table-cell>
          <table:table-cell table:style-name="ce1"/>
          <table:table-cell table:style-name="ce7" office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ASSITALIA</text:p>
          </table:table-cell>
          <table:table-cell table:style-name="ce1" office:value-type="string">
            <text:p>CERE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SSO INFORMATICA (ALFONSO TECNICO PC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SSO INFORMATICA (ALFONSO)</text:p>
          </table:table-cell>
          <table:table-cell table:style-name="ce1" table:number-columns-repeated="2"/>
          <table:table-cell table:style-name="ce7" office:value-type="string">
            <text:p>045-505129</text:p>
          </table:table-cell>
          <table:table-cell table:style-name="ce1" office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TR (AGENZIA TRASPORTI RIUNITI)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TR (AGENZIA TRASPORTI RIUNITI)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TR (AGENZIA TRASPORTI RIUNITI)</text:p>
          </table:table-cell>
          <table:table-cell table:style-name="ce1" office:value-type="string">
            <text:p>NICO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TR (AGENZIA TRASPORTI RIUNITI)</text:p>
          </table:table-cell>
          <table:table-cell table:style-name="ce1" table:number-columns-repeated="2"/>
          <table:table-cell table:style-name="ce7" office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TRI (NOGARA)</text:p>
          </table:table-cell>
          <table:table-cell table:style-name="ce1" table:number-columns-repeated="2"/>
          <table:table-cell table:style-name="ce7" office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RORA COOP.MELONI PACHINO</text:p>
          </table:table-cell>
          <table:table-cell table:style-name="ce1" office:value-type="string">
            <text:p>CINZ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RORA COOP.MELONI PACHINO</text:p>
          </table:table-cell>
          <table:table-cell table:style-name="ce1" table:number-columns-repeated="2"/>
          <table:table-cell table:style-name="ce7" office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RORA COOP.MELONI PACH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6024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BOVOLONE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CENTER</text:p>
          </table:table-cell>
          <table:table-cell table:style-name="ce1" office:value-type="string">
            <text:p>RENATO BELL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CENTER</text:p>
          </table:table-cell>
          <table:table-cell table:style-name="ce1" table:number-columns-repeated="2"/>
          <table:table-cell table:style-name="ce7" office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. ARMATRUDO DOMENICO</text:p>
          </table:table-cell>
          <table:table-cell table:style-name="ce1" office:value-type="string">
            <text:p>SALERNO</text:p>
          </table:table-cell>
          <table:table-cell table:style-name="ce1"/>
          <table:table-cell table:style-name="ce7" office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. ARMATRUDO DOMENICO</text:p>
          </table:table-cell>
          <table:table-cell table:style-name="ce1" office:value-type="string">
            <text:p>SALERNO</text:p>
          </table:table-cell>
          <table:table-cell table:style-name="ce1"/>
          <table:table-cell table:style-name="ce7" office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..AUTUORI GROUP S.R.L.</text:p>
          </table:table-cell>
          <table:table-cell table:style-name="ce1" office:value-type="string">
            <text:p>SALERNO (TIT. GENNARO AUTUORI)</text:p>
          </table:table-cell>
          <table:table-cell table:style-name="ce1"/>
          <table:table-cell table:style-name="ce7" office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..AUTUORI GROUP S.R.L.</text:p>
          </table:table-cell>
          <table:table-cell table:style-name="ce1" office:value-type="string">
            <text:p>SALERNO (TIT. GENNARO AUTUORI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GIANELLI (BARI)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821250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UTOTRASPORTI LA ROSA</text:p>
          </table:table-cell>
          <table:table-cell table:style-name="ce1" office:value-type="string">
            <text:p>FRAN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LA ROSA</text:p>
          </table:table-cell>
          <table:table-cell table:style-name="ce1" office:value-type="string">
            <text:p>SALERNO</text:p>
          </table:table-cell>
          <table:table-cell table:style-name="ce1"/>
          <table:table-cell table:style-name="ce7" office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LA ROSA</text:p>
          </table:table-cell>
          <table:table-cell table:style-name="ce1" office:value-type="string">
            <text:p>SALER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LA ROSA</text:p>
          </table:table-cell>
          <table:table-cell table:style-name="ce1" office:value-type="string">
            <text:p>SALER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LA ROSA</text:p>
          </table:table-cell>
          <table:table-cell table:style-name="ce1" office:value-type="string">
            <text:p>SALER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NAPOLI (FABRIZIO)</text:p>
          </table:table-cell>
          <table:table-cell table:style-name="ce1" table:number-columns-repeated="2"/>
          <table:table-cell table:style-name="ce7" office:value-type="string">
            <text:p>081-955076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UTOTRASPORTI REANI DINO</text:p>
          </table:table-cell>
          <table:table-cell table:style-name="ce1" table:number-columns-repeated="2"/>
          <table:table-cell table:style-name="ce7" office:value-type="string">
            <text:p>0442-38185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UTOTRASPORTI SCARABELLO ANDRIA</text:p>
          </table:table-cell>
          <table:table-cell table:style-name="ce1" office:value-type="string">
            <text:p>(PER FARETRA)</text:p>
          </table:table-cell>
          <table:table-cell table:style-name="ce1"/>
          <table:table-cell table:style-name="ce7" office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SERENA E STIRPE</text:p>
          </table:table-cell>
          <table:table-cell table:style-name="ce1" office:value-type="string">
            <text:p>AVEZZANO</text:p>
          </table:table-cell>
          <table:table-cell table:style-name="ce1"/>
          <table:table-cell table:style-name="ce7" office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SERENA E STIRPE</text:p>
          </table:table-cell>
          <table:table-cell table:style-name="ce1" office:value-type="string">
            <text:p>SIG.MONACEL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SI.FO.</text:p>
          </table:table-cell>
          <table:table-cell table:style-name="ce1" office:value-type="string">
            <text:p>ADRIA (BA)</text:p>
          </table:table-cell>
          <table:table-cell table:style-name="ce1"/>
          <table:table-cell table:style-name="ce7" office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SI.FO.</text:p>
          </table:table-cell>
          <table:table-cell table:style-name="ce1" office:value-type="string">
            <text:p>ADRIA (BA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TRASPORTI SORGENTE</text:p>
          </table:table-cell>
          <table:table-cell table:style-name="ce1" table:number-columns-repeated="2"/>
          <table:table-cell table:style-name="ce7" office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UTOZETA DI ZANDA</text:p>
          </table:table-cell>
          <table:table-cell table:style-name="ce1" office:value-type="string">
            <text:p>CENTRO REVISION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ESANI ANTONIO</text:p>
          </table:table-cell>
          <table:table-cell table:style-name="ce1" table:number-columns-repeated="2"/>
          <table:table-cell table:style-name="ce7" office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.TO MICHELE CAMP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.TO STUDIO CUCCHI SANSEGOLO ASSOC.</text:p>
          </table:table-cell>
          <table:table-cell table:style-name="ce1" office:value-type="string">
            <text:p>SANSEG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.TO STUDIO CUCCHI SANSEGOLO ASSOC.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.TO STUDIO CUCCHI SANSEGOLO ASSOC.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ALESSANDRO TURCO</text:p>
          </table:table-cell>
          <table:table-cell table:style-name="ce1" table:number-columns-repeated="2"/>
          <table:table-cell table:style-name="ce7" office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ALESSANDRO TURC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01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SANDRINI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8005223</text:p>
          </table:table-cell>
          <table:table-cell table:style-name="ce1" office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AVVOCATO SANDRINI</text:p>
          </table:table-cell>
          <table:table-cell table:style-name="ce1" table:number-columns-repeated="2"/>
          <table:table-cell table:style-name="ce7" office:value-type="string">
            <text:p>045-591047</text:p>
          </table:table-cell>
          <table:table-cell table:style-name="ce1" office:value-type="string">
            <text:p>STUDIO</text:p>
          </table:table-cell>
          <table:table-cell table:style-name="ce1" office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AVVOCATO VENTURI ROBERTO</text:p>
          </table:table-cell>
          <table:table-cell table:style-name="ce1" office:value-type="string">
            <text:p>STUDIO ISOLA</text:p>
          </table:table-cell>
          <table:table-cell table:style-name="ce1"/>
          <table:table-cell table:style-name="ce7" office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VENTURI ROBER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VENTURI ROBERT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VVOCATO VENTURI ROBERTO</text:p>
          </table:table-cell>
          <table:table-cell table:style-name="ce1" office:value-type="string">
            <text:p>UFICIO VERONA</text:p>
          </table:table-cell>
          <table:table-cell table:style-name="ce1"/>
          <table:table-cell table:style-name="ce7" office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XA (ISOLA D. SCALA)</text:p>
          </table:table-cell>
          <table:table-cell table:style-name="ce1" office:value-type="string">
            <text:p>PER FIDEJUSSIONI JESSIC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XA (ISOLA D. SCALA)</text:p>
          </table:table-cell>
          <table:table-cell table:style-name="ce1" office:value-type="string">
            <text:p>PER FIDEJUSSIONI JESSIC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AYAD</text:p>
          </table:table-cell>
          <table:table-cell table:style-name="ce1" office:value-type="string">
            <text:p>STUDIO</text:p>
          </table:table-cell>
          <table:table-cell table:style-name="ce1"/>
          <table:table-cell table:style-name="ce7" office:value-type="string">
            <text:p>045-502541</text:p>
          </table:table-cell>
          <table:table-cell table:style-name="ce1" office:value-type="string">
            <text:p>STUDIO</text:p>
          </table:table-cell>
          <table:table-cell table:style-name="ce1" office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AYAD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4713911</text:p>
          </table:table-cell>
          <table:table-cell table:style-name="ce1" office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LDI</text:p>
          </table:table-cell>
          <table:table-cell table:style-name="ce1" table:number-columns-repeated="2"/>
          <table:table-cell table:style-name="ce7" office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LAURA BONFADELLI (CENTRO IMPRESE VR)</text:p>
          </table:table-cell>
          <table:table-cell table:style-name="ce1"/>
          <table:table-cell table:style-name="ce7" office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CENTRO IMPRESE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CENTRO IMPRES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LAURA BONFADELLI (CENTRO IMPRESE VR)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TREVENZUOL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ERONA</text:p>
          </table:table-cell>
          <table:table-cell table:style-name="ce1" office:value-type="string">
            <text:p>TREVENZUOLO – DIRETT.MARCO SCIPIONI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ICENZA (FIL.ISOLA)</text:p>
          </table:table-cell>
          <table:table-cell table:style-name="ce1" office:value-type="string">
            <text:p>ALESSANDRO AMBROSO (CAPOAREA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ICENZA (FIL.ISOLA)</text:p>
          </table:table-cell>
          <table:table-cell table:style-name="ce1" office:value-type="string">
            <text:p>PIERMARCO FRINZI (DIRETT.FILIAL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ICENZA (FIL.ISOLA)</text:p>
          </table:table-cell>
          <table:table-cell table:style-name="ce1" table:number-columns-repeated="2"/>
          <table:table-cell table:style-name="ce7" office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POPOLARE DI VICENZA (FIL.ISOLA)</text:p>
          </table:table-cell>
          <table:table-cell table:style-name="ce1" table:number-columns-repeated="2"/>
          <table:table-cell table:style-name="ce7" office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SELLA</text:p>
          </table:table-cell>
          <table:table-cell table:style-name="ce1" office:value-type="string">
            <text:p>DIRETTORE MARCO MALGHER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SELLA (DIRETT.MARCO MALGHERINI)</text:p>
          </table:table-cell>
          <table:table-cell table:style-name="ce1" office:value-type="string">
            <text:p>BOVOLONE</text:p>
          </table:table-cell>
          <table:table-cell table:style-name="ce1"/>
          <table:table-cell table:style-name="ce7" office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SELLA (DIRETT.MARCO MALGHERINI)</text:p>
          </table:table-cell>
          <table:table-cell table:style-name="ce1" office:value-type="string">
            <text:p>BOVOLONE FAX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SELLA (DIRETT.MARCO MALGHERINI)</text:p>
          </table:table-cell>
          <table:table-cell table:style-name="ce1" office:value-type="string">
            <text:p>FERRARINI FAUS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 SELLA (DIRETT.MARCO MALGHERINI)</text:p>
          </table:table-cell>
          <table:table-cell table:style-name="ce1" office:value-type="string">
            <text:p>LEGNAGO</text:p>
          </table:table-cell>
          <table:table-cell table:style-name="ce1"/>
          <table:table-cell table:style-name="ce7" office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NCALI USATI</text:p>
          </table:table-cell>
          <table:table-cell table:style-name="ce1" office:value-type="string">
            <text:p>SOLO PALLET – BERGAMO</text:p>
          </table:table-cell>
          <table:table-cell table:style-name="ce1"/>
          <table:table-cell table:style-name="ce7" office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RATELLA (PRIMO MATTINO)</text:p>
          </table:table-cell>
          <table:table-cell table:style-name="ce1" office:value-type="string">
            <text:p><text:a xlink:href="mailto:CECILIA.ZUCCARI@PRIMOMATTINO.IT" xlink:type="simple">CECILIA.ZUCCARI@PRIMOMATTINO.IT</text:a></text:p>
          </table:table-cell>
          <table:table-cell table:style-name="ce1"/>
          <table:table-cell table:style-name="ce7" office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RATELLA STEFAN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RATELLA STEF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RATELLA STEF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RBIERI NASTRI TRASPORTATORI</text:p>
          </table:table-cell>
          <table:table-cell table:style-name="ce1" office:value-type="string">
            <text:p>COMMERCIALE ALESSIO ROSS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SILI PRIMO</text:p>
          </table:table-cell>
          <table:table-cell table:style-name="ce1" table:number-columns-repeated="2"/>
          <table:table-cell table:style-name="ce7" office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SILI PRI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SSO (ANTONIO) (SEMINA RADICCHIO)</text:p>
          </table:table-cell>
          <table:table-cell table:style-name="ce1" table:number-columns-repeated="2"/>
          <table:table-cell table:style-name="ce7" office:value-type="string">
            <text:p>0442-85869</text:p>
          </table:table-cell>
          <table:table-cell table:style-name="ce1" office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SSO WALTER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376-662248</text:p>
          </table:table-cell>
          <table:table-cell table:style-name="ce1" office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SSO WALTER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1700</text:p>
          </table:table-cell>
          <table:table-cell table:style-name="ce1" office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SSO WALTER</text:p>
          </table:table-cell>
          <table:table-cell table:style-name="ce1" office:value-type="string">
            <text:p>CELLULARE MOGLIE LAUR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1701</text:p>
          </table:table-cell>
          <table:table-cell table:style-name="ce1" office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SSO WALTER</text:p>
          </table:table-cell>
          <table:table-cell table:style-name="ce1" office:value-type="string">
            <text:p>SERRA</text:p>
          </table:table-cell>
          <table:table-cell table:style-name="ce1"/>
          <table:table-cell table:style-name="ce7" office:value-type="string">
            <text:p>0376-664166</text:p>
          </table:table-cell>
          <table:table-cell table:style-name="ce1" office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ASSO WALTER</text:p>
          </table:table-cell>
          <table:table-cell table:style-name="ce1" office:value-type="string">
            <text:p>FIGLIO FRANCES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ZZAN</text:p>
          </table:table-cell>
          <table:table-cell table:style-name="ce1" table:number-columns-repeated="2"/>
          <table:table-cell table:style-name="ce7" office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AZZAN DANI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 office:value-type="string">
            <text:p>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 office:value-type="string">
            <text:p>MAGDA PER PAGAMENTI</text:p>
          </table:table-cell>
          <table:table-cell table:style-name="ce1" office:value-type="string">
            <text:p>MAIL</text:p>
          </table:table-cell>
          <table:table-cell table:style-name="ce8" office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 office:value-type="string">
            <text:p>VENDITORE OSCAR NAZZ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FRUTTA (POSTEGGIO UDIN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LINI (AUTOCENTER)</text:p>
          </table:table-cell>
          <table:table-cell table:style-name="ce1" table:number-columns-repeated="2"/>
          <table:table-cell table:style-name="ce7" office:value-type="string">
            <text:p>0376-665881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ELLINI MASSIMO</text:p>
          </table:table-cell>
          <table:table-cell table:style-name="ce1" office:value-type="string">
            <text:p>FRAN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LINI MASSI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LLINI ORTOFRUTTA</text:p>
          </table:table-cell>
          <table:table-cell table:style-name="ce1" table:number-columns-repeated="2"/>
          <table:table-cell table:style-name="ce7" office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ATTI LEILA</text:p>
          </table:table-cell>
          <table:table-cell table:style-name="ce1" office:value-type="string">
            <text:p>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ATTI LEILA</text:p>
          </table:table-cell>
          <table:table-cell table:style-name="ce1" table:number-columns-repeated="2"/>
          <table:table-cell table:style-name="ce7" office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AZZI</text:p>
          </table:table-cell>
          <table:table-cell table:style-name="ce1" office:value-type="string">
            <text:p>NIPOTE AL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AZZI</text:p>
          </table:table-cell>
          <table:table-cell table:style-name="ce1" table:number-columns-repeated="2"/>
          <table:table-cell table:style-name="ce7" office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ETTI LUIGI (LUSIA) (ORTO DEI PANDA)</text:p>
          </table:table-cell>
          <table:table-cell table:style-name="ce1" table:number-columns-repeated="2"/>
          <table:table-cell table:style-name="ce7" office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ETTI LUIGI (LUSIA) (ORTO DEI PAND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ETTI LUIGI (LUSIA) (ORTO DEI PAND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ETTI LUIGI (LUSIA) (ORTO DEI PAND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FATTI</text:p>
          </table:table-cell>
          <table:table-cell table:style-name="ce1" office:value-type="string">
            <text:p>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0459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BENINCASA ENRI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NITO (BAR PELLEGRIN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330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RGAMI (NASTRO LAVORAZIONE)</text:p>
          </table:table-cell>
          <table:table-cell table:style-name="ce1" table:number-columns-repeated="2"/>
          <table:table-cell table:style-name="ce7" office:value-type="string">
            <text:p>0426-633708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ERGAMI (NASTRO LAVORAZIONE)</text:p>
          </table:table-cell>
          <table:table-cell table:style-name="ce1" table:number-columns-repeated="2"/>
          <table:table-cell table:style-name="ce7" office:value-type="string">
            <text:p>0426-631792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ERSANI LUCA</text:p>
          </table:table-cell>
          <table:table-cell table:style-name="ce1" office:value-type="string">
            <text:p>PER VERZ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RSANI MARCO</text:p>
          </table:table-cell>
          <table:table-cell table:style-name="ce1" office:value-type="string">
            <text:p>PER VERZ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RTO GIULIO</text:p>
          </table:table-cell>
          <table:table-cell table:style-name="ce1" office:value-type="string">
            <text:p>(DATO SETTEMBRE 2012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ALFONS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GIORG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GUID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GUIDO</text:p>
          </table:table-cell>
          <table:table-cell table:style-name="ce1" table:number-columns-repeated="2"/>
          <table:table-cell table:style-name="ce7" office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MARTINO</text:p>
          </table:table-cell>
          <table:table-cell table:style-name="ce1" table:number-columns-repeated="2"/>
          <table:table-cell table:style-name="ce7" office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EVERE MART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ANCHI ARMANDO S.R.L. (VR)</text:p>
          </table:table-cell>
          <table:table-cell table:style-name="ce1" table:number-columns-repeated="2"/>
          <table:table-cell table:style-name="ce7" office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ANCHI ARMANDO S.R.L. (VR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ANCHI ELVIRO</text:p>
          </table:table-cell>
          <table:table-cell table:style-name="ce1" table:number-columns-repeated="2"/>
          <table:table-cell table:style-name="ce7" office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ANCOFIORE GIAN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LANCIAI (GUALTIERI)</text:p>
          </table:table-cell>
          <table:table-cell table:style-name="ce1" office:value-type="string">
            <text:p>DIRETTO (ULTIMO VALIDO)</text:p>
          </table:table-cell>
          <table:table-cell table:style-name="ce1"/>
          <table:table-cell table:style-name="ce7" office:value-type="string">
            <text:p>059-893612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BILANCIAI (GUALTIERI)</text:p>
          </table:table-cell>
          <table:table-cell table:style-name="ce1" office:value-type="string">
            <text:p>RAPP.TE LUCA RAU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LANCIAI (GUALTIERI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LANCIAI (GUALTIERI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ABITAZIONE GIACOMO</text:p>
          </table:table-cell>
          <table:table-cell table:style-name="ce1"/>
          <table:table-cell table:style-name="ce7" office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ABITAZIONE LUCIANA</text:p>
          </table:table-cell>
          <table:table-cell table:style-name="ce1"/>
          <table:table-cell table:style-name="ce7" office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ABITAZIONE ROBERTO</text:p>
          </table:table-cell>
          <table:table-cell table:style-name="ce1"/>
          <table:table-cell table:style-name="ce7" office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863-727909</text:p>
          </table:table-cell>
          <table:table-cell table:style-name="ce1"/>
          <table:table-cell table:style-name="ce1" office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GIACO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LUCIA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 office:value-type="string">
            <text:p>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CA (AVEZZ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OCHIMICA SIRACUSA</text:p>
          </table:table-cell>
          <table:table-cell table:style-name="ce1" table:number-columns-repeated="2"/>
          <table:table-cell table:style-name="ce7" office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CLAUDIO</text:p>
          </table:table-cell>
          <table:table-cell table:style-name="ce1" table:number-columns-repeated="2"/>
          <table:table-cell table:style-name="ce7" office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CLAUD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CLAUDIO</text:p>
          </table:table-cell>
          <table:table-cell table:style-name="ce1" office:value-type="string">
            <text:p>SUO COMMERCIALIST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CLAUDIO</text:p>
          </table:table-cell>
          <table:table-cell table:style-name="ce1" office:value-type="string">
            <text:p>SUO COMMERCIALIST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GABRIELE</text:p>
          </table:table-cell>
          <table:table-cell table:style-name="ce1" table:number-columns-repeated="2"/>
          <table:table-cell table:style-name="ce7" office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GABRI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GABRIELE</text:p>
          </table:table-cell>
          <table:table-cell table:style-name="ce1" table:number-columns-repeated="2"/>
          <table:table-cell table:style-name="ce7" office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GABRIELE</text:p>
          </table:table-cell>
          <table:table-cell table:style-name="ce1" office:value-type="string">
            <text:p>AUTISTA GIUSEPPE</text:p>
          </table:table-cell>
          <table:table-cell table:style-name="ce1"/>
          <table:table-cell table:style-name="ce7" office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LORENZ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MIRK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SSOLO TARCIS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IXIO CLAUDIO</text:p>
          </table:table-cell>
          <table:table-cell table:style-name="ce1" office:value-type="string">
            <text:p>PER CONFEZIONI NATALIZIE</text:p>
          </table:table-cell>
          <table:table-cell table:style-name="ce1"/>
          <table:table-cell table:style-name="ce7" office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AMMINISTRAZIONE</text:p>
          </table:table-cell>
          <table:table-cell table:style-name="ce1"/>
          <table:table-cell table:style-name="ce7" office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AUTISTA CAMIKAZ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MAGAZZI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MAGAZZINO CHIAMRE PER VIAGGI</text:p>
          </table:table-cell>
          <table:table-cell table:style-name="ce1"/>
          <table:table-cell table:style-name="ce7" office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MATTIA (FIGLIO BAGGIA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TITOLARE CARLO CHIAMARE PER VIAGG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BARCAR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LUE CITY (TRASPORTI PER ORTOMERCATO)</text:p>
          </table:table-cell>
          <table:table-cell table:style-name="ce1" office:value-type="string">
            <text:p>AUTISTA 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ARIN MICH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CCA – TIOZZO CAENAZZO ROBERTO</text:p>
          </table:table-cell>
          <table:table-cell table:style-name="ce1" office:value-type="string">
            <text:p>MEDIATORE CHIOGGIA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CCA – TIOZZO CAENAZZO ROBERTO</text:p>
          </table:table-cell>
          <table:table-cell table:style-name="ce1" office:value-type="string">
            <text:p>MEDIATORE CHIOGG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CCA – TIOZZO CAENAZZO ROBERTO</text:p>
          </table:table-cell>
          <table:table-cell table:style-name="ce1" office:value-type="string">
            <text:p>MEDIATORE CHIOGGI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DIN GIUSEPPE</text:p>
          </table:table-cell>
          <table:table-cell table:style-name="ce1" office:value-type="string">
            <text:p>LUI ACQUISTA MOTORI CELLE USA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LLA FERDINANDO</text:p>
          </table:table-cell>
          <table:table-cell table:style-name="ce1" table:number-columns-repeated="2"/>
          <table:table-cell table:style-name="ce7" office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LLA FERDINAN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ATO GIANNINA</text:p>
          </table:table-cell>
          <table:table-cell table:style-name="ce1" office:value-type="string">
            <text:p>GIANNINA (MAD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ATO GIANNINA</text:p>
          </table:table-cell>
          <table:table-cell table:style-name="ce1" office:value-type="string">
            <text:p>NICOLA (FIGLI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DUELLE (SAN PAOLO D'ARGON – BERGAMO)</text:p>
          </table:table-cell>
          <table:table-cell table:style-name="ce1" office:value-type="string">
            <text:p>SIG.ASTI</text:p>
          </table:table-cell>
          <table:table-cell table:style-name="ce1"/>
          <table:table-cell table:style-name="ce7" office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DUELLE (SAN PAOLO D'ARGON – BERGAMO)</text:p>
          </table:table-cell>
          <table:table-cell table:style-name="ce1" office:value-type="string">
            <text:p>SIG.ERMANNO</text:p>
          </table:table-cell>
          <table:table-cell table:style-name="ce1"/>
          <table:table-cell table:style-name="ce7" office:value-type="string">
            <text:p>035-4252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FANTE MARZIO</text:p>
          </table:table-cell>
          <table:table-cell table:style-name="ce1" table:number-columns-repeated="2"/>
          <table:table-cell table:style-name="ce7" office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FANTE MAR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IARDI FRANCES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02316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BONINSEGNA GIAMBATTISTA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INSEGNA GIAMBATTISTA</text:p>
          </table:table-cell>
          <table:table-cell table:style-name="ce1" office:value-type="string">
            <text:p>GIAMBATTIS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INSEGNA MARI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NINSEGNA MARIO</text:p>
          </table:table-cell>
          <table:table-cell table:style-name="ce1" office:value-type="string">
            <text:p>ERM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RELLI BRUNO</text:p>
          </table:table-cell>
          <table:table-cell table:style-name="ce1" table:number-columns-repeated="2"/>
          <table:table-cell table:style-name="ce7" office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RELLI GINO</text:p>
          </table:table-cell>
          <table:table-cell table:style-name="ce1" table:number-columns-repeated="2"/>
          <table:table-cell table:style-name="ce7" office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RELLI OSVALDO</text:p>
          </table:table-cell>
          <table:table-cell table:style-name="ce1" table:number-columns-repeated="2"/>
          <table:table-cell table:style-name="ce7" office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RELLI OSVAL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ORIN (SPAZZATRICE 6400)</text:p>
          </table:table-cell>
          <table:table-cell table:style-name="ce1" table:number-columns-repeated="2"/>
          <table:table-cell table:style-name="ce7" office:value-type="string">
            <text:p>0442-365505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OSCOLO ROBERTO</text:p>
          </table:table-cell>
          <table:table-cell table:style-name="ce1" table:number-columns-repeated="2"/>
          <table:table-cell table:style-name="ce7" office:value-type="string">
            <text:p>041-5310192</text:p>
          </table:table-cell>
          <table:table-cell table:style-name="ce1"/>
          <table:table-cell table:style-name="ce1" office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BOTTONI (SCOPE BLU USO ALIMENTAR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A FRUTTA – VERON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A FRUTTA – VERONA</text:p>
          </table:table-cell>
          <table:table-cell table:style-name="ce1" office:value-type="string">
            <text:p>PAOLO PER ORD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AGANTINI (VR)</text:p>
          </table:table-cell>
          <table:table-cell table:style-name="ce1" office:value-type="string">
            <text:p>PER CELLE FRIGORIFERE</text:p>
          </table:table-cell>
          <table:table-cell table:style-name="ce1"/>
          <table:table-cell table:style-name="ce7" office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ESSAN FABIO</text:p>
          </table:table-cell>
          <table:table-cell table:style-name="ce1" table:number-columns-repeated="2"/>
          <table:table-cell table:style-name="ce7" office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ESSAN FAB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ESSANONE PRODUTTORE</text:p>
          </table:table-cell>
          <table:table-cell table:style-name="ce1" office:value-type="string">
            <text:p>INS. RAD. PDZ <text:s/>LUGLIO -&gt; OTTOB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1-9686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BREVIGLIERI (MACCHINE AGRICOL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537401</text:p>
          </table:table-cell>
          <table:table-cell table:style-name="ce1" office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REVIGLIERI (MACCHINE AGRICOL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713061</text:p>
          </table:table-cell>
          <table:table-cell table:style-name="ce1" office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ROGATTO (WITT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M DEBOR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LMIN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LMINO</text:p>
          </table:table-cell>
          <table:table-cell table:style-name="ce1" office:value-type="string">
            <text:p>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LMINO</text:p>
          </table:table-cell>
          <table:table-cell table:style-name="ce1" office:value-type="string">
            <text:p>MAGAZZIN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LMINO</text:p>
          </table:table-cell>
          <table:table-cell table:style-name="ce1" office:value-type="string">
            <text:p>ORN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LMINO</text:p>
          </table:table-cell>
          <table:table-cell table:style-name="ce1" office:value-type="string">
            <text:p>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EN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IANFRAN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IMM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ION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GIORG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MARIS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MARIS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 TIZIAN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84590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BRUNELLI AGENZIA PRATICHE AUTOVEICOLI</text:p>
          </table:table-cell>
          <table:table-cell table:style-name="ce1" table:number-columns-repeated="2"/>
          <table:table-cell table:style-name="ce7" office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O ELIO</text:p>
          </table:table-cell>
          <table:table-cell table:style-name="ce1" office:value-type="string">
            <text:p>FIGLIO CIRO</text:p>
          </table:table-cell>
          <table:table-cell table:style-name="ce1"/>
          <table:table-cell table:style-name="ce7" office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O ELIO (POSTEGGIO VERONA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O ELIO (POSTEGGIO VERON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O ELIO (POSTEGGIO VERONA)</text:p>
          </table:table-cell>
          <table:table-cell table:style-name="ce1" office:value-type="string">
            <text:p>PADRE EL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RUNO ELIO (POSTEGGIO VERON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LGARON GIANCARL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LGARON GIANCAR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RATTI</text:p>
          </table:table-cell>
          <table:table-cell table:style-name="ce1" office:value-type="string">
            <text:p>AUTISTA DIE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RATT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RATT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RATTI LEONAR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RATTO SIMON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SANA (CINZIA RAFFAELLA)</text:p>
          </table:table-cell>
          <table:table-cell table:style-name="ce1" office:value-type="string">
            <text:p>CINZ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SANA (CINZIA RAFFAELLA)</text:p>
          </table:table-cell>
          <table:table-cell table:style-name="ce1" office:value-type="string">
            <text:p>RAFFA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SANA (CINZIA RAFFAELL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BUSATO SRL</text:p>
          </table:table-cell>
          <table:table-cell table:style-name="ce1" office:value-type="string">
            <text:p>MANUEL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1432642</text:p>
          </table:table-cell>
          <table:table-cell table:style-name="ce1" office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BUSATO SRL</text:p>
          </table:table-cell>
          <table:table-cell table:style-name="ce1" table:number-columns-repeated="2"/>
          <table:table-cell table:style-name="ce7" office:value-type="string">
            <text:p>049-8702990</text:p>
          </table:table-cell>
          <table:table-cell table:style-name="ce1" office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.A.P.O.</text:p>
          </table:table-cell>
          <table:table-cell table:style-name="ce1" office:value-type="string">
            <text:p>BRONDOLO</text:p>
          </table:table-cell>
          <table:table-cell table:style-name="ce1"/>
          <table:table-cell table:style-name="ce7" office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.A.P.O.</text:p>
          </table:table-cell>
          <table:table-cell table:style-name="ce1" office:value-type="string">
            <text:p>CONCHE</text:p>
          </table:table-cell>
          <table:table-cell table:style-name="ce1"/>
          <table:table-cell table:style-name="ce7" office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.OR.MA SOC. COOP. A R.L.</text:p>
          </table:table-cell>
          <table:table-cell table:style-name="ce1" office:value-type="string">
            <text:p>CELLE FRIGO x DEPOSITO</text:p>
          </table:table-cell>
          <table:table-cell table:style-name="ce1"/>
          <table:table-cell table:style-name="ce7" office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CCHIARELLI</text:p>
          </table:table-cell>
          <table:table-cell table:style-name="ce1" office:value-type="string">
            <text:p>UFFICIO: FRANCESCA</text:p>
          </table:table-cell>
          <table:table-cell table:style-name="ce1"/>
          <table:table-cell table:style-name="ce7" office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CCHIARELLI (ORTICOLA MARCHIGIANA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CCHIARELLI EURO</text:p>
          </table:table-cell>
          <table:table-cell table:style-name="ce1" office:value-type="string">
            <text:p>SOCIO 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CCHIARELLI EURO</text:p>
          </table:table-cell>
          <table:table-cell table:style-name="ce1" office:value-type="string">
            <text:p>UFFICIO PER PAGAMENTI: MARA</text:p>
          </table:table-cell>
          <table:table-cell table:style-name="ce1"/>
          <table:table-cell table:style-name="ce7" office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CCHIARELLI EUR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GNETTI (PER PEDANE LEG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ILOTTO SILVIO</text:p>
          </table:table-cell>
          <table:table-cell table:style-name="ce1" office:value-type="string">
            <text:p>DIRETTO OFFICINA</text:p>
          </table:table-cell>
          <table:table-cell table:style-name="ce1"/>
          <table:table-cell table:style-name="ce7" office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ILOTTO SILVI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ILOTTO SILVIO</text:p>
          </table:table-cell>
          <table:table-cell table:style-name="ce1" office:value-type="string">
            <text:p>FAX PER RINNOVO ATP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ILOTTO SILVIO</text:p>
          </table:table-cell>
          <table:table-cell table:style-name="ce1" table:number-columns-repeated="2"/>
          <table:table-cell table:style-name="ce7" office:value-type="string">
            <text:p>045-584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LDARELLA VINCENZO (FOGGIA)</text:p>
          </table:table-cell>
          <table:table-cell table:style-name="ce1" office:value-type="string">
            <text:p>SILV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22506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ALDARELLA VINCENZO (FOGGIA)</text:p>
          </table:table-cell>
          <table:table-cell table:style-name="ce1" office:value-type="string">
            <text:p>VINC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8156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ALIARI (SALIZZOLE)</text:p>
          </table:table-cell>
          <table:table-cell table:style-name="ce1" table:number-columns-repeated="2"/>
          <table:table-cell table:style-name="ce7" office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LIMERO ORTOFRUTTA (MERCATO PADOVA)</text:p>
          </table:table-cell>
          <table:table-cell table:style-name="ce1" office:value-type="string">
            <text:p>VENDITORE SIG.PERON ANTON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54383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LIMERO ORTOFRUTTA (MERCATO PADOVA)</text:p>
          </table:table-cell>
          <table:table-cell table:style-name="ce1" table:number-columns-repeated="2"/>
          <table:table-cell table:style-name="ce7" office:value-type="string">
            <text:p>049-8701199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LIMERO ORTOFRUTTA (MERCATO PADOVA)</text:p>
          </table:table-cell>
          <table:table-cell table:style-name="ce1" table:number-columns-repeated="2"/>
          <table:table-cell table:style-name="ce7" office:value-type="string">
            <text:p>049-8702948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LIMERO ORTOFRUTTA (MERCATO PADOV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9-8701931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MARELLA (MERCATO VERONA)</text:p>
          </table:table-cell>
          <table:table-cell table:style-name="ce1" office:value-type="string">
            <text:p>PER CARTA POLITENATA O CELOFAN</text:p>
          </table:table-cell>
          <table:table-cell table:style-name="ce1"/>
          <table:table-cell table:style-name="ce7" office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ARELLA (MERCATO VERONA)</text:p>
          </table:table-cell>
          <table:table-cell table:style-name="ce1" office:value-type="string">
            <text:p>TITOLARE 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ARELLA (MERCATO VERONA)</text:p>
          </table:table-cell>
          <table:table-cell table:style-name="ce1" office:value-type="string">
            <text:p>SOLEFRUTTA – KATI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BISE TRASACCO</text:p>
          </table:table-cell>
          <table:table-cell table:style-name="ce1" table:number-columns-repeated="2"/>
          <table:table-cell table:style-name="ce7" office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PAGNARO GIOVANNI (MESTRE)</text:p>
          </table:table-cell>
          <table:table-cell table:style-name="ce1" table:number-columns-repeated="2"/>
          <table:table-cell table:style-name="ce7" office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PAGNARO GIOVANNI (MESTRE)</text:p>
          </table:table-cell>
          <table:table-cell table:style-name="ce1" table:number-columns-repeated="2"/>
          <table:table-cell table:style-name="ce7" office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T</text:p>
          </table:table-cell>
          <table:table-cell table:style-name="ce1" office:value-type="string">
            <text:p>MERCATO BOLOGNA</text:p>
          </table:table-cell>
          <table:table-cell table:style-name="ce1"/>
          <table:table-cell table:style-name="ce7" office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MT</text:p>
          </table:table-cell>
          <table:table-cell table:style-name="ce1" office:value-type="string">
            <text:p>MERCATO BOLOGN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NEVA AYAD</text:p>
          </table:table-cell>
          <table:table-cell table:style-name="ce1" table:number-columns-repeated="2"/>
          <table:table-cell table:style-name="ce7" office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NTARELLA FRANCESCO</text:p>
          </table:table-cell>
          <table:table-cell table:style-name="ce1" office:value-type="string">
            <text:p>NEGOZIO ORTOF. ISOLA DELLA SCALA</text:p>
          </table:table-cell>
          <table:table-cell table:style-name="ce1"/>
          <table:table-cell table:style-name="ce7" office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NTARELLA FRANCESCO</text:p>
          </table:table-cell>
          <table:table-cell table:style-name="ce1" office:value-type="string">
            <text:p>NEGOZIO ORTOF. ISOLA DELLA SCA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NTARELLA GERMANO</text:p>
          </table:table-cell>
          <table:table-cell table:style-name="ce1" table:number-columns-repeated="2"/>
          <table:table-cell table:style-name="ce7" office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ASSO (CABRINO NOVARA)</text:p>
          </table:table-cell>
          <table:table-cell table:style-name="ce1" table:number-columns-repeated="2"/>
          <table:table-cell table:style-name="ce7" office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PELETTO</text:p>
          </table:table-cell>
          <table:table-cell table:style-name="ce1" office:value-type="string">
            <text:p>LUCA</text:p>
          </table:table-cell>
          <table:table-cell table:style-name="ce1"/>
          <table:table-cell table:style-name="ce7" office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PELETTO</text:p>
          </table:table-cell>
          <table:table-cell table:style-name="ce1" office:value-type="string">
            <text:p>LUCA</text:p>
          </table:table-cell>
          <table:table-cell table:style-name="ce1"/>
          <table:table-cell table:style-name="ce7" office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PELETTO</text:p>
          </table:table-cell>
          <table:table-cell table:style-name="ce1" office:value-type="string">
            <text:p>RENATO</text:p>
          </table:table-cell>
          <table:table-cell table:style-name="ce1"/>
          <table:table-cell table:style-name="ce7" office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PELETTO</text:p>
          </table:table-cell>
          <table:table-cell table:style-name="ce1" office:value-type="string">
            <text:p>RENA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RIOTTI FILIPP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RIOTTI FILIPPO</text:p>
          </table:table-cell>
          <table:table-cell table:style-name="ce1" office:value-type="string">
            <text:p>VALERIO</text:p>
          </table:table-cell>
          <table:table-cell table:style-name="ce1"/>
          <table:table-cell table:style-name="ce7" office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RIOTTI FILIPPO</text:p>
          </table:table-cell>
          <table:table-cell table:style-name="ce1" office:value-type="string">
            <text:p>VALE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PRIOTTI FILIPP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DIA (SARDEGN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DIA (SARDEGNA)</text:p>
          </table:table-cell>
          <table:table-cell table:style-name="ce1" office:value-type="string">
            <text:p>FRANCESCO</text:p>
          </table:table-cell>
          <table:table-cell table:style-name="ce1"/>
          <table:table-cell table:style-name="ce7" office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DIA (SARDEGNA)</text:p>
          </table:table-cell>
          <table:table-cell table:style-name="ce1" office:value-type="string">
            <text:p>FRANCES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DIA (SARDEGNA)</text:p>
          </table:table-cell>
          <table:table-cell table:style-name="ce1" office:value-type="string">
            <text:p>FRANCES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DUCCI LAURO (AZ.AGR.)</text:p>
          </table:table-cell>
          <table:table-cell table:style-name="ce1" office:value-type="string">
            <text:p>INSALATA MARCH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LINI GIORGIO (VILLAFRANC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LINI SALIZZOLE</text:p>
          </table:table-cell>
          <table:table-cell table:style-name="ce1" table:number-columns-repeated="2"/>
          <table:table-cell table:style-name="ce7" office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MELA NAPOL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ROZZERIA P.R.T. (ISOLA DELLA SCALA)</text:p>
          </table:table-cell>
          <table:table-cell table:style-name="ce1" table:number-columns-repeated="2"/>
          <table:table-cell table:style-name="ce7" office:value-type="string">
            <text:p>045-7301121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RROZZIERE QUAGLIATO BENI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5334712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ARTOPLASTICA</text:p>
          </table:table-cell>
          <table:table-cell table:style-name="ce1" office:value-type="string">
            <text:p>SILVESTRIN SANT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TOPLASTICA</text:p>
          </table:table-cell>
          <table:table-cell table:style-name="ce1" table:number-columns-repeated="2"/>
          <table:table-cell table:style-name="ce7" office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RTOPLASTIC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LIN GIUSEPPE</text:p>
          </table:table-cell>
          <table:table-cell table:style-name="ce1" table:number-columns-repeated="2"/>
          <table:table-cell table:style-name="ce7" office:value-type="string">
            <text:p>081-5186388</text:p>
          </table:table-cell>
          <table:table-cell table:style-name="ce1"/>
          <table:table-cell table:style-name="ce1" office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SALIN GIUSEP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LIN GIUSEP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LINO GIUSEPPE</text:p>
          </table:table-cell>
          <table:table-cell table:style-name="ce1" table:number-columns-repeated="2"/>
          <table:table-cell table:style-name="ce7" office:value-type="string">
            <text:p>081-5186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LINO GIUSEP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ROTTI F.LLI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AROTTI F.LLI</text:p>
          </table:table-cell>
          <table:table-cell table:style-name="ce1" office:value-type="string">
            <text:p>GIOR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CONE</text:p>
          </table:table-cell>
          <table:table-cell table:style-name="ce1" office:value-type="string">
            <text:p>RAGUSA – SICIL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7920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DARIO ANSELMI DIRETT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MARCO PACCHIANI (DIRETTO)</text:p>
          </table:table-cell>
          <table:table-cell table:style-name="ce1"/>
          <table:table-cell table:style-name="ce7" office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MARCO PACCHIANI (DIRETTO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SIGNORA GIRARDI DIRETTO</text:p>
          </table:table-cell>
          <table:table-cell table:style-name="ce1"/>
          <table:table-cell table:style-name="ce7" office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MARCO PACCHIANI (DIRETT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</text:p>
          </table:table-cell>
          <table:table-cell table:style-name="ce1" office:value-type="string">
            <text:p>MARCO PACCHIANI (DIRETTO)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SA DI RISPARMIO DEL VENETO (FIL ISOLA)</text:p>
          </table:table-cell>
          <table:table-cell table:style-name="ce1" table:number-columns-repeated="2"/>
          <table:table-cell table:style-name="ce7" office:value-type="string">
            <text:p>045-7301088</text:p>
          </table:table-cell>
          <table:table-cell table:style-name="ce1" office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ASSA DI RISPARMIO DEL VENETO (FIL ISOL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TIGLIA SALVATORE</text:p>
          </table:table-cell>
          <table:table-cell table:style-name="ce1" table:number-columns-repeated="2"/>
          <table:table-cell table:style-name="ce7" office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TIGLIA SALVATOR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STIGLIONI GIANFRANCO (COMPUTEK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992355</text:p>
          </table:table-cell>
          <table:table-cell table:style-name="ce1" office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ASTIGLIONI GIANFRANCO (COMPUTEK)</text:p>
          </table:table-cell>
          <table:table-cell table:style-name="ce1" table:number-columns-repeated="2"/>
          <table:table-cell table:style-name="ce7" office:value-type="string">
            <text:p>045-992322</text:p>
          </table:table-cell>
          <table:table-cell table:style-name="ce1" office:value-type="string">
            <text:p>COMPUTER</text:p>
          </table:table-cell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TALINI</text:p>
          </table:table-cell>
          <table:table-cell table:style-name="ce1" table:number-columns-repeated="2"/>
          <table:table-cell table:style-name="ce7" office:value-type="string">
            <text:p>0735-659239</text:p>
          </table:table-cell>
          <table:table-cell table:style-name="ce1"/>
          <table:table-cell table:style-name="ce1" office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ATALI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AUCCHILI STEFANO</text:p>
          </table:table-cell>
          <table:table-cell table:style-name="ce1" office:value-type="string">
            <text:p>PRODUTTORE VILLA FONTA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5430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ACQ FEDERICO CHIAVEL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ACQ MAURO RUDEL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ACQ ROMEO LORE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LOGISTICA MORENO ZIM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ORDINI FT NC FEDERICO CHIAVELL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RESP.ORDINI FT NC FEDERICO CHIAVELL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SEDE OPERATIV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 office:value-type="string">
            <text:p>SEDE OPERATIV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DI SISA CENTRO NORD (SUPERMERCATI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LLE (BODIN GIUSEPPE)</text:p>
          </table:table-cell>
          <table:table-cell table:style-name="ce1" office:value-type="string">
            <text:p>(AMICO FRANCO FORMIGARI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0407529019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LLE (BODIN GIUSEPPE)</text:p>
          </table:table-cell>
          <table:table-cell table:style-name="ce1" office:value-type="string">
            <text:p>(AMICO FRANCO FORMIGAR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NTRO DEL PNEUMATICO COLTRO</text:p>
          </table:table-cell>
          <table:table-cell table:style-name="ce1" office:value-type="string">
            <text:p>CERE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NTRO DEL PNEUMATICO COLTRO</text:p>
          </table:table-cell>
          <table:table-cell table:style-name="ce1" office:value-type="string">
            <text:p>NOGAR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NTROUFFICIO</text:p>
          </table:table-cell>
          <table:table-cell table:style-name="ce1" table:number-columns-repeated="2"/>
          <table:table-cell table:style-name="ce7" office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NTROUFFICIO</text:p>
          </table:table-cell>
          <table:table-cell table:style-name="ce1" table:number-columns-repeated="2"/>
          <table:table-cell table:style-name="ce7" office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REA BANCA 1987 (FIL. TREVENZUOLO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1" office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REA BANCA 1987 (FIL. TREVENZUOLO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REA BANCA 1987 (FIL. TREVENZUOL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REA BANCA 1987 (FIL. TREVENZUOLO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SAB</text:p>
          </table:table-cell>
          <table:table-cell table:style-name="ce1" office:value-type="string">
            <text:p>ANGE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2290511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ESAB</text:p>
          </table:table-cell>
          <table:table-cell table:style-name="ce1" office:value-type="string">
            <text:p>MASSIMO DE CARLI VENDITO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2290510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ESAB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ESAB</text:p>
          </table:table-cell>
          <table:table-cell table:style-name="ce1" table:number-columns-repeated="2"/>
          <table:table-cell table:style-name="ce7" office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ECCH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299717</text:p>
          </table:table-cell>
          <table:table-cell table:style-name="ce1"/>
          <table:table-cell table:style-name="ce1" office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HELAB</text:p>
          </table:table-cell>
          <table:table-cell table:style-name="ce1" office:value-type="string">
            <text:p>DOTTOR NIC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ELAB</text:p>
          </table:table-cell>
          <table:table-cell table:style-name="ce1" table:number-columns-repeated="2"/>
          <table:table-cell table:style-name="ce7" office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ELAB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ARAVALLE ANGELO</text:p>
          </table:table-cell>
          <table:table-cell table:style-name="ce1" office:value-type="string">
            <text:p>SIG.RA GLOR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ARAVALLE ANGELO</text:p>
          </table:table-cell>
          <table:table-cell table:style-name="ce1" office:value-type="string">
            <text:p>UFFICIO SIG.RA GLORIA</text:p>
          </table:table-cell>
          <table:table-cell table:style-name="ce1"/>
          <table:table-cell table:style-name="ce7" office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ARAVALLE ANGE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EREGATO PIERIN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EREGATO PIER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ODIN ERMANNO</text:p>
          </table:table-cell>
          <table:table-cell table:style-name="ce1" table:number-columns-repeated="2"/>
          <table:table-cell table:style-name="ce7" office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IODIN ERMAN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RISTIAN SULSER GMBH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RISTIAN SULSER GMBH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HRISTIAN SULSER GMBH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AVARELLA MICH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CONE ARMANDO (MEDIATORE FONDI)</text:p>
          </table:table-cell>
          <table:table-cell table:style-name="ce1" table:number-columns-repeated="2"/>
          <table:table-cell table:style-name="ce7" office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CONE ARMANDO (MEDIATORE FOND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ELO E CAMPO</text:p>
          </table:table-cell>
          <table:table-cell table:style-name="ce1" office:value-type="string">
            <text:p>CENTRALINO</text:p>
          </table:table-cell>
          <table:table-cell table:style-name="ce1"/>
          <table:table-cell table:style-name="ce7" office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ELO E CAMPO</text:p>
          </table:table-cell>
          <table:table-cell table:style-name="ce1" office:value-type="string">
            <text:p>FAUSTO CASE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0-866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ELO E CAMPO</text:p>
          </table:table-cell>
          <table:table-cell table:style-name="ce1" office:value-type="string">
            <text:p>FEDERICA (PER CASSE)</text:p>
          </table:table-cell>
          <table:table-cell table:style-name="ce1"/>
          <table:table-cell table:style-name="ce7" office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ELO E CAMPO</text:p>
          </table:table-cell>
          <table:table-cell table:style-name="ce1" office:value-type="string">
            <text:p>MARINO VISCIL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32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ESSE PAPER (CARTONI)</text:p>
          </table:table-cell>
          <table:table-cell table:style-name="ce1" office:value-type="string">
            <text:p>FABRIZIO GOV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39839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IESSE PAPER (CARTONI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522-976837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IESSE PAPER (CARTONI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522-976761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IOCCI</text:p>
          </table:table-cell>
          <table:table-cell table:style-name="ce1" office:value-type="string">
            <text:p>BRU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OCCI</text:p>
          </table:table-cell>
          <table:table-cell table:style-name="ce1" office:value-type="string">
            <text:p>MARIO</text:p>
          </table:table-cell>
          <table:table-cell table:style-name="ce1"/>
          <table:table-cell table:style-name="ce7" office:value-type="string">
            <text:p>0863-528414</text:p>
          </table:table-cell>
          <table:table-cell table:style-name="ce1"/>
          <table:table-cell table:style-name="ce1" office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CIOCCI</text:p>
          </table:table-cell>
          <table:table-cell table:style-name="ce1" office:value-type="string">
            <text:p>MA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IT CENTRO IMBALLAGGIO TECNIC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LA</text:p>
          </table:table-cell>
          <table:table-cell table:style-name="ce1" office:value-type="string">
            <text:p>GUGLIELMO BAGG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LA</text:p>
          </table:table-cell>
          <table:table-cell table:style-name="ce1" table:number-columns-repeated="2"/>
          <table:table-cell table:style-name="ce7" office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LESSIDRA RISTORANTE</text:p>
          </table:table-cell>
          <table:table-cell table:style-name="ce1" table:number-columns-repeated="2"/>
          <table:table-cell table:style-name="ce7" office:value-type="string">
            <text:p>0457370170</text:p>
          </table:table-cell>
          <table:table-cell table:style-name="ce1" office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CO.SVA (PER SEDANO)</text:p>
          </table:table-cell>
          <table:table-cell table:style-name="ce1" office:value-type="string">
            <text:p>RIGA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.SVA (PER SEDANO)</text:p>
          </table:table-cell>
          <table:table-cell table:style-name="ce1" office:value-type="string">
            <text:p>SEVER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.SVA (PER SEDANO)</text:p>
          </table:table-cell>
          <table:table-cell table:style-name="ce1" table:number-columns-repeated="2"/>
          <table:table-cell table:style-name="ce7" office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F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F</text:p>
          </table:table-cell>
          <table:table-cell table:style-name="ce1" office:value-type="string">
            <text:p>DANILO E GRAZ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F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GEM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GEM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OMBIN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OMBINO</text:p>
          </table:table-cell>
          <table:table-cell table:style-name="ce1" table:number-columns-repeated="2"/>
          <table:table-cell table:style-name="ce7" office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OMB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T.OR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T.OR</text:p>
          </table:table-cell>
          <table:table-cell table:style-name="ce1" office:value-type="string">
            <text:p>TON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LT.OR</text:p>
          </table:table-cell>
          <table:table-cell table:style-name="ce1" table:number-columns-repeated="2"/>
          <table:table-cell table:style-name="ce7" office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MINATO MICH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MUNELLO GIULIO SPA</text:p>
          </table:table-cell>
          <table:table-cell table:style-name="ce1" office:value-type="string">
            <text:p>VICENZ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455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MUNELLO GIULIO SPA</text:p>
          </table:table-cell>
          <table:table-cell table:style-name="ce1" table:number-columns-repeated="2"/>
          <table:table-cell table:style-name="ce7" office:value-type="string">
            <text:p>0424-58235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MUNELLO GIULIO SP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4-58235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NCA DEL FUCIN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CA DEL FUC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CA DEL FUC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S. AGR. LOMBARDO VENETO TREVENZUOLO</text:p>
          </table:table-cell>
          <table:table-cell table:style-name="ce1" table:number-columns-repeated="2"/>
          <table:table-cell table:style-name="ce7" office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S. AGR. LOMBARDO VENETO TREVENZUOL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S. AGR. LOMBARDO VENETO TREVENZUOLO</text:p>
          </table:table-cell>
          <table:table-cell table:style-name="ce1" office:value-type="string">
            <text:p>GIAMPAOLO AVANZ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S. AGR. LOMBARDO VENETO TREVENZUOL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NTINI MILANO</text:p>
          </table:table-cell>
          <table:table-cell table:style-name="ce1" office:value-type="string">
            <text:p>LUCA AMBROSET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3184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NTINI MILANO</text:p>
          </table:table-cell>
          <table:table-cell table:style-name="ce1" table:number-columns-repeated="2"/>
          <table:table-cell table:style-name="ce7" office:value-type="string">
            <text:p>02-551819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OP. CANCA (AVEZZANO)</text:p>
          </table:table-cell>
          <table:table-cell table:style-name="ce1" office:value-type="string">
            <text:p>SALVATORE</text:p>
          </table:table-cell>
          <table:table-cell table:style-name="ce1"/>
          <table:table-cell table:style-name="ce7" office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CANCA (AVEZZANO)</text:p>
          </table:table-cell>
          <table:table-cell table:style-name="ce1" office:value-type="string">
            <text:p>VINCENZO</text:p>
          </table:table-cell>
          <table:table-cell table:style-name="ce1"/>
          <table:table-cell table:style-name="ce7" office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FACCHINI (VERONA)</text:p>
          </table:table-cell>
          <table:table-cell table:style-name="ce1" office:value-type="string">
            <text:p>ROBERTO PER BANCALI EU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FACCHINI (VERONA)</text:p>
          </table:table-cell>
          <table:table-cell table:style-name="ce1" office:value-type="string">
            <text:p>SERGIO (MASSALONG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FACCHINI (VERON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FACCHINI (VERON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IL MELONE (ERBE' BISSA)</text:p>
          </table:table-cell>
          <table:table-cell table:style-name="ce1" table:number-columns-repeated="2"/>
          <table:table-cell table:style-name="ce7" office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LUSCIANESE (PER MELONI)</text:p>
          </table:table-cell>
          <table:table-cell table:style-name="ce1" office:value-type="string">
            <text:p>GIOVANNI GRIMALD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LUSCIANESE (PER MELONI)</text:p>
          </table:table-cell>
          <table:table-cell table:style-name="ce1" table:number-columns-repeated="2"/>
          <table:table-cell table:style-name="ce7" office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 ORTICOLA DI CONTRADA BAGNI SRL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217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COOP.CONCHE (PER CHIOGGIA)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CONCHE (PER CHIOGGIA)</text:p>
          </table:table-cell>
          <table:table-cell table:style-name="ce1" table:number-columns-repeated="2"/>
          <table:table-cell table:style-name="ce7" office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FACCHINI (VERONA)</text:p>
          </table:table-cell>
          <table:table-cell table:style-name="ce1" office:value-type="string">
            <text:p>PIATTAFORMA LOGISTICA – 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FUCINO SEMENTI (AVEZZANO)</text:p>
          </table:table-cell>
          <table:table-cell table:style-name="ce1" office:value-type="string">
            <text:p>FELIC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FUCINO SEMENTI (AVEZZANO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.FUCINO SEMENTI (AVEZZANO)</text:p>
          </table:table-cell>
          <table:table-cell table:style-name="ce1" table:number-columns-repeated="2"/>
          <table:table-cell table:style-name="ce7" office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ERATIVA CAMAGRE</text:p>
          </table:table-cell>
          <table:table-cell table:style-name="ce1" office:value-type="string">
            <text:p>OLGA (CONTABILITA')</text:p>
          </table:table-cell>
          <table:table-cell table:style-name="ce1"/>
          <table:table-cell table:style-name="ce7" office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ERATIVA CAMAGRE</text:p>
          </table:table-cell>
          <table:table-cell table:style-name="ce1" office:value-type="string">
            <text:p>TESINI ANTONIO</text:p>
          </table:table-cell>
          <table:table-cell table:style-name="ce1"/>
          <table:table-cell table:style-name="ce7" office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OPERATIVA CAMAGRE</text:p>
          </table:table-cell>
          <table:table-cell table:style-name="ce1" office:value-type="string">
            <text:p>TESINI ANTON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EX (NOVARA)</text:p>
          </table:table-cell>
          <table:table-cell table:style-name="ce1" office:value-type="string">
            <text:p>ABITAZION ELISA</text:p>
          </table:table-cell>
          <table:table-cell table:style-name="ce1"/>
          <table:table-cell table:style-name="ce7" office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EX (NOVARA)</text:p>
          </table:table-cell>
          <table:table-cell table:style-name="ce1" office:value-type="string">
            <text:p>ELIS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EX (NOVARA)</text:p>
          </table:table-cell>
          <table:table-cell table:style-name="ce1" office:value-type="string">
            <text:p>TITOLARE: ULDE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EX (NOVARA)</text:p>
          </table:table-cell>
          <table:table-cell table:style-name="ce1" table:number-columns-repeated="2"/>
          <table:table-cell table:style-name="ce7" office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EX (NOVARA)</text:p>
          </table:table-cell>
          <table:table-cell table:style-name="ce1" table:number-columns-repeated="2"/>
          <table:table-cell table:style-name="ce7" office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ROPOLI ANTONI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ROPOLI ANTONIO</text:p>
          </table:table-cell>
          <table:table-cell table:style-name="ce1" office:value-type="string">
            <text:p>ULTIMO 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ROPOLI ANTONIO</text:p>
          </table:table-cell>
          <table:table-cell table:style-name="ce1" table:number-columns-repeated="2"/>
          <table:table-cell table:style-name="ce7" office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ROPOLI ANTON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ROPOLI ANTON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I TRASPORTI (TRASP.ESTERO VR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I VITTORIO</text:p>
          </table:table-cell>
          <table:table-cell table:style-name="ce1" table:number-columns-repeated="2"/>
          <table:table-cell table:style-name="ce7" office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I VITTOR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I VITTORI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O WALTER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SO WALTER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TE VECIA AZIENDA AGRICOLA</text:p>
          </table:table-cell>
          <table:table-cell table:style-name="ce1" table:number-columns-repeated="2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TE VECIA AZIENDA AGRICOL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TE VECIA AZIENDA AGRICOLA</text:p>
          </table:table-cell>
          <table:table-cell table:style-name="ce1" office:value-type="string">
            <text:p>MASSIMO (EX PECANA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TINOVIS WALTER</text:p>
          </table:table-cell>
          <table:table-cell table:style-name="ce1" table:number-columns-repeated="2"/>
          <table:table-cell table:style-name="ce7" office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RTINOVIS WALTER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S – COOP.ORTOLANI SOTTOMARINA</text:p>
          </table:table-cell>
          <table:table-cell table:style-name="ce1" office:value-type="string">
            <text:p>MARCO (CHIAMARE LUI PER CARICHI IN MAGAZZIN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S – COOP.ORTOLANI SOTTOMARINA</text:p>
          </table:table-cell>
          <table:table-cell table:style-name="ce1" office:value-type="string">
            <text:p>R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VER FRUTTA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VER FRUTTA</text:p>
          </table:table-cell>
          <table:table-cell table:style-name="ce1" office:value-type="string">
            <text:p>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VER FRUTTA</text:p>
          </table:table-cell>
          <table:table-cell table:style-name="ce1" office:value-type="string">
            <text:p>MART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VER FRUTTA</text:p>
          </table:table-cell>
          <table:table-cell table:style-name="ce1" office:value-type="string">
            <text:p>RAFFA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OVER FRUTTA</text:p>
          </table:table-cell>
          <table:table-cell table:style-name="ce1" table:number-columns-repeated="2"/>
          <table:table-cell table:style-name="ce7" office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CUCCHI ALFRE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DONE ANTONIO</text:p>
          </table:table-cell>
          <table:table-cell table:style-name="ce1" table:number-columns-repeated="2"/>
          <table:table-cell table:style-name="ce7" office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DONE ANTON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DONE MASSIMILIANO</text:p>
          </table:table-cell>
          <table:table-cell table:style-name="ce1" table:number-columns-repeated="2"/>
          <table:table-cell table:style-name="ce7" office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DONE MASSIMILI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INESE</text:p>
          </table:table-cell>
          <table:table-cell table:style-name="ce1" office:value-type="string">
            <text:p>PER PORTA SALISCENDI</text:p>
          </table:table-cell>
          <table:table-cell table:style-name="ce1"/>
          <table:table-cell table:style-name="ce7" office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INESE</text:p>
          </table:table-cell>
          <table:table-cell table:style-name="ce1" office:value-type="string">
            <text:p>PER PORTA SALISCENDI</text:p>
          </table:table-cell>
          <table:table-cell table:style-name="ce1"/>
          <table:table-cell table:style-name="ce7" office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INESE</text:p>
          </table:table-cell>
          <table:table-cell table:style-name="ce1" office:value-type="string">
            <text:p>PER PORTA SALISCEND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 BARCO FAUSTO</text:p>
          </table:table-cell>
          <table:table-cell table:style-name="ce1" table:number-columns-repeated="2"/>
          <table:table-cell table:style-name="ce7" office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 BARCO FAUS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 office:value-type="string">
            <text:p>GIUL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15402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 office:value-type="string">
            <text:p>RENA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154022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 table:number-columns-repeated="2"/>
          <table:table-cell table:style-name="ce7" office:value-type="string">
            <text:p>0425-60723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 table:number-columns-repeated="2"/>
          <table:table-cell table:style-name="ce7" office:value-type="string">
            <text:p>0425-607237</text:p>
          </table:table-cell>
          <table:table-cell table:style-name="ce1" office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609014</text:p>
          </table:table-cell>
          <table:table-cell table:style-name="ce1" office:value-type="string">
            <text:p>POST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DAL BELL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60901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DAL BELLO (PADOVA)</text:p>
          </table:table-cell>
          <table:table-cell table:style-name="ce1" table:number-columns-repeated="2"/>
          <table:table-cell table:style-name="ce7" office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 BOSCO ORLAN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 BOSCO PRIMO</text:p>
          </table:table-cell>
          <table:table-cell table:style-name="ce1" table:number-columns-repeated="2"/>
          <table:table-cell table:style-name="ce7" office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LL'OCA (ERBE')</text:p>
          </table:table-cell>
          <table:table-cell table:style-name="ce1" office:value-type="string">
            <text:p>BASILICO IN VASET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N FRUTTA</text:p>
          </table:table-cell>
          <table:table-cell table:style-name="ce1" office:value-type="string">
            <text:p>POSTEGGIO PADOVA</text:p>
          </table:table-cell>
          <table:table-cell table:style-name="ce1"/>
          <table:table-cell table:style-name="ce7" office:value-type="string">
            <text:p>049-87018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DANIELI</text:p>
          </table:table-cell>
          <table:table-cell table:style-name="ce1" office:value-type="string">
            <text:p>GIUL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NIEL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NIELI</text:p>
          </table:table-cell>
          <table:table-cell table:style-name="ce1" office:value-type="string">
            <text:p>MI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RIO ALFONS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THEO SRL</text:p>
          </table:table-cell>
          <table:table-cell table:style-name="ce1" office:value-type="string">
            <text:p>GALIMBERTI FERDINAND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THEO SRL</text:p>
          </table:table-cell>
          <table:table-cell table:style-name="ce1" office:value-type="string">
            <text:p>POSTEGGIO MILANO</text:p>
          </table:table-cell>
          <table:table-cell table:style-name="ce1"/>
          <table:table-cell table:style-name="ce7" office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THEO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TURI ENRICO</text:p>
          </table:table-cell>
          <table:table-cell table:style-name="ce1" table:number-columns-repeated="2"/>
          <table:table-cell table:style-name="ce7" office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AVIDE OLIVETT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ANGELIS</text:p>
          </table:table-cell>
          <table:table-cell table:style-name="ce1" office:value-type="string">
            <text:p>VENDITORE U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ANGELIS</text:p>
          </table:table-cell>
          <table:table-cell table:style-name="ce1" office:value-type="string">
            <text:p>UFFICIO XPAG:FRANCESCO XRICAVI:ROBERTA</text:p>
          </table:table-cell>
          <table:table-cell table:style-name="ce1"/>
          <table:table-cell table:style-name="ce7" office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CRISTOFARO ALFONSO</text:p>
          </table:table-cell>
          <table:table-cell table:style-name="ce1" table:number-columns-repeated="2"/>
          <table:table-cell table:style-name="ce7" office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CRISTOFARO ALFONS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IORIS MAR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STEFANI</text:p>
          </table:table-cell>
          <table:table-cell table:style-name="ce1" table:number-columns-repeated="2"/>
          <table:table-cell table:style-name="ce7" office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STEFA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 VINCENZI BRUNO</text:p>
          </table:table-cell>
          <table:table-cell table:style-name="ce1" table:number-columns-repeated="2"/>
          <table:table-cell table:style-name="ce7" office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CUZZI ROCCO (MAG. TORINO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CUZZI ROCCO (MAG. TORINO)</text:p>
          </table:table-cell>
          <table:table-cell table:style-name="ce1" table:number-columns-repeated="2"/>
          <table:table-cell table:style-name="ce7" office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RAIZZAZIONE 3D SERVICE</text:p>
          </table:table-cell>
          <table:table-cell table:style-name="ce1" table:number-columns-repeated="2"/>
          <table:table-cell table:style-name="ce7" office:value-type="string">
            <text:p>045-7930697</text:p>
          </table:table-cell>
          <table:table-cell table:style-name="ce1" office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DESPAR</text:p>
          </table:table-cell>
          <table:table-cell table:style-name="ce1" office:value-type="string">
            <text:p><text:s/>DR. FIGINI</text:p>
          </table:table-cell>
          <table:table-cell table:style-name="ce1"/>
          <table:table-cell table:style-name="ce7" office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SPAR</text:p>
          </table:table-cell>
          <table:table-cell table:style-name="ce1" office:value-type="string">
            <text:p><text:s/>DR. FIG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SPAR </text:p>
          </table:table-cell>
          <table:table-cell table:style-name="ce1" office:value-type="string">
            <text:p>CENTRALINO</text:p>
          </table:table-cell>
          <table:table-cell table:style-name="ce1"/>
          <table:table-cell table:style-name="ce7" office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SPAR 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EVI TRASPORTI (AQUILA)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510710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DEVI TRASPORTI (AQUILA)</text:p>
          </table:table-cell>
          <table:table-cell table:style-name="ce1" table:number-columns-repeated="2"/>
          <table:table-cell table:style-name="ce7" office:value-type="string">
            <text:p>0863-711856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DI MARIA PIERLUIGI</text:p>
          </table:table-cell>
          <table:table-cell table:style-name="ce1" office:value-type="string">
            <text:p>NOTAIO NOGAR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 NATURA FELICE</text:p>
          </table:table-cell>
          <table:table-cell table:style-name="ce1" office:value-type="string">
            <text:p>COOPERATIVA</text:p>
          </table:table-cell>
          <table:table-cell table:style-name="ce1"/>
          <table:table-cell table:style-name="ce7" office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 NATURA FELICE</text:p>
          </table:table-cell>
          <table:table-cell table:style-name="ce1" table:number-columns-repeated="2"/>
          <table:table-cell table:style-name="ce7" office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 NATURA FELIC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 NATURA FELIC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 ROCCO ANTONIO</text:p>
          </table:table-cell>
          <table:table-cell table:style-name="ce1" table:number-columns-repeated="2"/>
          <table:table-cell table:style-name="ce7" office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CO (CAZZAGO BS) (TAGLIATORE)</text:p>
          </table:table-cell>
          <table:table-cell table:style-name="ce1" table:number-columns-repeated="2"/>
          <table:table-cell table:style-name="ce7" office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CO (CAZZAGO BS) (TAGLIATOR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CO (CAZZAGO BS) (TAGLIATOR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ISCONZI LUC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ORO LINO</text:p>
          </table:table-cell>
          <table:table-cell table:style-name="ce1" office:value-type="string">
            <text:p>ALESSAND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ORO MICH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OSS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RAGO SCAVI SAS – PELLEGRIN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RAGO SCAVI SAS – PELLEGRIN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DUGAN MICH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CONOMICA PAGLIARE SOC.COOP.AGR. (TE)</text:p>
          </table:table-cell>
          <table:table-cell table:style-name="ce1" office:value-type="string">
            <text:p>SIG.ERCO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378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CONOMICA PAGLIARE SOC.COOP.AGR. (TE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CONOMICA PAGLIARE SOC.COOP.AGR. (TE)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LECTRONIC SERVICE ITALIA</text:p>
          </table:table-cell>
          <table:table-cell table:style-name="ce1" office:value-type="string">
            <text:p>PER STAMPANTE Z4M</text:p>
          </table:table-cell>
          <table:table-cell table:style-name="ce1"/>
          <table:table-cell table:style-name="ce7" office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LETTRAUTO LANZA</text:p>
          </table:table-cell>
          <table:table-cell table:style-name="ce1" table:number-columns-repeated="2"/>
          <table:table-cell table:style-name="ce7" office:value-type="string">
            <text:p>045-6660117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ELETTRICISTA (GHIRIGATO DORIANO)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02621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ELETTRICISTA (GHIRIGATO DORI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0-4213879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ELVANIS</text:p>
          </table:table-cell>
          <table:table-cell table:style-name="ce1" table:number-columns-repeated="2"/>
          <table:table-cell table:style-name="ce7" office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LVANIS</text:p>
          </table:table-cell>
          <table:table-cell table:style-name="ce1" table:number-columns-repeated="2"/>
          <table:table-cell table:style-name="ce7" office:value-type="string">
            <text:p>0429-603398</text:p>
          </table:table-cell>
          <table:table-cell table:style-name="ce1"/>
          <table:table-cell table:style-name="ce1" office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ELVANIS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NEL DI LEGNAGO</text:p>
          </table:table-cell>
          <table:table-cell table:style-name="ce1" table:number-columns-repeated="2"/>
          <table:table-cell table:style-name="ce7" office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NEL VERONA</text:p>
          </table:table-cell>
          <table:table-cell table:style-name="ce1" office:value-type="string">
            <text:p>SIG.PARISATO ALESSAND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NEL VERONA</text:p>
          </table:table-cell>
          <table:table-cell table:style-name="ce1" table:number-columns-repeated="2"/>
          <table:table-cell table:style-name="ce7" office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NZO SALVI</text:p>
          </table:table-cell>
          <table:table-cell table:style-name="ce1" table:number-columns-repeated="2"/>
          <table:table-cell table:style-name="ce7" office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RRANI (AGENZIA)</text:p>
          </table:table-cell>
          <table:table-cell table:style-name="ce1" table:number-columns-repeated="2"/>
          <table:table-cell table:style-name="ce7" office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SPOSITO PASQUALE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SPOSITO PASQUALE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SPOSITO PASQUALE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SPOSITO PASQUALE</text:p>
          </table:table-cell>
          <table:table-cell table:style-name="ce1" office:value-type="string">
            <text:p>ROME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TTORE PETRAZAN</text:p>
          </table:table-cell>
          <table:table-cell table:style-name="ce1" office:value-type="string">
            <text:p>APO SIG.PETE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TTORE PETRAZAN</text:p>
          </table:table-cell>
          <table:table-cell table:style-name="ce1" office:value-type="string">
            <text:p>ETTO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TTORE PETRAZAN</text:p>
          </table:table-cell>
          <table:table-cell table:style-name="ce1" office:value-type="string">
            <text:p>LOR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ARICCI</text:p>
          </table:table-cell>
          <table:table-cell table:style-name="ce1" office:value-type="string">
            <text:p>GIORD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ARICCI</text:p>
          </table:table-cell>
          <table:table-cell table:style-name="ce1" office:value-type="string">
            <text:p>GIORGIO-GIORD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ARICC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ARICCI</text:p>
          </table:table-cell>
          <table:table-cell table:style-name="ce1" office:value-type="string">
            <text:p>POSTEGGIO</text:p>
          </table:table-cell>
          <table:table-cell table:style-name="ce1"/>
          <table:table-cell table:style-name="ce7" office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CARGO (EX CARVIPER?) - ISOLA DELLA SCAL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POOOL</text:p>
          </table:table-cell>
          <table:table-cell table:style-name="ce1" office:value-type="string">
            <text:p>EUGENIO DE NARD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POOOL</text:p>
          </table:table-cell>
          <table:table-cell table:style-name="ce1" office:value-type="string">
            <text:p>EUGENIO DE NARD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VERDE (BS)</text:p>
          </table:table-cell>
          <table:table-cell table:style-name="ce1" office:value-type="string">
            <text:p>TECNICO SIG.ADR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VERDE (BS)</text:p>
          </table:table-cell>
          <table:table-cell table:style-name="ce1" office:value-type="string">
            <text:p>TIT. FABRIZIO E BRIGNANI</text:p>
          </table:table-cell>
          <table:table-cell table:style-name="ce1"/>
          <table:table-cell table:style-name="ce7" office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VERDE (BS)</text:p>
          </table:table-cell>
          <table:table-cell table:style-name="ce1" office:value-type="string">
            <text:p>TITOLARE ZIL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UROVERDE (MERCATO VERONA)</text:p>
          </table:table-cell>
          <table:table-cell table:style-name="ce1" office:value-type="string">
            <text:p>VENDITORE LUC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VERGREEN (AVEZZANO)</text:p>
          </table:table-cell>
          <table:table-cell table:style-name="ce1" office:value-type="string">
            <text:p>ATTILIO TITO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EVERGREEN (AVEZZANO)</text:p>
          </table:table-cell>
          <table:table-cell table:style-name="ce1" table:number-columns-repeated="2"/>
          <table:table-cell table:style-name="ce7" office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<text:s/>BRUNO (MAGAZZINO VERONA)</text:p>
          </table:table-cell>
          <table:table-cell table:style-name="ce1" office:value-type="string">
            <text:p>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ANNOVI (PER SPANDILETAME)</text:p>
          </table:table-cell>
          <table:table-cell table:style-name="ce1" office:value-type="string">
            <text:p>TITOLARE SIG. ANNOVI (FIGLI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ANNOVI (PER SPANDILETAME)</text:p>
          </table:table-cell>
          <table:table-cell table:style-name="ce1" office:value-type="string">
            <text:p>TITOLARE SIG. ANNOVI (PAD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ANNOVI (PER SPANDILETAME)</text:p>
          </table:table-cell>
          <table:table-cell table:style-name="ce1" table:number-columns-repeated="2"/>
          <table:table-cell table:style-name="ce7" office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ANNOVI (PER SPANDILETAM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4" office:value-type="string">
            <text:p>CORRAD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1" office:value-type="string">
            <text:p>DIE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1" office:value-type="string">
            <text:p>MAGAZZINIERE GIAMPIET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1" office:value-type="string">
            <text:p>MAGAZZINO VERONA</text:p>
          </table:table-cell>
          <table:table-cell table:style-name="ce1"/>
          <table:table-cell table:style-name="ce7" office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BRUNO (MAGAZZINO VERON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ROTA</text:p>
          </table:table-cell>
          <table:table-cell table:style-name="ce1" table:number-columns-repeated="2"/>
          <table:table-cell table:style-name="ce7" office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office:value-type="string">
            <text:p>AL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office:value-type="string">
            <text:p>ANDREA (VENDITO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office:value-type="string">
            <text:p>ROBERTO (VENDITO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table:number-columns-repeated="2"/>
          <table:table-cell table:style-name="ce7" office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table:number-columns-repeated="2"/>
          <table:table-cell table:style-name="ce7" office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 table:number-columns-repeated="2"/>
          <table:table-cell table:style-name="ce7" office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.LLI TESI <text:s/>(POSTEGGIO FIRENZ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BBRI MARIO (RIMINI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BBRI MARIO (RIMINI)</text:p>
          </table:table-cell>
          <table:table-cell table:style-name="ce1" table:number-columns-repeated="2"/>
          <table:table-cell table:style-name="ce7" office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BBRI MARIO (RIMIN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COOP.FACCHINI MULTISERVIZI</text:p>
          </table:table-cell>
          <table:table-cell table:style-name="ce1" office:value-type="string">
            <text:p>PER TRASPORTI SIG.SER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DONATO (BS)</text:p>
          </table:table-cell>
          <table:table-cell table:style-name="ce1" table:number-columns-repeated="2"/>
          <table:table-cell table:style-name="ce7" office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E C. S.S. (BRESCI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E C. S.S. (BRESCIA)</text:p>
          </table:table-cell>
          <table:table-cell table:style-name="ce1" office:value-type="string">
            <text:p>RESP.QUALIT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E C. S.S. (BRESCIA)</text:p>
          </table:table-cell>
          <table:table-cell table:style-name="ce1" office:value-type="string">
            <text:p>SARTOR ANDREA PER ORD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E C. S.S. (BRESCIA)</text:p>
          </table:table-cell>
          <table:table-cell table:style-name="ce1" table:number-columns-repeated="2"/>
          <table:table-cell table:style-name="ce7" office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HINI E C. S.S. (BRESCIA)</text:p>
          </table:table-cell>
          <table:table-cell table:style-name="ce1" table:number-columns-repeated="2"/>
          <table:table-cell table:style-name="ce7" office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INI GIANNI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INI NAND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INI NAN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CCIOLI VITO</text:p>
          </table:table-cell>
          <table:table-cell table:style-name="ce1" table:number-columns-repeated="2"/>
          <table:table-cell table:style-name="ce7" office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GIONI (PEDANE LEGNO USATE)</text:p>
          </table:table-cell>
          <table:table-cell table:style-name="ce1" table:number-columns-repeated="2"/>
          <table:table-cell table:style-name="ce7" office:value-type="string">
            <text:p>045-6069038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FALAVIGNA ARDUINO (MONTALTO)</text:p>
          </table:table-cell>
          <table:table-cell table:style-name="ce1" table:number-columns-repeated="2"/>
          <table:table-cell table:style-name="ce7" office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RETRA DOMENICO</text:p>
          </table:table-cell>
          <table:table-cell table:style-name="ce1" office:value-type="string">
            <text:p>DOMEN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RETRA DOMENICO</text:p>
          </table:table-cell>
          <table:table-cell table:style-name="ce1" office:value-type="string">
            <text:p>FAX CAS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RETRA DOMENICO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RETRA DOMENICO</text:p>
          </table:table-cell>
          <table:table-cell table:style-name="ce1" office:value-type="string">
            <text:p>MOGLI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AZION VIANELL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NDO – POSTEGGIO GENOV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NDO – POSTEGGIO GENOV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NDO – POSTEGGIO GENOV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RA MARIO</text:p>
          </table:table-cell>
          <table:table-cell table:style-name="ce1" office:value-type="string">
            <text:p>METAPON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RI E FRANCESCHETTI</text:p>
          </table:table-cell>
          <table:table-cell table:style-name="ce1" office:value-type="string">
            <text:p>SEDANO E SOTTACETI</text:p>
          </table:table-cell>
          <table:table-cell table:style-name="ce1"/>
          <table:table-cell table:style-name="ce7" office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RI LUIGI DOTTOR</text:p>
          </table:table-cell>
          <table:table-cell table:style-name="ce1" office:value-type="string">
            <text:p>PER FAGIOLI BORLOTTI TACCOLE ETC...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ERRARI LUIGI DOTTOR</text:p>
          </table:table-cell>
          <table:table-cell table:style-name="ce1" table:number-columns-repeated="2"/>
          <table:table-cell table:style-name="ce7" office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AMM BATTERIE E ACCUMULATORI</text:p>
          </table:table-cell>
          <table:table-cell table:style-name="ce1" office:value-type="string">
            <text:p>TREVENZUOLO VARA</text:p>
          </table:table-cell>
          <table:table-cell table:style-name="ce1"/>
          <table:table-cell table:style-name="ce7" office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DANZA</text:p>
          </table:table-cell>
          <table:table-cell table:style-name="ce1" office:value-type="string">
            <text:p>DOMEN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DANZA</text:p>
          </table:table-cell>
          <table:table-cell table:style-name="ce1" office:value-type="string">
            <text:p>GIANNI</text:p>
          </table:table-cell>
          <table:table-cell table:style-name="ce1"/>
          <table:table-cell table:style-name="ce7" office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DANZA</text:p>
          </table:table-cell>
          <table:table-cell table:style-name="ce1" office:value-type="string">
            <text:p>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LIPPINI (GENTILE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LIPPINI (GENTILE)</text:p>
          </table:table-cell>
          <table:table-cell table:style-name="ce1" office:value-type="string">
            <text:p>ALESSANDRA (FIGLIA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LIPPINI (GENTILE)</text:p>
          </table:table-cell>
          <table:table-cell table:style-name="ce1" office:value-type="string">
            <text:p>FABIO (PAD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LIPPINI ROBERTO – VIGAS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MEZ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ORINO NATALIN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ORINO NATAL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TO</text:p>
          </table:table-cell>
          <table:table-cell table:style-name="ce1" office:value-type="string">
            <text:p>ZAFFARA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TO</text:p>
          </table:table-cell>
          <table:table-cell table:style-name="ce1" table:number-columns-repeated="2"/>
          <table:table-cell table:style-name="ce7" office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ITO</text:p>
          </table:table-cell>
          <table:table-cell table:style-name="ce1" table:number-columns-repeated="2"/>
          <table:table-cell table:style-name="ce7" office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GGINI</text:p>
          </table:table-cell>
          <table:table-cell table:style-name="ce1" office:value-type="string">
            <text:p>CARMINE – MURATORE</text:p>
          </table:table-cell>
          <table:table-cell table:style-name="ce1"/>
          <table:table-cell table:style-name="ce7" office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GGINI RUDY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NDIARIA SAI ASSICURAZIONE</text:p>
          </table:table-cell>
          <table:table-cell table:style-name="ce1" office:value-type="string">
            <text:p>FONDIARIA SA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NDIARIA SAI ASSICURAZIONE</text:p>
          </table:table-cell>
          <table:table-cell table:style-name="ce1" office:value-type="string">
            <text:p>FONDIARIA SAI (SIG.BERTONCINI)</text:p>
          </table:table-cell>
          <table:table-cell table:style-name="ce1"/>
          <table:table-cell table:style-name="ce7" office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 (4) COMPANY SRL</text:p>
          </table:table-cell>
          <table:table-cell table:style-name="ce1" office:value-type="string">
            <text:p>ZUSI VALERIA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 (4) COMPANY SRL</text:p>
          </table:table-cell>
          <table:table-cell table:style-name="ce1" office:value-type="string">
            <text:p>ZUSI VALER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 (4) MY SELECTION UG</text:p>
          </table:table-cell>
          <table:table-cell table:style-name="ce1" office:value-type="string">
            <text:p>SIG. PHILIP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MAGLIO LUCIANO E C. SNC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0450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FORMAGLIO LUCIANO E C. SNC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246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FORMAGLIO ORTOF.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MIGAR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</text:p>
          </table:table-cell>
          <table:table-cell table:style-name="ce1" office:value-type="string">
            <text:p>ADR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</text:p>
          </table:table-cell>
          <table:table-cell table:style-name="ce1" office:value-type="string">
            <text:p>ADR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</text:p>
          </table:table-cell>
          <table:table-cell table:style-name="ce1" office:value-type="string">
            <text:p>AUTISTA MA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</text:p>
          </table:table-cell>
          <table:table-cell table:style-name="ce1" office:value-type="string">
            <text:p>PAOLO (ORGANIZZA AUTIST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CLAUDIO</text:p>
          </table:table-cell>
          <table:table-cell table:style-name="ce1" office:value-type="string">
            <text:p>CLAUD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CLAUDIO</text:p>
          </table:table-cell>
          <table:table-cell table:style-name="ce1" office:value-type="string">
            <text:p>CLAUDIO</text:p>
          </table:table-cell>
          <table:table-cell table:style-name="ce1"/>
          <table:table-cell table:style-name="ce7" office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GIUSEPPE</text:p>
          </table:table-cell>
          <table:table-cell table:style-name="ce1" office:value-type="string">
            <text:p>DAM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GIUSEPPE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GIUSEPPE</text:p>
          </table:table-cell>
          <table:table-cell table:style-name="ce1" office:value-type="string">
            <text:p>GIUSEPP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GIUSEPPE</text:p>
          </table:table-cell>
          <table:table-cell table:style-name="ce1" office:value-type="string">
            <text:p>ABITAZIONE GIUSEPPE</text:p>
          </table:table-cell>
          <table:table-cell table:style-name="ce1"/>
          <table:table-cell table:style-name="ce7" office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RNARI GIUSEPPE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OSCHIMATTEO AZ.AGR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ACASSO ENZO E BRUNO</text:p>
          </table:table-cell>
          <table:table-cell table:style-name="ce1" office:value-type="string">
            <text:p>PER BILANCE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ACASSO ENZO E BRUNO</text:p>
          </table:table-cell>
          <table:table-cell table:style-name="ce1" office:value-type="string">
            <text:p>PER BILANC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ACCA (PER TRATTORE)=&gt; VEDI SOFFIATI</text:p>
          </table:table-cell>
          <table:table-cell table:style-name="ce1"/>
          <table:table-cell table:style-name="ce1" office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ACCAROLI ROBER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519581</text:p>
          </table:table-cell>
          <table:table-cell table:style-name="ce1" office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FRANCESCHETTI </text:p>
          </table:table-cell>
          <table:table-cell table:style-name="ce1" office:value-type="string">
            <text:p>MACCACARI - RAD.CHIOGGIA</text:p>
          </table:table-cell>
          <table:table-cell table:style-name="ce1"/>
          <table:table-cell table:style-name="ce7" office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GENTI GIOVANNI (NAPOLI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GENTI GIOVANNI (NAPOL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GENTI GIOVANNI (NAPOL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GO TRANS 2000</text:p>
          </table:table-cell>
          <table:table-cell table:style-name="ce1" table:number-columns-repeated="2"/>
          <table:table-cell table:style-name="ce7" office:value-type="string">
            <text:p>089-956220</text:p>
          </table:table-cell>
          <table:table-cell table:style-name="ce1" office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FRIGOVENETA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42-659011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FRIGOVENETA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367048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FRIGOVENETA</text:p>
          </table:table-cell>
          <table:table-cell table:style-name="ce1" office:value-type="string">
            <text:p>TECNICO DI TURNO NEI FESTIV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36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GOVENETA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42-659030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FRIULCOM GIACOMO RONZAT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32-612281</text:p>
          </table:table-cell>
          <table:table-cell table:style-name="ce1"/>
          <table:table-cell table:style-name="ce1" office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>
            <text:p>FRIULCOM GIACOMO RONZAT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IULCOM GIACOMO RONZAT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.VER</text:p>
          </table:table-cell>
          <table:table-cell table:style-name="ce1" office:value-type="string">
            <text:p>GIOR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.VER</text:p>
          </table:table-cell>
          <table:table-cell table:style-name="ce1" office:value-type="string">
            <text:p>NICOLETTA DONATELLA</text:p>
          </table:table-cell>
          <table:table-cell table:style-name="ce1"/>
          <table:table-cell table:style-name="ce7" office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IT SERVICE DI FERRI GIAMPIETR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IT SERVICE DI FERRI GIAMPIETRO</text:p>
          </table:table-cell>
          <table:table-cell table:style-name="ce1" office:value-type="string">
            <text:p>LUBR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IT SERVICE DI FERRI GIAMPIETRO</text:p>
          </table:table-cell>
          <table:table-cell table:style-name="ce1" table:number-columns-repeated="2"/>
          <table:table-cell table:style-name="ce7" office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IT SERVICE DI FERRI GIAMPIETRO</text:p>
          </table:table-cell>
          <table:table-cell table:style-name="ce1" table:number-columns-repeated="2"/>
          <table:table-cell table:style-name="ce7" office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 EXPORT</text:p>
          </table:table-cell>
          <table:table-cell table:style-name="ce1" office:value-type="string">
            <text:p>MERCATO VERONA – 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EXPORT</text:p>
          </table:table-cell>
          <table:table-cell table:style-name="ce1" table:number-columns-repeated="2"/>
          <table:table-cell table:style-name="ce7" office:value-type="string">
            <text:p>051-2861456</text:p>
          </table:table-cell>
          <table:table-cell table:style-name="ce1" office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FRUTTITAL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ITAL (POSTEGGIO ROMA)</text:p>
          </table:table-cell>
          <table:table-cell table:style-name="ce1" office:value-type="string">
            <text:p>ANGELO ROCCHI (VENDITO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ITAL (POSTEGGIO ROM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ITAL BOLOGNA</text:p>
          </table:table-cell>
          <table:table-cell table:style-name="ce1" office:value-type="string">
            <text:p>PAOLO BONAZZ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TTITAL MILANO</text:p>
          </table:table-cell>
          <table:table-cell table:style-name="ce1" office:value-type="string">
            <text:p>MAURIZIO CASTELNOV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VEX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VEX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RUVEX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MAGALLI (ANTONIO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MAGALLI (ANTONI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MAGALLI (ANTONI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NTAMARA CERESANI DOMENICO</text:p>
          </table:table-cell>
          <table:table-cell table:style-name="ce1" office:value-type="string">
            <text:p>DOMEN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NTAMARA CERESANI DOMENICO</text:p>
          </table:table-cell>
          <table:table-cell table:style-name="ce1" office:value-type="string">
            <text:p>DOMEN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NTAMARA CERESANI DOMENICO</text:p>
          </table:table-cell>
          <table:table-cell table:style-name="ce1" office:value-type="string">
            <text:p>GIAMMA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NTAMARA CERESANI DOMENIC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FURIANI RODOLF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ETANO CARUS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ANO PAT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EAZZO PAOLO</text:p>
          </table:table-cell>
          <table:table-cell table:style-name="ce1" table:number-columns-repeated="2"/>
          <table:table-cell table:style-name="ce7" office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EAZZO PAOLO S.R.L. (PADOV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EAZZO PAOLO S.R.L. (PADOV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EAZZO PAOLO S.R.L. (PADOV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LLETTO ANTONIO</text:p>
          </table:table-cell>
          <table:table-cell table:style-name="ce1" table:number-columns-repeated="2"/>
          <table:table-cell table:style-name="ce7" office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MBARETTO MASSIMO (RADICCHIO)</text:p>
          </table:table-cell>
          <table:table-cell table:style-name="ce1" table:number-columns-repeated="2"/>
          <table:table-cell table:style-name="ce7" office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MBIRASIO</text:p>
          </table:table-cell>
          <table:table-cell table:style-name="ce1" office:value-type="string">
            <text:p>VERONA</text:p>
          </table:table-cell>
          <table:table-cell table:style-name="ce1"/>
          <table:table-cell table:style-name="ce7" office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MMA FRUTTA</text:p>
          </table:table-cell>
          <table:table-cell table:style-name="ce1" office:value-type="string">
            <text:p>MERCATO PADOVA – ANDREA</text:p>
          </table:table-cell>
          <table:table-cell table:style-name="ce1"/>
          <table:table-cell table:style-name="ce7" office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MMA FRUTTA</text:p>
          </table:table-cell>
          <table:table-cell table:style-name="ce1" office:value-type="string">
            <text:p>MERCATO PADOVA – 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RDEN FRUTTA SRL (RENZO)</text:p>
          </table:table-cell>
          <table:table-cell table:style-name="ce1" table:number-columns-repeated="2"/>
          <table:table-cell table:style-name="ce7" office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ROFOLO GIORGI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ROFOLO GIORG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SPARRONI GINO</text:p>
          </table:table-cell>
          <table:table-cell table:style-name="ce1" table:number-columns-repeated="2"/>
          <table:table-cell table:style-name="ce9" office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SPARRONI G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TTI MARINO</text:p>
          </table:table-cell>
          <table:table-cell table:style-name="ce1" table:number-columns-repeated="2"/>
          <table:table-cell table:style-name="ce7" office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ATTI PAOLO (CIPOLLIN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CCHELE</text:p>
          </table:table-cell>
          <table:table-cell table:style-name="ce1" office:value-type="string">
            <text:p>MIRK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CCHELE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CCHELE</text:p>
          </table:table-cell>
          <table:table-cell table:style-name="ce1" office:value-type="string">
            <text:p>VALTE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CCHELE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MMO (CARROZZERIA)</text:p>
          </table:table-cell>
          <table:table-cell table:style-name="ce1" office:value-type="string">
            <text:p>ADOLFO GEM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687291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GEMMO (CARROZZERIA)</text:p>
          </table:table-cell>
          <table:table-cell table:style-name="ce1" office:value-type="string">
            <text:p>FAX</text:p>
          </table:table-cell>
          <table:table-cell table:style-name="ce1"/>
          <table:table-cell table:style-name="ce7" office:value-type="string">
            <text:p>0442-53870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GEMMO (CARROZZERI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42-53871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GENERALI ASSICURAZIONI BOVOLONE</text:p>
          </table:table-cell>
          <table:table-cell table:style-name="ce1" office:value-type="string">
            <text:p>MICCOL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NTALIA LUIGI</text:p>
          </table:table-cell>
          <table:table-cell table:style-name="ce1" table:number-columns-repeated="2"/>
          <table:table-cell table:style-name="ce7" office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NTALIA LUIG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OFUR SOC.COOP.AGRICOL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OFUR SOC.COOP.AGRICOL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OFUR SOC.COOP.AGRICOL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OMETRA FERDINANDO FOGGI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ARDO (TREVISO NAPOL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ARDO DE VITO (SCAFATI)</text:p>
          </table:table-cell>
          <table:table-cell table:style-name="ce1" table:number-columns-repeated="2"/>
          <table:table-cell table:style-name="ce7" office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GATI TERESA</text:p>
          </table:table-cell>
          <table:table-cell table:style-name="ce1" table:number-columns-repeated="2"/>
          <table:table-cell table:style-name="ce7" office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MANIA – REBHORN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MANIA – SULSER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ERMANIA – VEDI TRI FRUTTA</text:p>
          </table:table-cell>
          <table:table-cell table:style-name="ce1" table:number-columns-repeated="2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HILARDI (POSTEGGIO BERGAMO)</text:p>
          </table:table-cell>
          <table:table-cell table:style-name="ce1" office:value-type="string">
            <text:p>EN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HILARDI (POSTEGGIO BERGAMO)</text:p>
          </table:table-cell>
          <table:table-cell table:style-name="ce1" table:number-columns-repeated="2"/>
          <table:table-cell table:style-name="ce7" office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HIRIGATO ROBERTO</text:p>
          </table:table-cell>
          <table:table-cell table:style-name="ce1" office:value-type="string">
            <text:p>NEGOZIO</text:p>
          </table:table-cell>
          <table:table-cell table:style-name="ce1"/>
          <table:table-cell table:style-name="ce7" office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HIRLANDA ANTONIO (IMBALLAGGIO)</text:p>
          </table:table-cell>
          <table:table-cell table:style-name="ce5" office:value-type="string">
            <text:p>COOP.S.MASSIMO UFFICIO</text:p>
            <text:p>IMPIEGATA MENEGHELLO</text:p>
          </table:table-cell>
          <table:table-cell table:style-name="ce5"/>
          <table:table-cell table:style-name="ce7" office:value-type="string">
            <text:p>045-8901328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HIRLANDA ANTONIO (IMBALLAGGIO)</text:p>
          </table:table-cell>
          <table:table-cell table:style-name="ce1" office:value-type="string">
            <text:p>MENEGHELLO PER CARICO CASS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306053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HIRLANDA ANTONIO (IMBALLAGGIO)</text:p>
          </table:table-cell>
          <table:table-cell table:style-name="ce1" table:number-columns-repeated="2"/>
          <table:table-cell table:style-name="ce7" office:value-type="string">
            <text:p>0442-21955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HIRLANDA ANTONIO (IMBALLAGGIO)</text:p>
          </table:table-cell>
          <table:table-cell table:style-name="ce1" table:number-columns-repeated="2"/>
          <table:table-cell table:style-name="ce7" office:value-type="string">
            <text:p>0442-21955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HIROTTO SERGI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HIROTTO SERG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COBBE</text:p>
          </table:table-cell>
          <table:table-cell table:style-name="ce1" office:value-type="string">
            <text:p>CAS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COBBE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COBB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COBBE LUCIANO</text:p>
          </table:table-cell>
          <table:table-cell table:style-name="ce1" table:number-columns-repeated="2"/>
          <table:table-cell table:style-name="ce7" office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COVELLI (BARI)</text:p>
          </table:table-cell>
          <table:table-cell table:style-name="ce1" table:number-columns-repeated="2"/>
          <table:table-cell table:style-name="ce7" office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MMARCO (PRIMIZIE DI ORT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63-867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MMARCO (PRIMIZIE DI ORTO)</text:p>
          </table:table-cell>
          <table:table-cell table:style-name="ce1" table:number-columns-repeated="2"/>
          <table:table-cell table:style-name="ce7" office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MMARCO (PRIMIZIE DI ORT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5408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MMARCO (PRIMIZIE DI ORT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5257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NELLO FABIAN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NELLO FLAVIO</text:p>
          </table:table-cell>
          <table:table-cell table:style-name="ce1" table:number-columns-repeated="2"/>
          <table:table-cell table:style-name="ce7" office:value-type="string">
            <text:p>045-7103174</text:p>
          </table:table-cell>
          <table:table-cell table:style-name="ce1" office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IANELLO GABRI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NNI ROSA</text:p>
          </table:table-cell>
          <table:table-cell table:style-name="ce1" table:number-columns-repeated="2"/>
          <table:table-cell table:style-name="ce7" office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ROLA GRISOSTAMO</text:p>
          </table:table-cell>
          <table:table-cell table:style-name="ce1" office:value-type="string">
            <text:p>ROVERCHIARA</text:p>
          </table:table-cell>
          <table:table-cell table:style-name="ce1"/>
          <table:table-cell table:style-name="ce7" office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AROLA GRISOSTAMO</text:p>
          </table:table-cell>
          <table:table-cell table:style-name="ce1" office:value-type="string">
            <text:p>ROVERCHIAR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ANGE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ANGEL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ANGELO</text:p>
          </table:table-cell>
          <table:table-cell table:style-name="ce1" office:value-type="string">
            <text:p>FIGLIA: VEDI AGRI Più</text:p>
          </table:table-cell>
          <table:table-cell table:style-name="ce1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OLIVIA (AGRIPIU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8" office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OLIVIA (AGRIPIU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OLIVIA (AGRIPIU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LIOLI OLIVIA (AGRIPIU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NELLI ROBERTO</text:p>
          </table:table-cell>
          <table:table-cell table:style-name="ce1" office:value-type="string">
            <text:p>GOLDEN GROPU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NELLI ROBERTO</text:p>
          </table:table-cell>
          <table:table-cell table:style-name="ce1" office:value-type="string">
            <text:p>GOLDEN GROUP</text:p>
          </table:table-cell>
          <table:table-cell table:style-name="ce1"/>
          <table:table-cell table:style-name="ce7" office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NELLI ROBERT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NELLI ROBER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IA DEI MARS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RDANO NAPOLI</text:p>
          </table:table-cell>
          <table:table-cell table:style-name="ce1" table:number-columns-repeated="2"/>
          <table:table-cell table:style-name="ce7" office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RDANO NAPOL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RGIO (CIPOLLIN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TTO FRUIT S.R.L. (FIRENZE) (CONAD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IOTTO FRUIT S.R.L. (FIRENZE) (CONAD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OBBETTI (PER FUNGH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OZZI SIMONE</text:p>
          </table:table-cell>
          <table:table-cell table:style-name="ce1" table:number-columns-repeated="2"/>
          <table:table-cell table:style-name="ce7" office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ASSI FRANCESCO (MERCE LAVORATA)</text:p>
          </table:table-cell>
          <table:table-cell table:style-name="ce1" table:number-columns-repeated="2"/>
          <table:table-cell table:style-name="ce7" office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EEN FRUIT</text:p>
          </table:table-cell>
          <table:table-cell table:style-name="ce1" office:value-type="string">
            <text:p>VEDI TOSATTO</text:p>
          </table:table-cell>
          <table:table-cell table:style-name="ce1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OSS MARKET (VERON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8250186</text:p>
          </table:table-cell>
          <table:table-cell table:style-name="ce1" office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ROSS MARKET (VERONA)</text:p>
          </table:table-cell>
          <table:table-cell table:style-name="ce1" table:number-columns-repeated="2"/>
          <table:table-cell table:style-name="ce7" office:value-type="string">
            <text:p>045-8250235</text:p>
          </table:table-cell>
          <table:table-cell table:style-name="ce1" office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GRUPPO MAURO SAVOIA</text:p>
          </table:table-cell>
          <table:table-cell table:style-name="ce1" office:value-type="string">
            <text:p>RACCOLTA LEGNO</text:p>
          </table:table-cell>
          <table:table-cell table:style-name="ce1"/>
          <table:table-cell table:style-name="ce7" office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UPPO NAPOLEON</text:p>
          </table:table-cell>
          <table:table-cell table:style-name="ce1" office:value-type="string">
            <text:p>ROVEREDO – PAOL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UPPO NAPOLEON</text:p>
          </table:table-cell>
          <table:table-cell table:style-name="ce1" office:value-type="string">
            <text:p>ROVEREDO – PAOL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UPPO NAPOLEON</text:p>
          </table:table-cell>
          <table:table-cell table:style-name="ce1" office:value-type="string">
            <text:p>MAU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RUPPO NAPOLEON</text:p>
          </table:table-cell>
          <table:table-cell table:style-name="ce1" office:value-type="string">
            <text:p>VERONA – GIORGIO X CONTAB.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ERALDO ROBERT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ERALDO ROBERTO</text:p>
          </table:table-cell>
          <table:table-cell table:style-name="ce1" office:value-type="string">
            <text:p>MERCATO</text:p>
          </table:table-cell>
          <table:table-cell table:style-name="ce1"/>
          <table:table-cell table:style-name="ce7" office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ERRA (MELONI VILIMPENT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 office:value-type="string">
            <text:p>FILIPPO</text:p>
          </table:table-cell>
          <table:table-cell table:style-name="ce1"/>
          <table:table-cell table:style-name="ce7" office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 office:value-type="string">
            <text:p>RIPORTELLA FILIPPO</text:p>
          </table:table-cell>
          <table:table-cell table:style-name="ce1"/>
          <table:table-cell table:style-name="ce7" office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 office:value-type="string">
            <text:p>RIPORTELLA FILIPP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 table:number-columns-repeated="2"/>
          <table:table-cell table:style-name="ce7" office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DO GRASS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ZZARDI DAVIDE</text:p>
          </table:table-cell>
          <table:table-cell table:style-name="ce1" office:value-type="string">
            <text:p>(CAPUCCI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ZZARDI DAVIDE</text:p>
          </table:table-cell>
          <table:table-cell table:style-name="ce1" office:value-type="string">
            <text:p>(CAPUCCI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IZZARDI DAVIDE</text:p>
          </table:table-cell>
          <table:table-cell table:style-name="ce1" office:value-type="string">
            <text:p>CAVOLO CAPUCCIO (CASTAGNAR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LIZZI SALVATORE (FERRARA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LIZZI SALVATORE (FERRAR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GULIZZI SALVATORE (FERRAR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NOVUS COMMERCIUM SRL</text:p>
          </table:table-cell>
          <table:table-cell table:style-name="ce1" office:value-type="string">
            <text:p>SIG.CAPATO MATTE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NOVUS COMMERCIUM SRL</text:p>
          </table:table-cell>
          <table:table-cell table:style-name="ce1" table:number-columns-repeated="2"/>
          <table:table-cell table:style-name="ce7" office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NOVUS COMMERCIUM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TRADE (MARCHE)</text:p>
          </table:table-cell>
          <table:table-cell table:style-name="ce1" office:value-type="string">
            <text:p>(IND.IN FATTURA... NON USARE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TRADE (MARCHE)</text:p>
          </table:table-cell>
          <table:table-cell table:style-name="ce1" office:value-type="string">
            <text:p>SIG.MORE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ORTUS TRADE (MARCH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HYPO ALPE ADRIA BANK</text:p>
          </table:table-cell>
          <table:table-cell table:style-name="ce1" office:value-type="string">
            <text:p>MAURIZIO FERRARI PER LEASING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ORET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ORET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ORET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ORETO</text:p>
          </table:table-cell>
          <table:table-cell table:style-name="ce1" office:value-type="string">
            <text:p>FUCINO</text:p>
          </table:table-cell>
          <table:table-cell table:style-name="ce1"/>
          <table:table-cell table:style-name="ce7" office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UIGI</text:p>
          </table:table-cell>
          <table:table-cell table:style-name="ce1" table:number-columns-repeated="2"/>
          <table:table-cell table:style-name="ce7" office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AMPIERI LUIG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CA S.N.C.</text:p>
          </table:table-cell>
          <table:table-cell table:style-name="ce1" office:value-type="string">
            <text:p>RAFFAELE</text:p>
          </table:table-cell>
          <table:table-cell table:style-name="ce1"/>
          <table:table-cell table:style-name="ce7" office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CE VERONA</text:p>
          </table:table-cell>
          <table:table-cell table:style-name="ce1" office:value-type="string">
            <text:p>UFFICIO INFORMAZIONI</text:p>
          </table:table-cell>
          <table:table-cell table:style-name="ce1"/>
          <table:table-cell table:style-name="ce7" office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CE VERONA</text:p>
          </table:table-cell>
          <table:table-cell table:style-name="ce1" office:value-type="string">
            <text:p>UFFICIO INFORMAZIONI</text:p>
          </table:table-cell>
          <table:table-cell table:style-name="ce1"/>
          <table:table-cell table:style-name="ce7" office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COPLASTIC (VANGELIST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622220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IFCO SYSTEM</text:p>
          </table:table-cell>
          <table:table-cell table:style-name="ce1" office:value-type="string">
            <text:p>FABIOLA RISMENI (PER SIST FT E CASSE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</text:p>
          </table:table-cell>
          <table:table-cell table:style-name="ce1" office:value-type="string">
            <text:p>FEDERICA PEDRON PER ORDINI BLOCCAT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</text:p>
          </table:table-cell>
          <table:table-cell table:style-name="ce1" office:value-type="string">
            <text:p>PER ORD.IMBALL. SIG.RA MANUELA</text:p>
          </table:table-cell>
          <table:table-cell table:style-name="ce1"/>
          <table:table-cell table:style-name="ce7" office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</text:p>
          </table:table-cell>
          <table:table-cell table:style-name="ce1" office:value-type="string">
            <text:p>PER ORD.IMBALL. WALTER TRIPODI</text:p>
          </table:table-cell>
          <table:table-cell table:style-name="ce1"/>
          <table:table-cell table:style-name="ce7" office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PER ORDINI IMBALLAGGIO (TRIPODI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RAPP.GIORGIO BETTELLA</text:p>
          </table:table-cell>
          <table:table-cell table:style-name="ce1" office:value-type="string">
            <text:p>MAIL</text:p>
          </table:table-cell>
          <table:table-cell table:style-name="ce8" office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RAPP.GIORGIO BETTELL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RAPP.GIORGIO BETT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RAPP.GIORGIO BETTELL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FCO SYSTEMS</text:p>
          </table:table-cell>
          <table:table-cell table:style-name="ce1" office:value-type="string">
            <text:p>VIRGINIA PER PROB.PORTALE</text:p>
          </table:table-cell>
          <table:table-cell table:style-name="ce1"/>
          <table:table-cell table:style-name="ce7" office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L BETTOLINO SCARL</text:p>
          </table:table-cell>
          <table:table-cell table:style-name="ce1" office:value-type="string">
            <text:p>SIG.DICARRA GIANLUCA RESP.ACQUIS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LMAPAK</text:p>
          </table:table-cell>
          <table:table-cell table:style-name="ce1" table:number-columns-repeated="2"/>
          <table:table-cell table:style-name="ce7" office:value-type="string">
            <text:p>045-6102044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IMBALL NORD</text:p>
          </table:table-cell>
          <table:table-cell table:style-name="ce1" office:value-type="string">
            <text:p>AGENTE DAMIANI</text:p>
          </table:table-cell>
          <table:table-cell table:style-name="ce1"/>
          <table:table-cell table:style-name="ce7" office:value-type="string">
            <text:p>0422-92335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IMBALL NORD</text:p>
          </table:table-cell>
          <table:table-cell table:style-name="ce1" table:number-columns-repeated="2"/>
          <table:table-cell table:style-name="ce7" office:value-type="string">
            <text:p>049-9800857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IMBALLAGGI USATI ZANFRETTA SAS</text:p>
          </table:table-cell>
          <table:table-cell table:style-name="ce1" office:value-type="string">
            <text:p>IMBALLI E PALLET USATI</text:p>
          </table:table-cell>
          <table:table-cell table:style-name="ce1"/>
          <table:table-cell table:style-name="ce7" office:value-type="string">
            <text:p>045-820496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IMBALLAGGI USATI ZANFRETTA SAS</text:p>
          </table:table-cell>
          <table:table-cell table:style-name="ce1" office:value-type="string">
            <text:p>IMBALLI E PALLET USATI</text:p>
          </table:table-cell>
          <table:table-cell table:style-name="ce1"/>
          <table:table-cell table:style-name="ce7" office:value-type="string">
            <text:p>045-820496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IMBALLAGGI USATI ZANFRETTA SAS</text:p>
          </table:table-cell>
          <table:table-cell table:style-name="ce1" office:value-type="string">
            <text:p>IMBALLI E PALLET USATI GIUSEPP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05062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IMBALLAGGI USATI ZANFRETTA SAS</text:p>
          </table:table-cell>
          <table:table-cell table:style-name="ce1" office:value-type="string">
            <text:p>IMBALLI E PALLET USATI 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038386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IMPIANTO DI ALLARME-&gt; VEDI VSD</text:p>
          </table:table-cell>
          <table:table-cell table:style-name="ce1"/>
          <table:table-cell table:style-name="ce1" office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NDIANO LALLY</text:p>
          </table:table-cell>
          <table:table-cell table:style-name="ce1" office:value-type="string">
            <text:p>PER ZUCCHINE/MELANZAN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NDIANO LALLY (DETTO BARB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71777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OSEF WALSTEINER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05062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IR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SOLA BLU</text:p>
          </table:table-cell>
          <table:table-cell table:style-name="ce1" office:value-type="string">
            <text:p>ACI ISOLA DELLA SCALA</text:p>
          </table:table-cell>
          <table:table-cell table:style-name="ce1"/>
          <table:table-cell table:style-name="ce7" office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TALIA BELT</text:p>
          </table:table-cell>
          <table:table-cell table:style-name="ce1" office:value-type="string">
            <text:p>UFFICIO (SIG.LUCA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TALO (LUSI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IVECO/BRENNERO (CAMION)</text:p>
          </table:table-cell>
          <table:table-cell table:style-name="ce1" office:value-type="string">
            <text:p>RAPPRESENTANTE GUERRA CLAUD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9351304</text:p>
          </table:table-cell>
          <table:table-cell table:style-name="ce1" office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JACON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863-867994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JACONO</text:p>
          </table:table-cell>
          <table:table-cell table:style-name="ce1" table:number-columns-repeated="2"/>
          <table:table-cell table:style-name="ce7" office:value-type="string">
            <text:p>0863-867612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JAMPIERI LORETO (FUCINO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JAMPIERI LORETO (FUCINO)</text:p>
          </table:table-cell>
          <table:table-cell table:style-name="ce1" table:number-columns-repeated="2"/>
          <table:table-cell table:style-name="ce7" office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JAMPIERI LORETO (FUCI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JCOPLASTIC – BATTIPAGLI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JCOPLASTIC – BATTIPAGLIA</text:p>
          </table:table-cell>
          <table:table-cell table:style-name="ce1" office:value-type="string">
            <text:p>VENDITO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JOSEPH (DEL TRENTINO)</text:p>
          </table:table-cell>
          <table:table-cell table:style-name="ce1" office:value-type="string">
            <text:p>A COLTIVA ANCHE A TREVENZU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KILINC GMBH – GERMANIA</text:p>
          </table:table-cell>
          <table:table-cell table:style-name="ce1" office:value-type="string">
            <text:p>ROMANO PAROLINI “MEDIATORE A VR”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KILINC GMBH – GERMANIA</text:p>
          </table:table-cell>
          <table:table-cell table:style-name="ce1" office:value-type="string">
            <text:p>ROMANO PAROLINI “MEDIATORE A VR”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KILINC GMBH – GERMANIA</text:p>
          </table:table-cell>
          <table:table-cell table:style-name="ce1" office:value-type="string">
            <text:p>ROMANO PAROLINI “MEDIATORE A VR”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ECONOMICA PAGLIARE SCARL (MARCHE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ECONOMICA PAGLIARE SCARL (MARCHE)</text:p>
          </table:table-cell>
          <table:table-cell table:number-columns-repeated="2" table:style-name="ce1" office:value-type="string">
            <text:p>MAIL</text:p>
          </table:table-cell>
          <table:table-cell table:style-name="ce7" office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ECONOMICA PAGLIARE SCARL (MARCHE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ECONOMICA PAGLIARE SCARL (MARCH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CONF</text:p>
          </table:table-cell>
          <table:table-cell table:style-name="ce1" table:number-columns-repeated="2"/>
          <table:table-cell table:style-name="ce7" office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CONF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 office:value-type="string">
            <text:p>CELL. PAD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 office:value-type="string">
            <text:p>POSTEGGIO SILE</text:p>
          </table:table-cell>
          <table:table-cell table:style-name="ce1"/>
          <table:table-cell table:style-name="ce7" office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 office:value-type="string">
            <text:p>POSTEGGIO TREVISO</text:p>
          </table:table-cell>
          <table:table-cell table:style-name="ce1"/>
          <table:table-cell table:style-name="ce7" office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 office:value-type="string">
            <text:p>POSTEGGIO TREVISO</text:p>
          </table:table-cell>
          <table:table-cell table:style-name="ce1"/>
          <table:table-cell table:style-name="ce7" office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A DI PESCE GERAR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ORTOLANO (VOLANTI – RIMINI)</text:p>
          </table:table-cell>
          <table:table-cell table:style-name="ce1" table:number-columns-repeated="2"/>
          <table:table-cell table:style-name="ce7" office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 office:value-type="string">
            <text:p>UFFIC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 office:value-type="string">
            <text:p>MAGAZZI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'UNICA ORTOF.DEL MUGELLO</text:p>
          </table:table-cell>
          <table:table-cell table:style-name="ce1" office:value-type="string">
            <text:p>TITOLARE SIG.ANGE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CASTAGNARESE SOC.AGR.</text:p>
          </table:table-cell>
          <table:table-cell table:style-name="ce1" office:value-type="string">
            <text:p>CASTAGNARO (VR)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CASTAGNARESE SOC.AGR.</text:p>
          </table:table-cell>
          <table:table-cell table:style-name="ce1" office:value-type="string">
            <text:p>CASTAGNARO (VR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CASTAGNARESE SOC.AGR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DELIZIA (DORO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DELIZIA (DORO)</text:p>
          </table:table-cell>
          <table:table-cell table:style-name="ce1" office:value-type="string">
            <text:p>DAMIANO (FIGLI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DELIZIA (DOR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DELIZIA (DORO)</text:p>
          </table:table-cell>
          <table:table-cell table:style-name="ce1" office:value-type="string">
            <text:p>PAOLO (PAD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892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MEDIGLIA FRUTTA</text:p>
          </table:table-cell>
          <table:table-cell table:style-name="ce1" office:value-type="string">
            <text:p>AGRONOMO BERALDI SIMONE</text:p>
          </table:table-cell>
          <table:table-cell table:style-name="ce1"/>
          <table:table-cell table:style-name="ce7" office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MEDIGLIA FRUTTA</text:p>
          </table:table-cell>
          <table:table-cell table:style-name="ce1" office:value-type="string">
            <text:p>LUIG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MEDIGLIA FRUTTA</text:p>
          </table:table-cell>
          <table:table-cell table:style-name="ce1" office:value-type="string">
            <text:p>SALV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MEDIGLIA FRUTTA</text:p>
          </table:table-cell>
          <table:table-cell table:style-name="ce1" office:value-type="string">
            <text:p>UFFICIO (PER PAG.SIN.RA SILVIA)</text:p>
          </table:table-cell>
          <table:table-cell table:style-name="ce1"/>
          <table:table-cell table:style-name="ce7" office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POLIGNANESE</text:p>
          </table:table-cell>
          <table:table-cell table:style-name="ce1" office:value-type="string">
            <text:p>LISCO ANTON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5360008</text:p>
          </table:table-cell>
          <table:table-cell table:style-name="ce1" office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LA ROCCA SOC.COOP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SCINTILLA</text:p>
          </table:table-cell>
          <table:table-cell table:style-name="ce1" table:number-columns-repeated="2"/>
          <table:table-cell table:style-name="ce7" office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SORGENTE – MERC.ORTOF.MILANO</text:p>
          </table:table-cell>
          <table:table-cell table:style-name="ce1" office:value-type="string">
            <text:p>LUIGI EX VENDITORE CONT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SORGENTE (POSTEGGIO MILANO)</text:p>
          </table:table-cell>
          <table:table-cell table:style-name="ce1" office:value-type="string">
            <text:p>LUIGI (EX VENDITORE CONTIN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 TORRE (AUTOTRASP. PER FABBRI RIMINI)</text:p>
          </table:table-cell>
          <table:table-cell table:style-name="ce1" table:number-columns-repeated="2"/>
          <table:table-cell table:style-name="ce7" office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IOLO</text:p>
          </table:table-cell>
          <table:table-cell table:style-name="ce1" table:number-columns-repeated="2"/>
          <table:table-cell table:style-name="ce7" office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IOLO</text:p>
          </table:table-cell>
          <table:table-cell table:style-name="ce1" table:number-columns-repeated="2"/>
          <table:table-cell table:style-name="ce7" office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IOLO</text:p>
          </table:table-cell>
          <table:table-cell table:style-name="ce1" table:number-columns-repeated="2"/>
          <table:table-cell table:style-name="ce7" office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IO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NZA BRUNO</text:p>
          </table:table-cell>
          <table:table-cell table:style-name="ce1" office:value-type="string">
            <text:p>DEPOSITO</text:p>
          </table:table-cell>
          <table:table-cell table:style-name="ce1"/>
          <table:table-cell table:style-name="ce7" office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NZA BRU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RBI BADOU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VAGNINI FERDINAN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ZZARINI FRANCO E C. (POSTEGGIO UDINE)</text:p>
          </table:table-cell>
          <table:table-cell table:style-name="ce1" office:value-type="string">
            <text:p>FEDE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ZZARINI FRANCO E C. (POSTEGGIO UDINE)</text:p>
          </table:table-cell>
          <table:table-cell table:style-name="ce1" office:value-type="string">
            <text:p>MAR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ZZARINI FRANCO E C. (POSTEGGIO UDINE)</text:p>
          </table:table-cell>
          <table:table-cell table:style-name="ce1" office:value-type="string">
            <text:p>SEDE TRIESTE PER PAG.SIG.CINZI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AZZARINI FRANCO E C. (POSTEGGIO UDIN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 CHIESOLE (LORA GIANNI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 CHIESOLE (LORA GIANN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 CHIESOLE (LORA GIANNI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NARDI MAR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NCINI CLAUDIO (GEOLOGO)</text:p>
          </table:table-cell>
          <table:table-cell table:style-name="ce1" office:value-type="string">
            <text:p><text:a xlink:href="mailto:LEONCINI@PSVSRL.COM" xlink:type="simple">LEONCINI@PSVSRL.COM</text:a></text:p>
          </table:table-cell>
          <table:table-cell table:style-name="ce1"/>
          <table:table-cell table:style-name="ce7" office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NCINI CLAUDIO (GEOLOGO)</text:p>
          </table:table-cell>
          <table:table-cell table:style-name="ce1" office:value-type="string">
            <text:p>SIG.SARTORETTI GIORD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NCINI CLAUDIO (GEOLOG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NCINI CLAUDIO (GEOLOGO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PARDI</text:p>
          </table:table-cell>
          <table:table-cell table:style-name="ce1" table:number-columns-repeated="2"/>
          <table:table-cell table:style-name="ce7" office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EOPARD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CE</text:p>
          </table:table-cell>
          <table:table-cell table:style-name="ce1" office:value-type="string">
            <text:p>ANDREA CEOLET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CARLO BIGNAM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CARLO BIGNAMI UFFICIO</text:p>
          </table:table-cell>
          <table:table-cell table:style-name="ce1"/>
          <table:table-cell table:style-name="ce7" office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CARLO BIGNAMI UFFICIO FAX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CENTRALINO</text:p>
          </table:table-cell>
          <table:table-cell table:style-name="ce1"/>
          <table:table-cell table:style-name="ce7" office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DARIO ALB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DOMEN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GIUSEPP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GIUSEPPE ESTE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NEA VERDE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UZZI FABRIZIO</text:p>
          </table:table-cell>
          <table:table-cell table:style-name="ce1" office:value-type="string">
            <text:p>PUGLIE PER INSALATA</text:p>
          </table:table-cell>
          <table:table-cell table:style-name="ce1"/>
          <table:table-cell table:style-name="ce7" office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UZZI FABRIZIO</text:p>
          </table:table-cell>
          <table:table-cell table:style-name="ce1" office:value-type="string">
            <text:p>PUGLIE PER INSALA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UZZI FABRIZIO</text:p>
          </table:table-cell>
          <table:table-cell table:style-name="ce1" table:number-columns-repeated="2"/>
          <table:table-cell table:style-name="ce7" office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IUZZI FAB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 IACONO TRASPORTI</text:p>
          </table:table-cell>
          <table:table-cell table:style-name="ce1" office:value-type="string">
            <text:p>TITO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748451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LO IACONO TRASPORTI</text:p>
          </table:table-cell>
          <table:table-cell table:style-name="ce1" table:number-columns-repeated="2"/>
          <table:table-cell table:style-name="ce7" office:value-type="string">
            <text:p>0863-867612</text:p>
          </table:table-cell>
          <table:table-cell table:style-name="ce1" office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LOFFREDO STELLA SRL</text:p>
          </table:table-cell>
          <table:table-cell table:style-name="ce1" office:value-type="string">
            <text:p>BATTISTI L.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FFREDO STELLA SRL</text:p>
          </table:table-cell>
          <table:table-cell table:style-name="ce1" office:value-type="string">
            <text:p>DOTT.ST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FFREDO STELLA SRL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FFREDO STELLA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MBARDI NOTAIO</text:p>
          </table:table-cell>
          <table:table-cell table:style-name="ce1" table:number-columns-repeated="2"/>
          <table:table-cell table:style-name="ce7" office:value-type="string">
            <text:p>045-6630488</text:p>
          </table:table-cell>
          <table:table-cell table:style-name="ce1" office:value-type="string">
            <text:p>NOTA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LONGA MILANO</text:p>
          </table:table-cell>
          <table:table-cell table:style-name="ce1" table:number-columns-repeated="2"/>
          <table:table-cell table:style-name="ce7" office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NGO PATRIZIA</text:p>
          </table:table-cell>
          <table:table-cell table:style-name="ce1" table:number-columns-repeated="2"/>
          <table:table-cell table:style-name="ce7" office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RA LUCA SRL</text:p>
          </table:table-cell>
          <table:table-cell table:style-name="ce1" office:value-type="string">
            <text:p>mail certificata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RA LUCA SRL</text:p>
          </table:table-cell>
          <table:table-cell table:style-name="ce1" office:value-type="string">
            <text:p>mail certificata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RA LUCA SRL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RA LUCA SRL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ORA LUCA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CCI GREGORIO</text:p>
          </table:table-cell>
          <table:table-cell table:style-name="ce1" office:value-type="string">
            <text:p>MACEROLA MARC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CCI GREGORIO (AVEZZANO)</text:p>
          </table:table-cell>
          <table:table-cell table:style-name="ce1" office:value-type="string">
            <text:p>AGROTECNICO ROCCO FAIELL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CCI GREGORIO (AVEZZANO)</text:p>
          </table:table-cell>
          <table:table-cell table:style-name="ce1" office:value-type="string">
            <text:p>AGROTECNICO ROCCO FAIELL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CCI GREGORIO (AVEZZ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CCI GREGORIO (AVEZZANO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ENTI</text:p>
          </table:table-cell>
          <table:table-cell table:style-name="ce1" table:number-columns-repeated="2"/>
          <table:table-cell table:style-name="ce7" office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ENT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ENTI MARCO</text:p>
          </table:table-cell>
          <table:table-cell table:style-name="ce1" office:value-type="string">
            <text:p>SUO COMMERCIALISTA FRANCES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ENTI MAR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IA COOP.ORTOLANI</text:p>
          </table:table-cell>
          <table:table-cell table:style-name="ce1" office:value-type="string">
            <text:p>ITA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IA COOP.ORTOLANI</text:p>
          </table:table-cell>
          <table:table-cell table:style-name="ce1" office:value-type="string">
            <text:p>ITA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IA COOP.ORTOLANI</text:p>
          </table:table-cell>
          <table:table-cell table:style-name="ce1" table:number-columns-repeated="2"/>
          <table:table-cell table:style-name="ce7" office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IA GUERALDO ROBERT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LUSIA GUERALDO ROBERT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.G.P. SRL</text:p>
          </table:table-cell>
          <table:table-cell table:style-name="ce1" office:value-type="string">
            <text:p>NERE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.G.P. SRL</text:p>
          </table:table-cell>
          <table:table-cell table:style-name="ce1" office:value-type="string">
            <text:p>OMA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.G.P. SRL</text:p>
          </table:table-cell>
          <table:table-cell table:style-name="ce1" table:number-columns-repeated="2"/>
          <table:table-cell table:style-name="ce7" office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.G.P.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.MU.SA SRL</text:p>
          </table:table-cell>
          <table:table-cell table:style-name="ce1" office:value-type="string">
            <text:p>CAR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2882248</text:p>
          </table:table-cell>
          <table:table-cell table:style-name="ce1" office:value-type="string">
            <text:p>CAGLIAR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MA.MU.SA SRL</text:p>
          </table:table-cell>
          <table:table-cell table:style-name="ce1" table:number-columns-repeated="2"/>
          <table:table-cell table:style-name="ce7" office:value-type="string">
            <text:p>070-2326046</text:p>
          </table:table-cell>
          <table:table-cell table:style-name="ce1" office:value-type="string">
            <text:p>CAGLIAR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MA.MU.SA. SRL</text:p>
          </table:table-cell>
          <table:table-cell table:style-name="ce1" office:value-type="string">
            <text:p>CAGLIARI</text:p>
          </table:table-cell>
          <table:table-cell table:style-name="ce1"/>
          <table:table-cell table:style-name="ce7" office:value-type="string">
            <text:p>070-2326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.MU.SA. SRL</text:p>
          </table:table-cell>
          <table:table-cell table:style-name="ce1" office:value-type="string">
            <text:p>CAR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28822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.PA TRASPORTI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ESTRI ORTOFRUTTA (POSTEGGIO PARMA)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0350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2" office:value-type="string">
            <text:p>MAESTRI ORTOFRUTTA (POSTEGGIO PARMA)</text:p>
          </table:table-cell>
          <table:table-cell table:style-name="ce1" office:value-type="string">
            <text:p>POTEGGIO PARMA</text:p>
          </table:table-cell>
          <table:table-cell table:style-name="ce1"/>
          <table:table-cell table:style-name="ce7" office:value-type="string">
            <text:p>0521-99279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GGIOLA</text:p>
          </table:table-cell>
          <table:table-cell table:style-name="ce1" table:number-columns-repeated="2"/>
          <table:table-cell table:style-name="ce7" office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GNANI DANILO E EGIDIO OSTIGLI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IOLI CRISTIAN PROD.ORTOFRUTT.</text:p>
          </table:table-cell>
          <table:table-cell table:style-name="ce1" table:number-columns-repeated="2"/>
          <table:table-cell table:style-name="ce7" office:value-type="string">
            <text:p>0541-93200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IOLI CRISTIAN PROD.ORTOFRUTT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408239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IOLI CRISTIAN PROD.ORTOFRUTT.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41-9326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LAGNINI OSVALDO</text:p>
          </table:table-cell>
          <table:table-cell table:style-name="ce1" table:number-columns-repeated="2"/>
          <table:table-cell table:style-name="ce7" office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LAMAN COSTANT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4787763</text:p>
          </table:table-cell>
          <table:table-cell table:style-name="ce1" office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MALINI FLAVIO (INOXTECNICA VERONESE)</text:p>
          </table:table-cell>
          <table:table-cell table:style-name="ce1" office:value-type="string">
            <text:p>MANUTENZIONE NASTRI (EURO 35 ORARI)</text:p>
          </table:table-cell>
          <table:table-cell table:style-name="ce1"/>
          <table:table-cell table:style-name="ce7" office:value-type="string">
            <text:p>045-99442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LINI FLAVIO (INOXTECNICA VERONESE)</text:p>
          </table:table-cell>
          <table:table-cell table:style-name="ce1" office:value-type="string">
            <text:p>MANUTENZIONE NASTRI (EURO 35 ORAR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60331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LINI S.A.S. DI MALINI MARIO</text:p>
          </table:table-cell>
          <table:table-cell table:style-name="ce1" office:value-type="string">
            <text:p>SOTTACETI VILLAFONTANA</text:p>
          </table:table-cell>
          <table:table-cell table:style-name="ce1"/>
          <table:table-cell table:style-name="ce7" office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FRIN LORENZO AZ.AGR. (ROSOLIN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FRIN LORENZO AZ.AGR. (ROSOLIN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FRIN LORENZO AZ.AGR. (ROSOLIN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FRIN LORENZO AZ.AGR. (ROSOLINA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AN BRUNO TRASPORTI CHIOGGIA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AN BRUNO TRASPORTI CHIOGGIA</text:p>
          </table:table-cell>
          <table:table-cell table:style-name="ce1" table:number-columns-repeated="2"/>
          <table:table-cell table:style-name="ce7" office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VAN NARCISO AUTOTRASPORTI</text:p>
          </table:table-cell>
          <table:table-cell table:style-name="ce1" table:number-columns-repeated="2"/>
          <table:table-cell table:style-name="ce7" office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VANELLI FERDINANDO</text:p>
          </table:table-cell>
          <table:table-cell table:style-name="ce1" table:number-columns-repeated="2"/>
          <table:table-cell table:style-name="ce7" office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VANELLI LUC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62017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ANTOVANELLI PIER GIORGIO</text:p>
          </table:table-cell>
          <table:table-cell table:style-name="ce1" office:value-type="string">
            <text:p>SALIZZOLE VALMORSELZ</text:p>
          </table:table-cell>
          <table:table-cell table:style-name="ce1"/>
          <table:table-cell table:style-name="ce7" office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VANI GIULIANO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NTOVANI GIULI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ANESI SERG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ANTONI F.LLI</text:p>
          </table:table-cell>
          <table:table-cell table:style-name="ce1" table:number-columns-repeated="2"/>
          <table:table-cell table:style-name="ce7" office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HIELLA RIN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ON ROMEO</text:p>
          </table:table-cell>
          <table:table-cell table:style-name="ce1" office:value-type="string">
            <text:p>PER ROSSO VR A ROVEREDO DE GUA'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ONCINI (COMPRA VERON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ONCINI MARIAN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CONCINI MARI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IANO PATRIZIO</text:p>
          </table:table-cell>
          <table:table-cell table:style-name="ce1" table:number-columns-repeated="2"/>
          <table:table-cell table:style-name="ce7" office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IANO PAT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IELLA (SORELLA GIUSEPP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INO ALBERGO RIST.BUTTAPIETR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TINELLI SUPERMERCATI</text:p>
          </table:table-cell>
          <table:table-cell table:style-name="ce1" office:value-type="string">
            <text:p>AMMINISTRAZ. → MAGAZZ.ALESSIO</text:p>
          </table:table-cell>
          <table:table-cell table:style-name="ce1"/>
          <table:table-cell office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TINELLI SUPERMERCATI</text:p>
          </table:table-cell>
          <table:table-cell table:style-name="ce1" office:value-type="string">
            <text:p>AMMINISTRAZIONE FAX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TINELLI SUPERMERCATI</text:p>
          </table:table-cell>
          <table:table-cell table:style-name="ce1" office:value-type="string">
            <text:p>COMPRATORE MARCO FERRAR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TINELLI SUPERMERCATI</text:p>
          </table:table-cell>
          <table:table-cell table:style-name="ce1" office:value-type="string">
            <text:p>FAX FERRARI CAS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RTINELLI SUPERMERCATI</text:p>
          </table:table-cell>
          <table:table-cell table:style-name="ce1" office:value-type="string">
            <text:p>FAX MAGAZZINO SCARIC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SAGGIA (IDRAULICO)</text:p>
          </table:table-cell>
          <table:table-cell table:style-name="ce1" table:number-columns-repeated="2"/>
          <table:table-cell table:style-name="ce7" office:value-type="string">
            <text:p>044288947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MASAGGIA (IDRAULIC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797932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MASSIMO MARIOTTO</text:p>
          </table:table-cell>
          <table:table-cell table:style-name="ce1" office:value-type="string">
            <text:p>IL PADRE ANTONIO</text:p>
          </table:table-cell>
          <table:table-cell table:style-name="ce1"/>
          <table:table-cell table:style-name="ce7" office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SSIMO MARIOTTO</text:p>
          </table:table-cell>
          <table:table-cell table:style-name="ce1" office:value-type="string">
            <text:p>PER ASTE MORAND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STRANDREA AZ.AGR.</text:p>
          </table:table-cell>
          <table:table-cell table:style-name="ce1" table:number-columns-repeated="2"/>
          <table:table-cell table:style-name="ce7" office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STRANDREA AZ.AGR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STRANDREA AZ.AGR.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TTIOLI (CANARIN)</text:p>
          </table:table-cell>
          <table:table-cell table:style-name="ce1" table:number-columns-repeated="2"/>
          <table:table-cell table:style-name="ce7" office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TTIOLI (CANARIN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UR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XI FRUTTA</text:p>
          </table:table-cell>
          <table:table-cell table:style-name="ce1" office:value-type="string">
            <text:p>FRANCES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XI FRUTTA</text:p>
          </table:table-cell>
          <table:table-cell table:style-name="ce1" table:number-columns-repeated="2"/>
          <table:table-cell table:style-name="ce7" office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AXI FRUTT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GONI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GON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GO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LOTTI MORENO</text:p>
          </table:table-cell>
          <table:table-cell table:style-name="ce1" table:number-columns-repeated="2"/>
          <table:table-cell table:style-name="ce7" office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LOTTI MORE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LOTTO ENRI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ETALLI (RACCOLTA METALLI) IVAN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CHELETTI LUCIANO</text:p>
          </table:table-cell>
          <table:table-cell table:style-name="ce1" table:number-columns-repeated="2"/>
          <table:table-cell table:style-name="ce7" office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 (MION)</text:p>
          </table:table-cell>
          <table:table-cell table:style-name="ce1" office:value-type="string">
            <text:p>ELENA</text:p>
          </table:table-cell>
          <table:table-cell table:style-name="ce1"/>
          <table:table-cell table:style-name="ce7" office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 (MION)</text:p>
          </table:table-cell>
          <table:table-cell table:style-name="ce1" office:value-type="string">
            <text:p>ELE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 (MION)</text:p>
          </table:table-cell>
          <table:table-cell table:style-name="ce1" office:value-type="string">
            <text:p>GIOVANNI</text:p>
          </table:table-cell>
          <table:table-cell table:style-name="ce1"/>
          <table:table-cell table:style-name="ce7" office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S (MION)</text:p>
          </table:table-cell>
          <table:table-cell table:style-name="ce1" office:value-type="string">
            <text:p>MASSIMO PERUS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S (MION)</text:p>
          </table:table-cell>
          <table:table-cell table:style-name="ce1" office:value-type="string">
            <text:p>RICCARDO RENZI (RESP.PIATT. VR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S (MION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GROSS (MION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LANI E FRAGOR GROUP SPA</text:p>
          </table:table-cell>
          <table:table-cell table:style-name="ce1" office:value-type="string">
            <text:p>MARCO</text:p>
          </table:table-cell>
          <table:table-cell table:style-name="ce1"/>
          <table:table-cell table:style-name="ce7" office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LANI E FRAGOR GROUP SP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LANI E FRAGOR GROUP SP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NCHIELLO POMPEO (PUGLI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NUTILLI GABRIELLA GILBERTO</text:p>
          </table:table-cell>
          <table:table-cell table:style-name="ce1" office:value-type="string">
            <text:p>TERRACINA LATINA PER INSALATA</text:p>
          </table:table-cell>
          <table:table-cell table:style-name="ce1"/>
          <table:table-cell table:style-name="ce7" office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NUTILLI GABRIELLA GILBERTO</text:p>
          </table:table-cell>
          <table:table-cell table:style-name="ce1" office:value-type="string">
            <text:p>TERRACINA LATINA PER INSALA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OLA QUINTO (ASCOLI)</text:p>
          </table:table-cell>
          <table:table-cell table:style-name="ce1" table:number-columns-repeated="2"/>
          <table:table-cell table:style-name="ce7" office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OSO GIOVAN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RANDOLA CRISTIAN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RANDOLA IDO E GABRIELE</text:p>
          </table:table-cell>
          <table:table-cell table:style-name="ce1" office:value-type="string">
            <text:p>PRODUTTORI BONFERA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69001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IRANDOLA MAURIZIO</text:p>
          </table:table-cell>
          <table:table-cell table:style-name="ce1" table:number-columns-repeated="2"/>
          <table:table-cell table:style-name="ce7" office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RONE GIGI</text:p>
          </table:table-cell>
          <table:table-cell table:style-name="ce1" table:number-columns-repeated="2"/>
          <table:table-cell table:style-name="ce7" office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IRONE GIG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NEW FRUIT (MERCATO VERONA)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AMED (COMPRATORE AMATO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AMED (COMPRATORE AMAT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CCALDI RAFFAELE</text:p>
          </table:table-cell>
          <table:table-cell table:style-name="ce1" table:number-columns-repeated="2"/>
          <table:table-cell table:style-name="ce7" office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CCALDI RAFFAELE</text:p>
          </table:table-cell>
          <table:table-cell table:style-name="ce1" table:number-columns-repeated="2"/>
          <table:table-cell table:style-name="ce7" office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CCALDI RAFFA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DENFRUIT SPA</text:p>
          </table:table-cell>
          <table:table-cell table:style-name="ce1" office:value-type="string">
            <text:p>GIUSEPPE PICA SOST.MIRELLA</text:p>
          </table:table-cell>
          <table:table-cell table:style-name="ce1"/>
          <table:table-cell table:style-name="ce7" office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DENFRUIT SPA</text:p>
          </table:table-cell>
          <table:table-cell table:style-name="ce1" office:value-type="string">
            <text:p>MIRELLA RESP.ACQUIS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DENFRUIT SPA</text:p>
          </table:table-cell>
          <table:table-cell table:style-name="ce1" table:number-columns-repeated="2"/>
          <table:table-cell table:style-name="ce7" office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DENFRUIT SP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LINARI CLAUDIO</text:p>
          </table:table-cell>
          <table:table-cell table:style-name="ce1" table:number-columns-repeated="2"/>
          <table:table-cell table:style-name="ce7" office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LINARI CLAUD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LINARI DANI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NTEDORO (PUGLIA)</text:p>
          </table:table-cell>
          <table:table-cell table:style-name="ce1" table:number-columns-repeated="2"/>
          <table:table-cell table:style-name="ce7" office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NTEDORO (PUGLI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NTRESOR (SOMMACAMPAGNA)</text:p>
          </table:table-cell>
          <table:table-cell table:style-name="ce1" table:number-columns-repeated="2"/>
          <table:table-cell table:style-name="ce7" office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 FABRIZIO</text:p>
          </table:table-cell>
          <table:table-cell table:style-name="ce1" office:value-type="string">
            <text:p>BANCA VENETO</text:p>
          </table:table-cell>
          <table:table-cell table:style-name="ce1" office:value-type="string">
            <text:p>CELL </text:p>
          </table:table-cell>
          <table:table-cell table:style-name="ce7" office:value-type="string">
            <text:p>334-69721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>
            <text:p>MORANDINI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9080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IN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I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O</text:p>
          </table:table-cell>
          <table:table-cell table:style-name="ce1" office:value-type="string">
            <text:p>CEREA</text:p>
          </table:table-cell>
          <table:table-cell table:style-name="ce1"/>
          <table:table-cell table:style-name="ce7" office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O</text:p>
          </table:table-cell>
          <table:table-cell table:style-name="ce1" office:value-type="string">
            <text:p>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O (MARCO)</text:p>
          </table:table-cell>
          <table:table-cell table:style-name="ce1" office:value-type="string">
            <text:p>PRONTISSIMA UFFICIO</text:p>
          </table:table-cell>
          <table:table-cell table:style-name="ce1"/>
          <table:table-cell table:style-name="ce7" office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NDO (MARC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TELLO ENRICO (AZ.AGR.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ATELLO ENRICO (AZ.AGR.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ELATO GIOVANNI</text:p>
          </table:table-cell>
          <table:table-cell table:style-name="ce1" table:number-columns-repeated="2"/>
          <table:table-cell table:style-name="ce7" office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ELATO VANNI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ELATO VANNI</text:p>
          </table:table-cell>
          <table:table-cell table:style-name="ce1" office:value-type="string">
            <text:p>MAGAZZ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INI (X MELONI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INI (X MELONI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INI (X MELONI)</text:p>
          </table:table-cell>
          <table:table-cell table:style-name="ce1" office:value-type="string">
            <text:p>GIAN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INI (X MELONI)</text:p>
          </table:table-cell>
          <table:table-cell table:style-name="ce1" office:value-type="string">
            <text:p>ANGELA PER PAGAMEN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ROSATO SABRIN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SE' (CRESPI RENATO)</text:p>
          </table:table-cell>
          <table:table-cell table:style-name="ce1" table:number-columns-repeated="2"/>
          <table:table-cell table:style-name="ce7" office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OSE' (CRESPI RENATO)</text:p>
          </table:table-cell>
          <table:table-cell table:style-name="ce1" table:number-columns-repeated="2"/>
          <table:table-cell table:style-name="ce7" office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MUNARIN GIUSEP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POLEON (COOP.AGRICOLA)</text:p>
          </table:table-cell>
          <table:table-cell table:style-name="ce1" office:value-type="string">
            <text:p>ROVEREDO DI GUA' (VR)</text:p>
          </table:table-cell>
          <table:table-cell table:style-name="ce1"/>
          <table:table-cell table:style-name="ce7" office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POLI (ALESSANDRO DALL'ORT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STRI TRASP. – BARBIERI GROUP (VR)</text:p>
          </table:table-cell>
          <table:table-cell table:style-name="ce1" office:value-type="string">
            <text:p>MANUEL MAROGNA (RAPPRESENTANT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STRI TRASP. – BARBIERI GROUP (VR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STRI TRASP. – BARBIERI GROUP (VR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TURA (LA NATUR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TURA E' (FABEN)</text:p>
          </table:table-cell>
          <table:table-cell table:style-name="ce1" office:value-type="string">
            <text:p>PER PAGAMENTI SIG.SILVANA</text:p>
          </table:table-cell>
          <table:table-cell table:style-name="ce1"/>
          <table:table-cell table:style-name="ce7" office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TURA NOSTRA (ALFONS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TURA.COM</text:p>
          </table:table-cell>
          <table:table-cell table:style-name="ce1" office:value-type="string">
            <text:p>RESPONSABILE CARICO/SCARICO EMANUELE</text:p>
          </table:table-cell>
          <table:table-cell table:style-name="ce1"/>
          <table:table-cell table:style-name="ce7" office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TURA.COM</text:p>
          </table:table-cell>
          <table:table-cell table:style-name="ce1" table:number-columns-repeated="2"/>
          <table:table-cell table:style-name="ce7" office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ZARIO DANIELE</text:p>
          </table:table-cell>
          <table:table-cell table:style-name="ce1" table:number-columns-repeated="2"/>
          <table:table-cell table:style-name="ce7" office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AZARIO DANI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IZZO BRUNO E PIER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IZZO BRUNO E PIER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IZZO BRUNO E PIERO</text:p>
          </table:table-cell>
          <table:table-cell table:style-name="ce1" office:value-type="string">
            <text:p>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IZZO BRUNO E PIERO</text:p>
          </table:table-cell>
          <table:table-cell table:style-name="ce1" office:value-type="string">
            <text:p>MERCATO</text:p>
          </table:table-cell>
          <table:table-cell table:style-name="ce1"/>
          <table:table-cell table:style-name="ce7" office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OTAIO LUCIO LOMBARDI</text:p>
          </table:table-cell>
          <table:table-cell table:style-name="ce1" table:number-columns-repeated="2"/>
          <table:table-cell table:style-name="ce7" office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OTAIO LUCIO LOMBARD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A ANNAFRUTTA (PER MELONI) UDINE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A ANNAFRUTTA (PER MELONI) UDINE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A ANNAFRUTTA (PER MELONI) UDINE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A ANNAFRUTTA (PER MELONI) UDINE</text:p>
          </table:table-cell>
          <table:table-cell table:style-name="ce1" office:value-type="string">
            <text:p>MARCO PERES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A ANNAFRUTTA (PER MELONI) UDINE</text:p>
          </table:table-cell>
          <table:table-cell table:style-name="ce1" office:value-type="string">
            <text:p>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NUOVO CAMINO</text:p>
          </table:table-cell>
          <table:table-cell table:style-name="ce1" table:number-columns-repeated="2"/>
          <table:table-cell table:style-name="ce7" office:value-type="string">
            <text:p>045-7330348</text:p>
          </table:table-cell>
          <table:table-cell table:style-name="ce1" office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>
            <text:p>OIGNATANO PUGLI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LICASA (SIG. OLIBONI)</text:p>
          </table:table-cell>
          <table:table-cell table:style-name="ce1" table:number-columns-repeated="2"/>
          <table:table-cell table:style-name="ce7" office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LICASA (SIG. OLIBONI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M (ZAPPOLLA PAOLO)</text:p>
          </table:table-cell>
          <table:table-cell table:style-name="ce1" table:number-columns-repeated="2"/>
          <table:table-cell table:style-name="ce7" office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M (ZAPPOLLA PAOL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LANDIN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OFRUIT</text:p>
          </table:table-cell>
          <table:table-cell table:style-name="ce1" office:value-type="string">
            <text:p>MERCATO VICENZA</text:p>
          </table:table-cell>
          <table:table-cell table:style-name="ce1"/>
          <table:table-cell table:style-name="ce7" office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OFRUIT</text:p>
          </table:table-cell>
          <table:table-cell table:style-name="ce1" office:value-type="string">
            <text:p>ZANON MAURIZIO TITO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 office:value-type="string">
            <text:p>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 office:value-type="string">
            <text:p>O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 office:value-type="string">
            <text:p>TON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 office:value-type="string">
            <text:p>TON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 table:number-columns-repeated="2"/>
          <table:table-cell table:style-name="ce7" office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SI E FABBR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ICOLA MARCHIGIANA=&gt; VEDI CACCHIARELLI</text:p>
          </table:table-cell>
          <table:table-cell table:style-name="ce1"/>
          <table:table-cell table:style-name="ce1" office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DEI PANDA → VEDI BENETTI LUIGI</text:p>
          </table:table-cell>
          <table:table-cell table:style-name="ce1"/>
          <table:table-cell table:style-name="ce1" office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RO. MI. </text:p>
          </table:table-cell>
          <table:table-cell table:style-name="ce1" office:value-type="string">
            <text:p>CRISTIANO DETRATTI X NUOVO MAG.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RO. MI. <text:s/>STABILIMENTO 3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RO. MI. <text:s/>STABILIMENTO 3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RO. MI. STABILIMENTO 3</text:p>
          </table:table-cell>
          <table:table-cell table:style-name="ce1" office:value-type="string">
            <text:p>ALESS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 RO. MI. STABILIMENTO 3</text:p>
          </table:table-cell>
          <table:table-cell table:style-name="ce1" office:value-type="string">
            <text:p>GIANFRAN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CAV.2000 (POSTEGGIO MILANO)</text:p>
          </table:table-cell>
          <table:table-cell table:style-name="ce1" office:value-type="string">
            <text:p>TITOLARE CAMIL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CAV.2000 (POSTEGGIO MILANO)</text:p>
          </table:table-cell>
          <table:table-cell table:style-name="ce1" table:number-columns-repeated="2"/>
          <table:table-cell table:style-name="ce7" office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CAV.2000 (POSTEGGIO MILANO)</text:p>
          </table:table-cell>
          <table:table-cell table:style-name="ce1" table:number-columns-repeated="2"/>
          <table:table-cell table:style-name="ce7" office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FRUT S.A.S.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FRUT S.A.S.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FRUT S.A.S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STE.MI BASSANI (LUSI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.STE.MI BASSANI (LUSI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</text:p>
          </table:table-cell>
          <table:table-cell table:style-name="ce1" office:value-type="string">
            <text:p>ANGELO NICCOLI RESP.CASSE SAN PAOLOD'ARGON</text:p>
          </table:table-cell>
          <table:table-cell table:style-name="ce1"/>
          <table:table-cell table:style-name="ce7" office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CENTRALINO</text:p>
          </table:table-cell>
          <table:table-cell table:style-name="ce1"/>
          <table:table-cell table:style-name="ce7" office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DIE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FEDERICA FULLIN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FEDERICA FULLIN (ASSIST.ACQUISTI) (MI)</text:p>
          </table:table-cell>
          <table:table-cell table:style-name="ce1"/>
          <table:table-cell table:style-name="ce7" office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FEDERICA FULLIN DIRET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PESCHIERA BORROMEO (MILANO)</text:p>
          </table:table-cell>
          <table:table-cell table:style-name="ce1"/>
          <table:table-cell table:style-name="ce7" office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S.PAOLO D'ARGON (BG) (SEDE AMM.)</text:p>
          </table:table-cell>
          <table:table-cell table:style-name="ce1"/>
          <table:table-cell table:style-name="ce7" office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LL S.R.L.</text:p>
          </table:table-cell>
          <table:table-cell table:style-name="ce1" office:value-type="string">
            <text:p>S.PAOLO D'ARGON (BG) (SEDE AMM.)</text:p>
          </table:table-cell>
          <table:table-cell table:style-name="ce1"/>
          <table:table-cell table:style-name="ce7" office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RMAR (GIAMMARCO)</text:p>
          </table:table-cell>
          <table:table-cell table:style-name="ce1" table:number-columns-repeated="2"/>
          <table:table-cell table:style-name="ce7" office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BERMAR (GIAMMARC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F.CASTELLO SRL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F.CASTELLO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F.CASTELLO SRL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F.CASTELLO SRL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ORTOF.CASTELLO SRL</text:p>
          </table:table-cell>
          <table:table-cell table:style-name="ce1" office:value-type="string">
            <text:p>CASTELLO PIERLUIG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.CASTELLO SRL</text:p>
          </table:table-cell>
          <table:table-cell table:style-name="ce1" office:value-type="string">
            <text:p>CASTELLO 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.CASTELLO SRL</text:p>
          </table:table-cell>
          <table:table-cell table:style-name="ce1" office:value-type="string">
            <text:p>AMMINISTRAZION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IMA</text:p>
          </table:table-cell>
          <table:table-cell table:style-name="ce1" office:value-type="string">
            <text:p>CESIL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IMA</text:p>
          </table:table-cell>
          <table:table-cell table:style-name="ce1" office:value-type="string">
            <text:p>TELEFONO E FAX</text:p>
          </table:table-cell>
          <table:table-cell table:style-name="ce1"/>
          <table:table-cell table:style-name="ce7" office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IN</text:p>
          </table:table-cell>
          <table:table-cell table:style-name="ce1" office:value-type="string">
            <text:p>LORENA X ORDINI MELON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IN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RUTTA (FIRENZE)</text:p>
          </table:table-cell>
          <table:table-cell table:style-name="ce1" office:value-type="string">
            <text:p>PASTORELLI FABRIZIO</text:p>
          </table:table-cell>
          <table:table-cell table:style-name="ce1"/>
          <table:table-cell table:style-name="ce7" office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RUTTA (FIRENZE)</text:p>
          </table:table-cell>
          <table:table-cell table:style-name="ce1" office:value-type="string">
            <text:p>PASTORELLI FABRIZ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FRUTTICOLA BASSO ADIGE</text:p>
          </table:table-cell>
          <table:table-cell table:style-name="ce1" office:value-type="string">
            <text:p>TIZIANO</text:p>
          </table:table-cell>
          <table:table-cell table:style-name="ce1"/>
          <table:table-cell table:style-name="ce7" office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GREEN DI GASTALDELLO</text:p>
          </table:table-cell>
          <table:table-cell table:style-name="ce1" office:value-type="string">
            <text:p>ARNALD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GREEN DI GASTALDELLO</text:p>
          </table:table-cell>
          <table:table-cell table:style-name="ce1" office:value-type="string">
            <text:p>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GREEN DI GASTALDELLO</text:p>
          </table:table-cell>
          <table:table-cell table:style-name="ce1" table:number-columns-repeated="2"/>
          <table:table-cell table:style-name="ce7" office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LANI E TREVENZUOLI</text:p>
          </table:table-cell>
          <table:table-cell table:style-name="ce1" table:number-columns-repeated="2"/>
          <table:table-cell table:style-name="ce7" office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MAR</text:p>
          </table:table-cell>
          <table:table-cell table:style-name="ce1" table:number-columns-repeated="2"/>
          <table:table-cell table:style-name="ce7" office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MERCATO (SEVEN SPA)</text:p>
          </table:table-cell>
          <table:table-cell table:style-name="ce1" office:value-type="string">
            <text:p>BAGG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MERCATO (SEVEN SPA)</text:p>
          </table:table-cell>
          <table:table-cell table:style-name="ce1" table:number-columns-repeated="2"/>
          <table:table-cell table:style-name="ce7" office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PADOVA SAS</text:p>
          </table:table-cell>
          <table:table-cell table:style-name="ce1" office:value-type="string">
            <text:p>PAOLO CAMPANA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66223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ORTOPADOVA SAS</text:p>
          </table:table-cell>
          <table:table-cell table:style-name="ce1" table:number-columns-repeated="2"/>
          <table:table-cell table:style-name="ce7" office:value-type="string">
            <text:p>049-870547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ORTOPADOVA SAS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9-87057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ORTOPIU' (GIUSI)</text:p>
          </table:table-cell>
          <table:table-cell table:style-name="ce1" table:number-columns-repeated="2"/>
          <table:table-cell table:style-name="ce7" office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ROSA</text:p>
          </table:table-cell>
          <table:table-cell table:style-name="ce1" office:value-type="string">
            <text:p>RENA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ROSA</text:p>
          </table:table-cell>
          <table:table-cell table:style-name="ce1" table:number-columns-repeated="2"/>
          <table:table-cell table:style-name="ce7" office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ROS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ROS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VERDE (POSTEGGIO PADOVA)</text:p>
          </table:table-cell>
          <table:table-cell table:style-name="ce1" office:value-type="string">
            <text:p>GIANPIET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VERDE (POSTEGGIO PADOV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RTOVERDE (POSTEGGIO PADOVA)</text:p>
          </table:table-cell>
          <table:table-cell table:style-name="ce1" office:value-type="string">
            <text:p>VENDITORE: NAZA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VEG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VEG</text:p>
          </table:table-cell>
          <table:table-cell table:style-name="ce1" table:number-columns-repeated="2"/>
          <table:table-cell table:style-name="ce7" office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VEG (ALPE DOTTOR LADUR)</text:p>
          </table:table-cell>
          <table:table-cell table:style-name="ce1" table:number-columns-repeated="2"/>
          <table:table-cell table:style-name="ce7" office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OVEG (ALPE DOTTOR LADUR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>
            <text:p>PACKMA</text:p>
          </table:table-cell>
          <table:table-cell table:style-name="ce6" office:value-type="string">
            <text:p>PER MACCHINA AVVOLGITRICE</text:p>
            <text:p>ROTOPLAST 1515</text:p>
          </table:table-cell>
          <table:table-cell table:style-name="ce6"/>
          <table:table-cell table:style-name="ce7" office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>
            <text:p>PACKMA</text:p>
          </table:table-cell>
          <table:table-cell table:style-name="ce6" office:value-type="string">
            <text:p>PER MACCHINA AVVOLGITRICE</text:p>
            <text:p>ROTOPLAST 1515</text:p>
          </table:table-cell>
          <table:table-cell table:style-name="ce6"/>
          <table:table-cell table:style-name="ce7" office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BOX (BINS NUOVI € 52,00 ANNO 2010)</text:p>
          </table:table-cell>
          <table:table-cell table:style-name="ce1" office:value-type="string">
            <text:p>PARTENZA BOLZANO</text:p>
          </table:table-cell>
          <table:table-cell table:style-name="ce1"/>
          <table:table-cell table:style-name="ce7" office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BOX (BINS NUOVI € 52,00 ANNO 2010)</text:p>
          </table:table-cell>
          <table:table-cell table:style-name="ce1" office:value-type="string">
            <text:p>PARTENZA BOLZA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ERMO STEFANIA AZ.AGRICOL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MA</text:p>
          </table:table-cell>
          <table:table-cell table:style-name="ce1" office:value-type="string">
            <text:p>NUNZ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MA</text:p>
          </table:table-cell>
          <table:table-cell table:style-name="ce1" table:number-columns-repeated="2"/>
          <table:table-cell table:style-name="ce7" office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UMBO GIACOMO</text:p>
          </table:table-cell>
          <table:table-cell table:style-name="ce1" table:number-columns-repeated="2"/>
          <table:table-cell table:style-name="ce7" office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LUMBO GIACO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</text:p>
          </table:table-cell>
          <table:table-cell table:style-name="ce1" office:value-type="string">
            <text:p>FAB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</text:p>
          </table:table-cell>
          <table:table-cell table:style-name="ce1" office:value-type="string">
            <text:p>RESP.ACQUISTI SIG.VERZELLI</text:p>
          </table:table-cell>
          <table:table-cell table:style-name="ce1"/>
          <table:table-cell table:style-name="ce7" office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</text:p>
          </table:table-cell>
          <table:table-cell table:style-name="ce1" office:value-type="string">
            <text:p>RESP.ACQUISTI SIG.VERZELLI</text:p>
          </table:table-cell>
          <table:table-cell table:style-name="ce1"/>
          <table:table-cell table:style-name="ce7" office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</text:p>
          </table:table-cell>
          <table:table-cell table:style-name="ce1" office:value-type="string">
            <text:p>RESP.ACQUISTI SIG.VERZELLI</text:p>
          </table:table-cell>
          <table:table-cell table:style-name="ce1"/>
          <table:table-cell table:style-name="ce7" office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ASMAGHI-CAMPANALE FABIO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ASMAGHI-CAMPANALE FABIO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BERTOLO UFF.ZIGARINI)</text:p>
          </table:table-cell>
          <table:table-cell table:style-name="ce1" table:number-columns-repeated="2"/>
          <table:table-cell table:style-name="ce7" office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PER IMBALLAGGIO)</text:p>
          </table:table-cell>
          <table:table-cell table:style-name="ce1" office:value-type="string">
            <text:p>PARLARE CON DAVIDE</text:p>
          </table:table-cell>
          <table:table-cell table:style-name="ce1"/>
          <table:table-cell table:style-name="ce7" office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UFF. AMMINISTRATIVO)</text:p>
          </table:table-cell>
          <table:table-cell table:style-name="ce1" office:value-type="string">
            <text:p>PARLARE CON BUFFOLO</text:p>
          </table:table-cell>
          <table:table-cell table:style-name="ce1"/>
          <table:table-cell table:style-name="ce7" office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UFF. CONTABILITA'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UFF. CONTABILITA')</text:p>
          </table:table-cell>
          <table:table-cell table:style-name="ce1" office:value-type="string">
            <text:p>PARLARE CON ELISABETTA (FT.NOLEGGI)</text:p>
          </table:table-cell>
          <table:table-cell table:style-name="ce1"/>
          <table:table-cell table:style-name="ce7" office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VENEZIA)</text:p>
          </table:table-cell>
          <table:table-cell table:style-name="ce1" table:number-columns-repeated="2"/>
          <table:table-cell table:style-name="ce7" office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VENEZIA)</text:p>
          </table:table-cell>
          <table:table-cell table:style-name="ce1" table:number-columns-repeated="2"/>
          <table:table-cell table:style-name="ce7" office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VENEZIA)</text:p>
          </table:table-cell>
          <table:table-cell table:style-name="ce1" table:number-columns-repeated="2"/>
          <table:table-cell table:style-name="ce7" office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VENEZIA)</text:p>
          </table:table-cell>
          <table:table-cell table:style-name="ce1" table:number-columns-repeated="2"/>
          <table:table-cell table:style-name="ce7" office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M (ZIGARNI RESP. GENERALE)</text:p>
          </table:table-cell>
          <table:table-cell table:style-name="ce1" table:number-columns-repeated="2"/>
          <table:table-cell table:style-name="ce7" office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DOLO LUIG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DOLO LUIGI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DOLO LUIG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NELLA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NELLA</text:p>
          </table:table-cell>
          <table:table-cell table:style-name="ce1" office:value-type="string">
            <text:p>CES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NELLA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NELLA</text:p>
          </table:table-cell>
          <table:table-cell table:style-name="ce1" office:value-type="string">
            <text:p>WALTE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NNELL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RCO DELGARGANO</text:p>
          </table:table-cell>
          <table:table-cell table:style-name="ce1" office:value-type="string">
            <text:p>RAGIONIERE GIOVANNI</text:p>
          </table:table-cell>
          <table:table-cell table:style-name="ce1"/>
          <table:table-cell table:style-name="ce7" office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ETTO (MEDIATORE MELON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ETTO GAET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INI FRANCES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OTTO</text:p>
          </table:table-cell>
          <table:table-cell table:style-name="ce1" table:number-columns-repeated="2"/>
          <table:table-cell table:style-name="ce7" office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OTTO ESTERINO</text:p>
          </table:table-cell>
          <table:table-cell table:style-name="ce1" table:number-columns-repeated="2"/>
          <table:table-cell table:style-name="ce7" office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SALONGO (BANCALI USAT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STA GIOIOSA (RODIGO MN)</text:p>
          </table:table-cell>
          <table:table-cell table:style-name="ce1" office:value-type="string">
            <text:p>STORTI SERGIO</text:p>
          </table:table-cell>
          <table:table-cell table:style-name="ce1"/>
          <table:table-cell table:style-name="ce7" office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TTARO MARCO</text:p>
          </table:table-cell>
          <table:table-cell table:style-name="ce1" office:value-type="string">
            <text:p>LUSIA</text:p>
          </table:table-cell>
          <table:table-cell table:style-name="ce1"/>
          <table:table-cell table:style-name="ce7" office:value-type="string">
            <text:p>0425-6072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PATTARO MARCO</text:p>
          </table:table-cell>
          <table:table-cell table:style-name="ce1" office:value-type="string">
            <text:p>LUSI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20340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PAVANELLO VALERI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AVANELLO VALERIO</text:p>
          </table:table-cell>
          <table:table-cell table:style-name="ce1" office:value-type="string">
            <text:p>MERCATO</text:p>
          </table:table-cell>
          <table:table-cell table:style-name="ce1"/>
          <table:table-cell table:style-name="ce7" office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CANA (PRONTOCHEF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CANA (PRONTOCHEF)</text:p>
          </table:table-cell>
          <table:table-cell table:style-name="ce1" office:value-type="string">
            <text:p>MARIOTTO 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CANA (PRONTOCHEF)</text:p>
          </table:table-cell>
          <table:table-cell table:style-name="ce1" office:value-type="string">
            <text:p>MASINI FRAN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CANA (PRONTOCHEF)</text:p>
          </table:table-cell>
          <table:table-cell table:style-name="ce1" office:value-type="string">
            <text:p>UFFICIO <text:s/>COMMERCIALE</text:p>
          </table:table-cell>
          <table:table-cell table:style-name="ce1"/>
          <table:table-cell table:style-name="ce7" office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CANA (PRONTOCHEF)</text:p>
          </table:table-cell>
          <table:table-cell table:style-name="ce1" office:value-type="string">
            <text:p>UFFICIO AMMINISTRATIVO</text:p>
          </table:table-cell>
          <table:table-cell table:style-name="ce1"/>
          <table:table-cell table:style-name="ce7" office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DEVARA</text:p>
          </table:table-cell>
          <table:table-cell table:style-name="ce1" office:value-type="string">
            <text:p>AS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DEVARA</text:p>
          </table:table-cell>
          <table:table-cell table:style-name="ce1" table:number-columns-repeated="2"/>
          <table:table-cell table:style-name="ce7" office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BELLINI ANDREINA</text:p>
          </table:table-cell>
          <table:table-cell table:style-name="ce1" office:value-type="string">
            <text:p>PER INS. II</text:p>
          </table:table-cell>
          <table:table-cell table:style-name="ce1"/>
          <table:table-cell table:style-name="ce7" office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BELLINI TRANQUILLO</text:p>
          </table:table-cell>
          <table:table-cell table:style-name="ce1" table:number-columns-repeated="2"/>
          <table:table-cell table:style-name="ce7" office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INELLI RULLI</text:p>
          </table:table-cell>
          <table:table-cell table:style-name="ce1" table:number-columns-repeated="2"/>
          <table:table-cell table:style-name="ce7" office:value-type="string">
            <text:p>045-69843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PERINI SANTE</text:p>
          </table:table-cell>
          <table:table-cell table:style-name="ce1" table:number-columns-repeated="2"/>
          <table:table-cell table:style-name="ce7" office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OTELLI CARROZZERIA (CAR.VI.PER.)</text:p>
          </table:table-cell>
          <table:table-cell table:style-name="ce1" table:number-columns-repeated="2"/>
          <table:table-cell table:style-name="ce7" office:value-type="string">
            <text:p>045-7300527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ERUSI (POSTEGGIO VR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USI (POSTEGGIO VR)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USI VR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RUSI VR</text:p>
          </table:table-cell>
          <table:table-cell table:style-name="ce1" office:value-type="string">
            <text:p>MERCATO</text:p>
          </table:table-cell>
          <table:table-cell table:style-name="ce1"/>
          <table:table-cell table:style-name="ce7" office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SARES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TTENE STEFANO</text:p>
          </table:table-cell>
          <table:table-cell table:style-name="ce1" office:value-type="string">
            <text:p>PER RINGHIERA – FABB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ZZO ADRIANO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ZZO AUGUSTO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EZZO AUGUST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LASTRO PLAST SNC (FRANCO POLATO)</text:p>
          </table:table-cell>
          <table:table-cell table:style-name="ce1" office:value-type="string">
            <text:p>RICICLO MAT. PLASTICHE BINS USAT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LASTRO PLAST SNC (FRANCO POLATO)</text:p>
          </table:table-cell>
          <table:table-cell table:style-name="ce1" office:value-type="string">
            <text:p>RICICLO MAT. PLASTICHE BINS USA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LASTRO PLAST SNC (FRANCO POLATO)</text:p>
          </table:table-cell>
          <table:table-cell table:style-name="ce1" office:value-type="string">
            <text:p>RICICLO MAT. PLASTICHE BINS USAT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TTONI (POSTEGGIO VICENZA)</text:p>
          </table:table-cell>
          <table:table-cell table:style-name="ce1" office:value-type="string">
            <text:p>PER RICAVI MELONI STEF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ZZIGHELLA LERIS ROBERTO</text:p>
          </table:table-cell>
          <table:table-cell table:style-name="ce1" table:number-columns-repeated="2"/>
          <table:table-cell table:style-name="ce7" office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376-398845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style-name="ce1" office:value-type="string">
            <text:p>PAD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4832416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style-name="ce1" office:value-type="string">
            <text:p>SIMON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68-3750230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style-name="ce1" table:number-columns-repeated="2"/>
          <table:table-cell table:style-name="ce7" office:value-type="string">
            <text:p>045-7301102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022438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 (PER BANCALI LEGNO USAT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502956</text:p>
          </table:table-cell>
          <table:table-cell table:style-name="ce1" office:value-type="string">
            <text:p>IMBALLAGGI</text:p>
          </table:table-cell>
          <table:table-cell table:style-name="ce1" office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IZZOLINI (ASOLA INSALAT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LAFONI GIANNI</text:p>
          </table:table-cell>
          <table:table-cell table:style-name="ce1" table:number-columns-repeated="2"/>
          <table:table-cell table:style-name="ce7" office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LAFONI GIANN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GGI ANGELO (ASCOLI SCAROLA)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GGI ANGELO (ASCOLI SCAROLA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GGI ANGELO (ASCOLI SCAROL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KER (PADOVA) (EX-DARE)</text:p>
          </table:table-cell>
          <table:table-cell table:style-name="ce1" office:value-type="string">
            <text:p>SER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KER (PADOVA) (EX-DARE)</text:p>
          </table:table-cell>
          <table:table-cell table:style-name="ce1" table:number-columns-repeated="2"/>
          <table:table-cell table:style-name="ce7" office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KER (PADOVA) (EX-DARE)</text:p>
          </table:table-cell>
          <table:table-cell table:style-name="ce1" table:number-columns-repeated="2"/>
          <table:table-cell table:style-name="ce7" office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KER (PADOVA) (EX-DAR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LI VITTORIO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LIFRUTTA</text:p>
          </table:table-cell>
          <table:table-cell table:style-name="ce1" office:value-type="string">
            <text:p>DAX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LIFRUTTA</text:p>
          </table:table-cell>
          <table:table-cell table:style-name="ce1" office:value-type="string">
            <text:p>MAURIZIO PER PAGAMENT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LIFRUTTA</text:p>
          </table:table-cell>
          <table:table-cell table:style-name="ce1" office:value-type="string">
            <text:p>PARABOSH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LIFRUTTA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NTINA 2000</text:p>
          </table:table-cell>
          <table:table-cell table:style-name="ce1" office:value-type="string">
            <text:p>MAURIZIO</text:p>
          </table:table-cell>
          <table:table-cell table:style-name="ce1"/>
          <table:table-cell table:style-name="ce7" office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RRINI FLAVIO</text:p>
          </table:table-cell>
          <table:table-cell table:style-name="ce1" table:number-columns-repeated="2"/>
          <table:table-cell table:style-name="ce7" office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RRINI LINO E DINO</text:p>
          </table:table-cell>
          <table:table-cell table:style-name="ce1" office:value-type="string">
            <text:p>MILANO</text:p>
          </table:table-cell>
          <table:table-cell table:style-name="ce1"/>
          <table:table-cell table:style-name="ce7" office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RRINI LINO E DIN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RRINI STELVIO</text:p>
          </table:table-cell>
          <table:table-cell table:style-name="ce1" table:number-columns-repeated="2"/>
          <table:table-cell table:style-name="ce7" office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OZZATO</text:p>
          </table:table-cell>
          <table:table-cell table:style-name="ce1" table:number-columns-repeated="2"/>
          <table:table-cell table:style-name="ce7" office:value-type="string">
            <text:p>045-873002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POZZA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93-923998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PRANDINI PNEUMATICI</text:p>
          </table:table-cell>
          <table:table-cell table:style-name="ce1" office:value-type="string">
            <text:p>MOZZECAN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930127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RANDINI PNEUMATICI</text:p>
          </table:table-cell>
          <table:table-cell table:style-name="ce1" table:number-columns-repeated="2"/>
          <table:table-cell table:style-name="ce7" office:value-type="string">
            <text:p>045-7930098</text:p>
          </table:table-cell>
          <table:table-cell table:style-name="ce1" office:value-type="string">
            <text:p>MANUTENZIONI RIPARAZIONI</text:p>
          </table:table-cell>
          <table:table-cell table:style-name="ce1" office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>
            <text:p>PRIMO FIORE</text:p>
          </table:table-cell>
          <table:table-cell table:style-name="ce1" office:value-type="string">
            <text:p>MOGLIE TITOLARE PER PAG. ENZ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IMO FIORE (POSTEGGIO MILANO)</text:p>
          </table:table-cell>
          <table:table-cell table:style-name="ce1" office:value-type="string">
            <text:p>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IMO FIORE (POSTEGGIO MILANO)</text:p>
          </table:table-cell>
          <table:table-cell table:style-name="ce1" office:value-type="string">
            <text:p>MOGLIE ENZ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 FRUIT SRL</text:p>
          </table:table-cell>
          <table:table-cell table:style-name="ce1" office:value-type="string">
            <text:p>CONTABILITA' DONATELLA</text:p>
          </table:table-cell>
          <table:table-cell table:style-name="ce1"/>
          <table:table-cell table:style-name="ce7" office:value-type="string">
            <text:p>02-89050205</text:p>
          </table:table-cell>
          <table:table-cell table:style-name="ce1" office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PRO-FRUIT</text:p>
          </table:table-cell>
          <table:table-cell table:style-name="ce1" office:value-type="string">
            <text:p>PROPRIETARIO ALESSAND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93-81578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-FRUIT</text:p>
          </table:table-cell>
          <table:table-cell table:style-name="ce1" office:value-type="string">
            <text:p>VENDITORE FRANCO GALLOT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3200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MAPRIM (FRANCIA PER INSALAT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MAPRIM (FRANCIA PER INSALATA)</text:p>
          </table:table-cell>
          <table:table-cell table:style-name="ce1" office:value-type="string">
            <text:p>GIAMARCO</text:p>
          </table:table-cell>
          <table:table-cell table:style-name="ce1"/>
          <table:table-cell table:style-name="ce7" office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MAPRIM (FRANCIA PER INSALATA)</text:p>
          </table:table-cell>
          <table:table-cell table:style-name="ce1" table:number-columns-repeated="2"/>
          <table:table-cell table:style-name="ce7" office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MAPRIM (FRANCI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MAPRIM (FRANCI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ONTISSIMA </text:p>
          </table:table-cell>
          <table:table-cell table:style-name="ce1" office:value-type="string">
            <text:p>MA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T CARROZZERIA ISOLA D.SCALA</text:p>
          </table:table-cell>
          <table:table-cell table:style-name="ce1" table:number-columns-repeated="2"/>
          <table:table-cell table:style-name="ce7" office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RT CARROZZERIA ISOLA D.SCAL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UNTO FRESCO SRL</text:p>
          </table:table-cell>
          <table:table-cell table:style-name="ce1" office:value-type="string">
            <text:p>MAGAZZINO CASAZZA (BG)</text:p>
          </table:table-cell>
          <table:table-cell table:style-name="ce1"/>
          <table:table-cell table:style-name="ce7" office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UNTO FRESCO SRL</text:p>
          </table:table-cell>
          <table:table-cell table:style-name="ce1" office:value-type="string">
            <text:p>MAGAZZINO CASAZZA (BG)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UNTO FRESCO SRL</text:p>
          </table:table-cell>
          <table:table-cell table:style-name="ce1" office:value-type="string">
            <text:p>MERCATO BG</text:p>
          </table:table-cell>
          <table:table-cell table:style-name="ce1"/>
          <table:table-cell table:style-name="ce7" office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PUNTO FRESCO SRL</text:p>
          </table:table-cell>
          <table:table-cell table:style-name="ce1" office:value-type="string">
            <text:p>MERCATO BG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PUNTO FRESCO SRL</text:p>
          </table:table-cell>
          <table:table-cell table:style-name="ce1" office:value-type="string">
            <text:p><text:a xlink:href="mailto:ORTOMERCATO@PUNTOFRESCO.BG.IT" xlink:type="simple">ORTOMERCATO@PUNTOFRESCO.BG.IT</text:a>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QUAGLIA (AZIENDA AGRICOLA)</text:p>
          </table:table-cell>
          <table:table-cell table:style-name="ce1" office:value-type="string">
            <text:p>CLAUD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QUAGLIA (AZIENDA AGRICOLA)</text:p>
          </table:table-cell>
          <table:table-cell table:style-name="ce1" table:number-columns-repeated="2"/>
          <table:table-cell table:style-name="ce7" office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QUAGLIA (DISTRIBUTORE NOGARA AGIP)</text:p>
          </table:table-cell>
          <table:table-cell table:style-name="ce1" table:number-columns-repeated="2"/>
          <table:table-cell table:style-name="ce7" office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QUIKER S.R.L.</text:p>
          </table:table-cell>
          <table:table-cell table:style-name="ce1" office:value-type="string">
            <text:p>TORINO</text:p>
          </table:table-cell>
          <table:table-cell table:style-name="ce1"/>
          <table:table-cell table:style-name="ce7" office:value-type="string">
            <text:p>011-9723396 <text:s/>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&amp;C LAB SRL</text:p>
          </table:table-cell>
          <table:table-cell table:style-name="ce1" office:value-type="string">
            <text:p>GIOVANNI ANNUNZIATA RESP.VERO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953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R&amp;C LAB SRL</text:p>
          </table:table-cell>
          <table:table-cell table:style-name="ce1" table:number-columns-repeated="2"/>
          <table:table-cell table:style-name="ce7" office:value-type="string">
            <text:p>0444-3490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R&amp;C LAB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4-3490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RADICCHIANDO SRL</text:p>
          </table:table-cell>
          <table:table-cell table:style-name="ce1" office:value-type="string">
            <text:p>SIG.BASSAN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ADICCHIANDO SRL</text:p>
          </table:table-cell>
          <table:table-cell table:style-name="ce1" office:value-type="string">
            <text:p>SIG.BASS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AIMONDO E CESARI S.R.L.</text:p>
          </table:table-cell>
          <table:table-cell table:style-name="ce1" table:number-columns-repeated="2"/>
          <table:table-cell table:style-name="ce7" office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AIMONDO E CESARI S.R.L.</text:p>
          </table:table-cell>
          <table:table-cell table:style-name="ce1" table:number-columns-repeated="2"/>
          <table:table-cell table:style-name="ce7" office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AS ASSICURAZIONI ISOLA DELLA SCALA</text:p>
          </table:table-cell>
          <table:table-cell table:style-name="ce1" table:number-columns-repeated="2"/>
          <table:table-cell table:style-name="ce7" office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AS ASSICURAZIONI ISOLA DELLA SCAL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AMI ROBER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CUPERO IMB.USATO (SUP.MARTINELLI)</text:p>
          </table:table-cell>
          <table:table-cell table:style-name="ce1" office:value-type="string">
            <text:p>SIMONINI MA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MO SCHIAV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EXPORT SNC</text:p>
          </table:table-cell>
          <table:table-cell table:style-name="ce1" office:value-type="string">
            <text:p>STUDIO AVV.TO PAOLILLO</text:p>
          </table:table-cell>
          <table:table-cell table:style-name="ce1"/>
          <table:table-cell table:style-name="ce7" office:value-type="string">
            <text:p>045-80097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EXPORT SNC</text:p>
          </table:table-cell>
          <table:table-cell table:style-name="ce1" table:number-columns-repeated="2"/>
          <table:table-cell table:style-name="ce7" office:value-type="string">
            <text:p>045-85508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EXPORT SNC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1318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EXPORT SNC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5676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LUSA (WALTER LELLI)</text:p>
          </table:table-cell>
          <table:table-cell table:style-name="ce1" table:number-columns-repeated="2"/>
          <table:table-cell table:style-name="ce7" office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LUSA (WALTER LELLI)</text:p>
          </table:table-cell>
          <table:table-cell table:style-name="ce1" table:number-columns-repeated="2"/>
          <table:table-cell table:style-name="ce7" office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ATO LUSA (WALTER LELL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Z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ZO (CHIOGGI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ENZO (CHIOGGIA) (S.ANNA)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1-49504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ELLO (DI CASTELLETTOBERTOLASO)</text:p>
          </table:table-cell>
          <table:table-cell table:style-name="ce1" table:number-columns-repeated="2"/>
          <table:table-cell table:style-name="ce7" office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ELLO (DI CASTELLETTOBERTOLASO)</text:p>
          </table:table-cell>
          <table:table-cell table:style-name="ce1" table:number-columns-repeated="2"/>
          <table:table-cell table:style-name="ce7" office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HETTI</text:p>
          </table:table-cell>
          <table:table-cell table:style-name="ce1" table:number-columns-repeated="2"/>
          <table:table-cell table:style-name="ce7" office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FERDINAND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FERDINAN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MAURO (FAGN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ROBERTO</text:p>
          </table:table-cell>
          <table:table-cell table:style-name="ce1" office:value-type="string">
            <text:p>INS. GENTILE INS. LATTUG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SAPORETTI (PER GENTILE E LATTUGA)</text:p>
          </table:table-cell>
          <table:table-cell table:style-name="ce1" table:number-columns-repeated="2"/>
          <table:table-cell table:style-name="ce7" office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GONI SAPORETTI (PER GENTILE E LATTUG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NCO PNEUMATICI</text:p>
          </table:table-cell>
          <table:table-cell table:style-name="ce1" table:number-columns-repeated="2"/>
          <table:table-cell table:style-name="ce7" office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NCO PNEUMATIC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SCALD.INFRA SOFITTO ADAMI LORIS</text:p>
          </table:table-cell>
          <table:table-cell table:style-name="ce1" office:value-type="string">
            <text:p>PER MANUTENZIONI E RIPARAZIONI</text:p>
          </table:table-cell>
          <table:table-cell table:style-name="ce1"/>
          <table:table-cell table:style-name="ce7" office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SCALD.INFRA SOFITTO ADAMI LORIS</text:p>
          </table:table-cell>
          <table:table-cell table:style-name="ce1" office:value-type="string">
            <text:p>PER MANUTENZIONI E RIPARAZIO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SPOLI (ISALATA NAPOLI)</text:p>
          </table:table-cell>
          <table:table-cell table:style-name="ce1" office:value-type="string">
            <text:p>CARMIN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SPOLI (ISALATA NAPOLI)</text:p>
          </table:table-cell>
          <table:table-cell table:style-name="ce1" office:value-type="string">
            <text:p>EN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ZZ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ZZO</text:p>
          </table:table-cell>
          <table:table-cell table:style-name="ce1" office:value-type="string">
            <text:p>ADELINO</text:p>
          </table:table-cell>
          <table:table-cell table:style-name="ce1"/>
          <table:table-cell table:style-name="ce7" office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ZZO</text:p>
          </table:table-cell>
          <table:table-cell table:style-name="ce1" office:value-type="string">
            <text:p>NIPOTE: 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IZZ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BISON</text:p>
          </table:table-cell>
          <table:table-cell table:style-name="ce1" table:number-columns-repeated="2"/>
          <table:table-cell table:style-name="ce7" office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CCO TRASPORTI</text:p>
          </table:table-cell>
          <table:table-cell table:style-name="ce1" table:number-columns-repeated="2"/>
          <table:table-cell table:style-name="ce7" office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CCO TRASPORT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CCO TRASPORT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DEGHER GIULIANO</text:p>
          </table:table-cell>
          <table:table-cell table:style-name="ce1" table:number-columns-repeated="2"/>
          <table:table-cell table:style-name="ce7" office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DEGHER GIULI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MANI MAURIZIO</text:p>
          </table:table-cell>
          <table:table-cell table:style-name="ce1" table:number-columns-repeated="2"/>
          <table:table-cell table:style-name="ce7" office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MANI MAU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NZAT GIACOMO S.P.A. (PORDENONE)</text:p>
          </table:table-cell>
          <table:table-cell table:style-name="ce1" office:value-type="string">
            <text:p>TOMAT</text:p>
          </table:table-cell>
          <table:table-cell table:style-name="ce1"/>
          <table:table-cell table:style-name="ce7" office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NZAT GIACOMO S.P.A. (PORDENON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SA (MONSELICE CASTELFRANC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SSIGNOLI VITTOR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89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ROSSINI ALBERTO</text:p>
          </table:table-cell>
          <table:table-cell table:style-name="ce1" office:value-type="string">
            <text:p>FIGLIO FILIPP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SSINI ALBERT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SSINI ALBERTO</text:p>
          </table:table-cell>
          <table:table-cell table:style-name="ce1" table:number-columns-repeated="2"/>
          <table:table-cell table:style-name="ce7" office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SSINI ALBER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OTA F.LLI</text:p>
          </table:table-cell>
          <table:table-cell table:style-name="ce1" table:number-columns-repeated="2"/>
          <table:table-cell table:style-name="ce7" office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FFATO ANTONI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FFATO ANTONI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FFATO ANTON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IN LUCIAN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IN LUCIANO</text:p>
          </table:table-cell>
          <table:table-cell table:style-name="ce1" table:number-columns-repeated="2"/>
          <table:table-cell table:style-name="ce7" office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RUIN LUCI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.ANNA (CHIOGGIA)</text:p>
          </table:table-cell>
          <table:table-cell table:style-name="ce1" office:value-type="string">
            <text:p>R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UTE E SICUREZZA</text:p>
          </table:table-cell>
          <table:table-cell table:style-name="ce1" table:number-columns-repeated="2"/>
          <table:table-cell table:style-name="ce7" office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UTE E SICUREZZ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AGNO</text:p>
          </table:table-cell>
          <table:table-cell table:style-name="ce1" table:number-columns-repeated="2"/>
          <table:table-cell table:style-name="ce7" office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I (BG) (AGRINATURA)</text:p>
          </table:table-cell>
          <table:table-cell table:style-name="ce1" office:value-type="string">
            <text:p>CRISTI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I ENZO</text:p>
          </table:table-cell>
          <table:table-cell table:style-name="ce1" table:number-columns-repeated="2"/>
          <table:table-cell table:style-name="ce7" office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I ORTOFRUTTA</text:p>
          </table:table-cell>
          <table:table-cell table:style-name="ce1" office:value-type="string">
            <text:p>GIOSEPP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I ORTOFRUTTA</text:p>
          </table:table-cell>
          <table:table-cell table:style-name="ce1" office:value-type="string">
            <text:p>SIG.FALCO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67063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ALVI ORTOFRUTTA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LVI ORTOFRUTTA</text:p>
          </table:table-cell>
          <table:table-cell table:style-name="ce1" table:number-columns-repeated="2"/>
          <table:table-cell table:style-name="ce7" office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MBUGARO OSCAR (ROVEREDO)</text:p>
          </table:table-cell>
          <table:table-cell table:style-name="ce1" table:number-columns-repeated="2"/>
          <table:table-cell table:style-name="ce7" office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DU (CONOSCE FINANZIERE)</text:p>
          </table:table-cell>
          <table:table-cell table:style-name="ce1" office:value-type="string">
            <text:p>IND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DU (CONOSCE FINANZIERE)</text:p>
          </table:table-cell>
          <table:table-cell table:style-name="ce1" office:value-type="string">
            <text:p>IND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IN DINO (FAGNANO)</text:p>
          </table:table-cell>
          <table:table-cell table:style-name="ce1" table:number-columns-repeated="2"/>
          <table:table-cell table:style-name="ce7" office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 office:value-type="string">
            <text:p>ONOFRIO FIGLIO DI ANGE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 table:number-columns-repeated="2"/>
          <table:table-cell table:style-name="ce7" office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 table:number-columns-repeated="2"/>
          <table:table-cell table:style-name="ce7" office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 table:number-columns-repeated="2"/>
          <table:table-cell table:style-name="ce7" office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 table:number-columns-repeated="2"/>
          <table:table-cell table:style-name="ce7" office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NTUCCI ANGE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ATIN DANIEL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48009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ATIN LUIGI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BIZZERA</text:p>
          </table:table-cell>
          <table:table-cell table:style-name="ce1" office:value-type="string">
            <text:p>BRU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BIZZERA</text:p>
          </table:table-cell>
          <table:table-cell table:style-name="ce1" office:value-type="string">
            <text:p>FLAV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NOLA RICCARD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PINI TELONI</text:p>
          </table:table-cell>
          <table:table-cell table:style-name="ce1" office:value-type="string">
            <text:p>GREMBIULI OPERAIE MS.120 / CLAUDIA</text:p>
          </table:table-cell>
          <table:table-cell table:style-name="ce1"/>
          <table:table-cell table:style-name="ce7" office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PINI TELONI</text:p>
          </table:table-cell>
          <table:table-cell table:style-name="ce1" office:value-type="string">
            <text:p>GREMBIULI OPERAIE MS.120 / CLAUDI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PPINI UGO E F.LLI</text:p>
          </table:table-cell>
          <table:table-cell table:style-name="ce1" office:value-type="string">
            <text:p>VIA CAMAGRE</text:p>
          </table:table-cell>
          <table:table-cell table:style-name="ce1"/>
          <table:table-cell table:style-name="ce7" office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SCARABELLO &amp; C. SNC OFFICINA IVECO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RABELLO &amp; C. SNC OFFICINA IVEC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ARABELLO &amp; C. SNC OFFICINA IVEC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HIAVO RE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IPIONI DANIELE</text:p>
          </table:table-cell>
          <table:table-cell table:style-name="ce1" office:value-type="string">
            <text:p>PRODUZIONE BIOLOGICA</text:p>
          </table:table-cell>
          <table:table-cell table:style-name="ce1"/>
          <table:table-cell table:style-name="ce7" office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OLARI FABIO (BONFERRAR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COLARI FAB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EGALA ELEONORA</text:p>
          </table:table-cell>
          <table:table-cell table:number-columns-repeated="2" table:style-name="ce1" office:value-type="string">
            <text:p>CELL</text:p>
          </table:table-cell>
          <table:table-cell table:style-name="ce7" office:value-type="string">
            <text:p>340-406989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EGALA ELEONORA</text:p>
          </table:table-cell>
          <table:table-cell table:style-name="ce1" office:value-type="string">
            <text:p>NEGOZIO</text:p>
          </table:table-cell>
          <table:table-cell table:style-name="ce1"/>
          <table:table-cell table:style-name="ce7" office:value-type="string">
            <text:p>0442-891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EGALA ROMA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2274216</text:p>
          </table:table-cell>
          <table:table-cell table:style-name="ce1" office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SELECTA S.R.L.(AGENZIA)</text:p>
          </table:table-cell>
          <table:table-cell table:style-name="ce1" office:value-type="string">
            <text:p>RINNER ANTONIO</text:p>
          </table:table-cell>
          <table:table-cell table:style-name="ce1"/>
          <table:table-cell table:style-name="ce7" office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ENO E SENO</text:p>
          </table:table-cell>
          <table:table-cell table:style-name="ce1" office:value-type="string">
            <text:p>PER COLTELLI</text:p>
          </table:table-cell>
          <table:table-cell table:style-name="ce1"/>
          <table:table-cell table:style-name="ce7" office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ENO E SENO</text:p>
          </table:table-cell>
          <table:table-cell table:style-name="ce1" office:value-type="string">
            <text:p>PER COLTELL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GUAZZABIA AZ.AGR. DI MACACCARI</text:p>
          </table:table-cell>
          <table:table-cell table:style-name="ce1" office:value-type="string">
            <text:p>FIGLIO JIMM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GUAZZABIA AZ.AGR. DI MACACCARI</text:p>
          </table:table-cell>
          <table:table-cell table:style-name="ce1" office:value-type="string">
            <text:p>PADRE DOR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HOP S.P.A.</text:p>
          </table:table-cell>
          <table:table-cell table:style-name="ce1" office:value-type="string">
            <text:p>CONTABILITA'</text:p>
          </table:table-cell>
          <table:table-cell table:style-name="ce1"/>
          <table:table-cell table:style-name="ce7" office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HOP S.P.A.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HOP S.P.A.</text:p>
          </table:table-cell>
          <table:table-cell table:style-name="ce1" office:value-type="string">
            <text:p>MAGAZZINO BELLINGERI ROBERTO</text:p>
          </table:table-cell>
          <table:table-cell table:style-name="ce1"/>
          <table:table-cell table:style-name="ce7" office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HOP S.P.A.</text:p>
          </table:table-cell>
          <table:table-cell table:style-name="ce1" office:value-type="string">
            <text:p>MICH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LE S.R.L. (TREVISO)</text:p>
          </table:table-cell>
          <table:table-cell table:style-name="ce1" table:number-columns-repeated="2"/>
          <table:table-cell table:style-name="ce7" office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LL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LVANA (POSTINA)</text:p>
          </table:table-cell>
          <table:table-cell table:style-name="ce1" table:number-columns-repeated="2"/>
          <table:table-cell table:style-name="ce7" office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NGH</text:p>
          </table:table-cell>
          <table:table-cell table:style-name="ce1" office:value-type="string">
            <text:p>IND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NGH MAAN</text:p>
          </table:table-cell>
          <table:table-cell table:style-name="ce1" office:value-type="string">
            <text:p>IND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NGH MAAN</text:p>
          </table:table-cell>
          <table:table-cell table:style-name="ce1" office:value-type="string">
            <text:p>INDIANI – FIGLIO SINGH RANVINDE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NGH RANVIR (CONOSCE GIANELLO) (LALLY)</text:p>
          </table:table-cell>
          <table:table-cell table:style-name="ce1" office:value-type="string">
            <text:p>INDIA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style-name="ce1" office:value-type="string">
            <text:p>BIAGIO</text:p>
          </table:table-cell>
          <table:table-cell table:style-name="ce1"/>
          <table:table-cell table:style-name="ce7" office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style-name="ce1" office:value-type="string">
            <text:p>BIA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style-name="ce1" office:value-type="string">
            <text:p>CLAUD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style-name="ce1" office:value-type="string">
            <text:p>PAZZAG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IPO (CESENA)</text:p>
          </table:table-cell>
          <table:table-cell table:style-name="ce1" office:value-type="string">
            <text:p>STEFANO</text:p>
          </table:table-cell>
          <table:table-cell table:style-name="ce1"/>
          <table:table-cell table:style-name="ce7" office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LEFRUTTA (PIERO EX-MORANDO)</text:p>
          </table:table-cell>
          <table:table-cell table:style-name="ce1" table:number-columns-repeated="2"/>
          <table:table-cell table:style-name="ce7" office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LIM ALIMENTARI</text:p>
          </table:table-cell>
          <table:table-cell table:style-name="ce1" office:value-type="string">
            <text:p>FINO ANTON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CQUISTI ORTOFRUTT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CQUISTI ORTOFRUTTA CURRO'</text:p>
          </table:table-cell>
          <table:table-cell table:style-name="ce1"/>
          <table:table-cell table:style-name="ce7" office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CQUISTI ORTOFRUTTA FERRARI</text:p>
          </table:table-cell>
          <table:table-cell table:style-name="ce1"/>
          <table:table-cell table:style-name="ce7" office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>
            <text:p>SMA SPA</text:p>
          </table:table-cell>
          <table:table-cell table:style-name="ce1" office:value-type="string">
            <text:p>CALL CENTER ROZZANO PER PAG.</text:p>
            <text:p>LUN-&gt;VEN 13.30-&gt;17.00</text:p>
          </table:table-cell>
          <table:table-cell table:style-name="ce1"/>
          <table:table-cell table:style-name="ce11" office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CENTRALINO</text:p>
          </table:table-cell>
          <table:table-cell table:style-name="ce1"/>
          <table:table-cell table:style-name="ce11" office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CONTABILITA' NADIA BELLERI</text:p>
          </table:table-cell>
          <table:table-cell table:style-name="ce1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CONTROLLO QUALIT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SMA SPA</text:p>
          </table:table-cell>
          <table:table-cell table:style-name="ce1" office:value-type="string">
            <text:p>INVIO DDT GIORNALIERI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INVIO DDT GIORNALIER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IVA VIMERCATI</text:p>
          </table:table-cell>
          <table:table-cell table:style-name="ce1"/>
          <table:table-cell table:style-name="ce11" office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PORTINERIA</text:p>
          </table:table-cell>
          <table:table-cell table:style-name="ce1"/>
          <table:table-cell table:style-name="ce11" office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RIC.MERRCI SIG.FONTANA</text:p>
          </table:table-cell>
          <table:table-cell table:style-name="ce1"/>
          <table:table-cell table:style-name="ce7" office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RICEVIMENTO MERCI</text:p>
          </table:table-cell>
          <table:table-cell table:style-name="ce1" office:value-type="string">
            <text:p>FAX</text:p>
          </table:table-cell>
          <table:table-cell table:style-name="ce11" office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X CASSE IFCO</text:p>
          </table:table-cell>
          <table:table-cell table:style-name="ce1"/>
          <table:table-cell table:style-name="ce7" office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SMA SPA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1" office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MBORSINI</text:p>
          </table:table-cell>
          <table:table-cell table:style-name="ce1" office:value-type="string">
            <text:p>CELL</text:p>
          </table:table-cell>
          <table:table-cell table:style-name="ce11" office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CURRO' – ORDINI ORTOFRUTTA</text:p>
          </table:table-cell>
          <table:table-cell table:style-name="ce1" office:value-type="string">
            <text:p>TEL</text:p>
          </table:table-cell>
          <table:table-cell table:style-name="ce11" office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CQUISTI ORTOFRUTTA ??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FONTANA – CONTROLLO QUALITA'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X CASSE IFC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FERRARI REN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FONTANA – CONTROLLO QUALITA'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MA SPA</text:p>
          </table:table-cell>
          <table:table-cell table:style-name="ce1" office:value-type="string">
            <text:p>ACQUISTI ORTOFRUTTA</text:p>
          </table:table-cell>
          <table:table-cell table:style-name="ce1" office:value-type="string">
            <text:p>FAX</text:p>
          </table:table-cell>
          <table:table-cell table:style-name="ce11" office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SMA SPA</text:p>
          </table:table-cell>
          <table:table-cell table:style-name="ce1" office:value-type="string">
            <text:p>PER FATTURA NON PAGATE DISABBINATA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SMA SPA</text:p>
          </table:table-cell>
          <table:table-cell table:style-name="ce1" office:value-type="string">
            <text:p>PER RICHIEDERE LORO FT SCONTI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FFIATI (PER TRATTORE)</text:p>
          </table:table-cell>
          <table:table-cell table:style-name="ce1" office:value-type="string">
            <text:p>FRACCA DAVID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FFIATI (PER TRATTORE)</text:p>
          </table:table-cell>
          <table:table-cell table:style-name="ce1" office:value-type="string">
            <text:p>OFFICINA (FRACCA)</text:p>
          </table:table-cell>
          <table:table-cell table:style-name="ce1"/>
          <table:table-cell table:style-name="ce7" office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FFIATI (PER TRATTORE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FFIATI (PER TRATTOR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LDINI NELL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LDINI NELL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LDINI NELL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LOSOLE S.R.L. (BRESCIA)</text:p>
          </table:table-cell>
          <table:table-cell table:style-name="ce1" office:value-type="string">
            <text:p>FELICE</text:p>
          </table:table-cell>
          <table:table-cell table:style-name="ce1"/>
          <table:table-cell table:style-name="ce7" office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OLOSOLE S.R.L. (BRESCIA)</text:p>
          </table:table-cell>
          <table:table-cell table:style-name="ce1" office:value-type="string">
            <text:p>FELIC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PAGNA</text:p>
          </table:table-cell>
          <table:table-cell table:style-name="ce1" office:value-type="string">
            <text:p>ANTONIO MARENDA</text:p>
          </table:table-cell>
          <table:table-cell table:style-name="ce1"/>
          <table:table-cell table:style-name="ce7" office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PEDIZIONIERE AVESANI DINO</text:p>
          </table:table-cell>
          <table:table-cell table:style-name="ce1" office:value-type="string">
            <text:p>(LAVORA PER RENATO EXPORT)</text:p>
          </table:table-cell>
          <table:table-cell table:style-name="ce1"/>
          <table:table-cell table:style-name="ce7" office:value-type="string">
            <text:p>045-80820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PEDIZIONIERE AVESANI DINO</text:p>
          </table:table-cell>
          <table:table-cell table:style-name="ce1" office:value-type="string">
            <text:p>PER DOCUMENTI DOGANA EXPORT</text:p>
          </table:table-cell>
          <table:table-cell table:style-name="ce1"/>
          <table:table-cell table:style-name="ce7" office:value-type="string">
            <text:p>045-808205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PEDIZIONIERE AVESANI D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4461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SPINELLI CLAUDI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PINELLI CLAUDIO</text:p>
          </table:table-cell>
          <table:table-cell table:style-name="ce1" office:value-type="string">
            <text:p>ABITAZIONE CORRADO</text:p>
          </table:table-cell>
          <table:table-cell table:style-name="ce1"/>
          <table:table-cell table:style-name="ce7" office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PINELLI CLAUD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TEGANO LUCIANO (PRODUTTORE MELONI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TERZI GIORGIO (VALEGGIO)</text:p>
          </table:table-cell>
          <table:table-cell table:style-name="ce1" table:number-columns-repeated="2"/>
          <table:table-cell table:style-name="ce7" office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TRANOTIR</text:p>
          </table:table-cell>
          <table:table-cell table:style-name="ce1" office:value-type="string">
            <text:p>MARI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TRANOTIR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TUDIO CANEVA AYAD</text:p>
          </table:table-cell>
          <table:table-cell table:style-name="ce1" table:number-columns-repeated="2"/>
          <table:table-cell table:style-name="ce7" office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UPER GI BI (MILANO)</text:p>
          </table:table-cell>
          <table:table-cell table:style-name="ce1" office:value-type="string">
            <text:p>CLAUD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UPER GI BI (MILANO)</text:p>
          </table:table-cell>
          <table:table-cell table:style-name="ce1" office:value-type="string">
            <text:p>MA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UPER GI BI (MILANO)</text:p>
          </table:table-cell>
          <table:table-cell table:style-name="ce1" table:number-columns-repeated="2"/>
          <table:table-cell table:style-name="ce7" office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UPERMERCATI GRISI SRL</text:p>
          </table:table-cell>
          <table:table-cell table:style-name="ce1" office:value-type="string">
            <text:p>SIG.VALENTINO</text:p>
          </table:table-cell>
          <table:table-cell table:style-name="ce1"/>
          <table:table-cell table:style-name="ce7" office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SUPERMERCATI GRISI SRL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18 (POSTEGGIO TORINO)</text:p>
          </table:table-cell>
          <table:table-cell table:style-name="ce1" office:value-type="string">
            <text:p>SIGN.FABARO</text:p>
          </table:table-cell>
          <table:table-cell table:style-name="ce1"/>
          <table:table-cell table:style-name="ce7" office:value-type="string">
            <text:p>011-34937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ARGA (AZ.AGR.)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RGA ROBERT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RGA ROBERTO</text:p>
          </table:table-cell>
          <table:table-cell table:style-name="ce1" office:value-type="string">
            <text:p>FIGLIO ALESSIO LAVO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RGA ROBERTO</text:p>
          </table:table-cell>
          <table:table-cell table:style-name="ce1" office:value-type="string">
            <text:p>FIGLIO ALESSIO PERSONA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RGA ROBERTO</text:p>
          </table:table-cell>
          <table:table-cell table:style-name="ce1" office:value-type="string">
            <text:p>POST.</text:p>
          </table:table-cell>
          <table:table-cell table:style-name="ce1"/>
          <table:table-cell table:style-name="ce7" office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SSO RODOLFO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SSO RODOLFO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ASSO RODOLF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CNOCASA (ISOLA DELLA SCALA)</text:p>
          </table:table-cell>
          <table:table-cell table:style-name="ce1" office:value-type="string">
            <text:p>TITOLARE TOMASETTO 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CNOCASA (ISOLA DELLA SCALA)</text:p>
          </table:table-cell>
          <table:table-cell table:style-name="ce1" table:number-columns-repeated="2"/>
          <table:table-cell table:style-name="ce7" office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CNOCASA (ISOLA DELLA SCAL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CNOCASA (MARCONCINI)</text:p>
          </table:table-cell>
          <table:table-cell table:style-name="ce1" table:number-columns-repeated="2"/>
          <table:table-cell table:style-name="ce7" office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CNOFER (OSTIGLIA)</text:p>
          </table:table-cell>
          <table:table-cell table:style-name="ce1" table:number-columns-repeated="2"/>
          <table:table-cell table:style-name="ce7" office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LECOM ITALIA</text:p>
          </table:table-cell>
          <table:table-cell table:style-name="ce1" office:value-type="string">
            <text:p>PER DISDETTA UTENZA TELEFONICA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80330818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ELECOM ITALIA</text:p>
          </table:table-cell>
          <table:table-cell table:style-name="ce1" office:value-type="string">
            <text:p>TECNICO CHE HA RISOLTO PROB.ADSL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LECOM ITALIA – TECNICO</text:p>
          </table:table-cell>
          <table:table-cell table:style-name="ce1" office:value-type="string">
            <text:p>VENUTO 04/2011 PER PROB. ADSL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LEFONITALIA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LEFONITALIA</text:p>
          </table:table-cell>
          <table:table-cell table:style-name="ce1" office:value-type="string">
            <text:p>TECNICO MAURIZ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LEFONITALIA</text:p>
          </table:table-cell>
          <table:table-cell table:style-name="ce1" table:number-columns-repeated="2"/>
          <table:table-cell table:style-name="ce7" office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MU BV HOLLAND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MU BV HOLLAND</text:p>
          </table:table-cell>
          <table:table-cell table:style-name="ce1" table:number-columns-repeated="2"/>
          <table:table-cell table:style-name="ce7" office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NDE DA SOLE (ISOLA D. SCALA)</text:p>
          </table:table-cell>
          <table:table-cell table:style-name="ce1" office:value-type="string">
            <text:p>FAUSTO</text:p>
          </table:table-cell>
          <table:table-cell table:style-name="ce1"/>
          <table:table-cell table:style-name="ce7" office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NDE DA SOLE (ISOLA D. SCALA)</text:p>
          </table:table-cell>
          <table:table-cell table:style-name="ce1" office:value-type="string">
            <text:p>FAUS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AZZAN</text:p>
          </table:table-cell>
          <table:table-cell table:style-name="ce1" office:value-type="string">
            <text:p>LUIGINA</text:p>
          </table:table-cell>
          <table:table-cell table:style-name="ce1"/>
          <table:table-cell table:style-name="ce7" office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AZZAN</text:p>
          </table:table-cell>
          <table:table-cell table:style-name="ce1" office:value-type="string">
            <text:p>LUIGINO</text:p>
          </table:table-cell>
          <table:table-cell table:style-name="ce1"/>
          <table:table-cell table:style-name="ce7" office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AZZAN</text:p>
          </table:table-cell>
          <table:table-cell table:style-name="ce1" office:value-type="string">
            <text:p>LUIG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AZZAN</text:p>
          </table:table-cell>
          <table:table-cell table:style-name="ce1" office:value-type="string">
            <text:p>MARIO</text:p>
          </table:table-cell>
          <table:table-cell table:style-name="ce1"/>
          <table:table-cell table:style-name="ce7" office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AZZAN</text:p>
          </table:table-cell>
          <table:table-cell table:style-name="ce1" office:value-type="string">
            <text:p>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>
            <text:p>TERRA ORTI</text:p>
          </table:table-cell>
          <table:table-cell table:style-name="ce1" table:number-columns-repeated="2"/>
          <table:table-cell table:style-name="ce7" office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 ORT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DEMET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3346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MOGLIE DEMETRIO PER PAG: MODES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ROBERTO (PER FATTURE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RUB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218089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 office:value-type="string">
            <text:p>U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AMORE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E EUGANEE SOC.COOP.A R.L.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E EUGANEE SOC.COOP.A R.L.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TERRE EUGANEE SOC.COOP.A R.L.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RRON VITTORIO</text:p>
          </table:table-cell>
          <table:table-cell table:style-name="ce1" office:value-type="string">
            <text:p>PER LAVORAZIONE GREZZ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INI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INI</text:p>
          </table:table-cell>
          <table:table-cell table:style-name="ce1" office:value-type="string">
            <text:p>ABITAZIONE SORELLA</text:p>
          </table:table-cell>
          <table:table-cell table:style-name="ce1"/>
          <table:table-cell table:style-name="ce7" office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INI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IN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INI </text:p>
          </table:table-cell>
          <table:table-cell table:style-name="ce1" office:value-type="string">
            <text:p>COMMERCIALISTA STUDIO BELLE'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TON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STONE GIUSEPPE</text:p>
          </table:table-cell>
          <table:table-cell table:style-name="ce1" office:value-type="string">
            <text:p>COMPARE DI LUCCI GREGO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(BUTTAPIETRA)</text:p>
          </table:table-cell>
          <table:table-cell table:style-name="ce1" office:value-type="string">
            <text:p>RESP.ACQUISTI SIG. CAZADOR STEF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(BUTTAPIETRA)</text:p>
          </table:table-cell>
          <table:table-cell table:style-name="ce1" table:number-columns-repeated="2"/>
          <table:table-cell table:style-name="ce7" office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F.LLI AZ AGRICOLA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F.LLI AZ AGRICOLA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F.LLI AZ AGRICOLA</text:p>
          </table:table-cell>
          <table:table-cell table:style-name="ce1" office:value-type="string">
            <text:p>GIAMPIET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EZZA F.LLI AZ AGRICOLA</text:p>
          </table:table-cell>
          <table:table-cell table:style-name="ce1" table:number-columns-repeated="2"/>
          <table:table-cell table:style-name="ce7" office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ATI SOC.COOP. (FOGGIA)</text:p>
          </table:table-cell>
          <table:table-cell table:style-name="ce1" office:value-type="string">
            <text:p>PIETR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0577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IATI SOC.COOP. (FOGGI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ATI SOC.COOP. (FOGGI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EFFE (LA TIEFFE ORTOF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EFFE (LA TIEFFE ORTOF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EFFE (LA TIEFFE ORTOF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M</text:p>
          </table:table-cell>
          <table:table-cell table:style-name="ce1" office:value-type="string">
            <text:p>REFERENTE: BARBARA CHIORLIN</text:p>
          </table:table-cell>
          <table:table-cell table:style-name="ce1"/>
          <table:table-cell table:style-name="ce7" office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M</text:p>
          </table:table-cell>
          <table:table-cell table:style-name="ce1" office:value-type="string">
            <text:p>REFERENTE: BARBARA CHIORLIN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M (ALESSANDRO BARONI)</text:p>
          </table:table-cell>
          <table:table-cell table:style-name="ce1" office:value-type="string">
            <text:p>RAPPRESENTANT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M PER GUASTI</text:p>
          </table:table-cell>
          <table:table-cell table:style-name="ce1" table:number-columns-repeated="2"/>
          <table:table-cell table:style-name="ce7" office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FRATELLI</text:p>
          </table:table-cell>
          <table:table-cell table:style-name="ce1" office:value-type="string">
            <text:p>FABRIZ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FRATELLI</text:p>
          </table:table-cell>
          <table:table-cell table:style-name="ce1" office:value-type="string">
            <text:p>LUIGI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FRATELLI</text:p>
          </table:table-cell>
          <table:table-cell table:style-name="ce1" table:number-columns-repeated="2"/>
          <table:table-cell table:style-name="ce7" office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PIERINO GOBETT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PIERINO GOBETTO</text:p>
          </table:table-cell>
          <table:table-cell table:style-name="ce1" office:value-type="string">
            <text:p>S.ANNA DI CHIOGIA VENEZIA</text:p>
          </table:table-cell>
          <table:table-cell table:style-name="ce1"/>
          <table:table-cell table:style-name="ce7" office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OZZO PIERINO GOBETT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POLITOGRAFIA GI BI</text:p>
          </table:table-cell>
          <table:table-cell table:style-name="ce1" table:number-columns-repeated="2"/>
          <table:table-cell table:style-name="ce7" office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IPOLITOGRAFIA GI BI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GNOLI LUSIA RENZO</text:p>
          </table:table-cell>
          <table:table-cell table:style-name="ce1" table:number-columns-repeated="2"/>
          <table:table-cell table:style-name="ce7" office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GNOLI LUSIA RENZ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EZZOLI (GEOMETRA)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EZZOLI (GEOMETRA)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EZZOLI (GEOMETR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IOLO STUDIO ASSOCIATO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57301089</text:p>
          </table:table-cell>
          <table:table-cell table:style-name="ce1" office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OMIOLO STUDIO ASSOCIATO</text:p>
          </table:table-cell>
          <table:table-cell table:style-name="ce1" office:value-type="string">
            <text:p>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IOLO STUDIO ASSOCIATO</text:p>
          </table:table-cell>
          <table:table-cell table:style-name="ce1" office:value-type="string">
            <text:p>UFFICI VERONA</text:p>
          </table:table-cell>
          <table:table-cell table:style-name="ce1"/>
          <table:table-cell table:style-name="ce7" office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MIOLO STUDIO ASSOCIATO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5-7300232</text:p>
          </table:table-cell>
          <table:table-cell table:style-name="ce1" office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OP FRUIT</text:p>
          </table:table-cell>
          <table:table-cell table:style-name="ce1" office:value-type="string">
            <text:p>MERCATO TRIESTE</text:p>
          </table:table-cell>
          <table:table-cell table:style-name="ce1"/>
          <table:table-cell table:style-name="ce7" office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P FRUIT</text:p>
          </table:table-cell>
          <table:table-cell table:style-name="ce1" office:value-type="string">
            <text:p>MERCATO TRIEST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P FRUIT (POSTEGGIO PADOVA)</text:p>
          </table:table-cell>
          <table:table-cell table:style-name="ce1" office:value-type="string">
            <text:p>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911485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OP FRUIT (POSTEGGIO PADOVA)</text:p>
          </table:table-cell>
          <table:table-cell table:style-name="ce1" table:number-columns-repeated="2"/>
          <table:table-cell table:style-name="ce7" office:value-type="string">
            <text:p>049-870540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ORRESANI ANDREA</text:p>
          </table:table-cell>
          <table:table-cell table:style-name="ce1" table:number-columns-repeated="2"/>
          <table:table-cell table:style-name="ce7" office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 office:value-type="string">
            <text:p>ABITAZIONE</text:p>
          </table:table-cell>
          <table:table-cell table:style-name="ce1"/>
          <table:table-cell table:style-name="ce7" office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 office:value-type="string">
            <text:p>ANDRE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 office:value-type="string">
            <text:p>GREEN FRUIT</text:p>
          </table:table-cell>
          <table:table-cell table:style-name="ce1"/>
          <table:table-cell table:style-name="ce7" office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ANDREA</text:p>
          </table:table-cell>
          <table:table-cell table:style-name="ce1" office:value-type="string">
            <text:p>DIE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OSATTO FRUIT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P PALLET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833134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RALONGO E BATTISTINI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83200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LONGO E BATTISTINI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2-550190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LONGO E BATTISTIN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2-55104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FER TRADE</text:p>
          </table:table-cell>
          <table:table-cell table:style-name="ce1" office:value-type="string">
            <text:p>ANTONELLA FACCHINEL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TRANSFER TRADE</text:p>
          </table:table-cell>
          <table:table-cell table:style-name="ce1" office:value-type="string">
            <text:p>ANTONELLA FACCHINELLI</text:p>
          </table:table-cell>
          <table:table-cell table:style-name="ce1" office:value-type="string">
            <text:p>MAIL</text:p>
          </table:table-cell>
          <table:table-cell table:style-name="ce7" office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office:value-type="string">
            <text:p>ANGE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91042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office:value-type="string">
            <text:p>AUTISTA MAURIZ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office:value-type="string">
            <text:p>MASSI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table:number-columns-repeated="2"/>
          <table:table-cell table:style-name="ce7" office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table:number-columns-repeated="2"/>
          <table:table-cell table:style-name="ce7" office:value-type="string">
            <text:p>0425-6078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table:number-columns-repeated="2"/>
          <table:table-cell table:style-name="ce7" office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office:value-type="string">
            <text:p>AUTISTA SANDRO “RAGIONIERE”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NSLUSIA</text:p>
          </table:table-cell>
          <table:table-cell table:style-name="ce1" office:value-type="string">
            <text:p>AUTISTA MAURIZ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DELLI QUANTI TRASPORTI</text:p>
          </table:table-cell>
          <table:table-cell table:style-name="ce1" office:value-type="string">
            <text:p>MAGNOLIA MATTE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DELLI QUANTI TRASPORTI</text:p>
          </table:table-cell>
          <table:table-cell table:style-name="ce1" office:value-type="string">
            <text:p>SAN NICANDRO GARG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DEVI (AQUILA)</text:p>
          </table:table-cell>
          <table:table-cell table:style-name="ce1" office:value-type="string">
            <text:p>DANIE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DEVI (AQUILA)</text:p>
          </table:table-cell>
          <table:table-cell table:style-name="ce1" table:number-columns-repeated="2"/>
          <table:table-cell table:style-name="ce7" office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KIARA (AVEZZANO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KIARA (AVEZZANO)</text:p>
          </table:table-cell>
          <table:table-cell table:style-name="ce1" office:value-type="string">
            <text:p>N° DATO DA PANDO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KIARA (AVEZZ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KIARA (AVEZZANO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SPORTI SICILIA</text:p>
          </table:table-cell>
          <table:table-cell table:style-name="ce1" office:value-type="string">
            <text:p>MARIANO</text:p>
          </table:table-cell>
          <table:table-cell table:style-name="ce1"/>
          <table:table-cell table:style-name="ce7" office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TRATTAMENTO ACQUE ZANATTA CARLO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TTAMENTO ACQUE ZANATTA CAR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TTAMENTO ACQUE ZANATTA CARL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ATTAMENTO ACQUE ZANATTA CARLO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I FRUTTA NICOLA CULTRONA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I FRUTTA NICOLA CULTRON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I FRUTTA NICOLA CULTRONA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TRI FRUTTA NICOLA CULTRONA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ONCHETTO</text:p>
          </table:table-cell>
          <table:table-cell table:style-name="ce1" office:value-type="string">
            <text:p>PAOLO</text:p>
          </table:table-cell>
          <table:table-cell table:style-name="ce1"/>
          <table:table-cell table:style-name="ce7" office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ONCHETTO</text:p>
          </table:table-cell>
          <table:table-cell table:style-name="ce1" office:value-type="string">
            <text:p>PAO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OPICAL FRUIT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OPICAL FRUIT</text:p>
          </table:table-cell>
          <table:table-cell table:style-name="ce1" office:value-type="string">
            <text:p>GI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ROPICAL FRUIT</text:p>
          </table:table-cell>
          <table:table-cell table:style-name="ce1" table:number-columns-repeated="2"/>
          <table:table-cell table:style-name="ce7" office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AZZA BRUNO</text:p>
          </table:table-cell>
          <table:table-cell table:style-name="ce1" office:value-type="string">
            <text:p>SEMINA RADICCHIO € 15/ CAMPO VR</text:p>
          </table:table-cell>
          <table:table-cell table:style-name="ce1" office:value-type="string">
            <text:p>TEL</text:p>
          </table:table-cell>
          <table:table-cell table:style-name="ce1" office:value-type="string">
            <text:p>0442-81516</text:p>
          </table:table-cell>
          <table:table-cell table:style-name="ce1" office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RAZZA BRUNO</text:p>
          </table:table-cell>
          <table:table-cell table:style-name="ce1" office:value-type="string">
            <text:p>SEMINA RADICCHIO € 15/ CAMPO V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 office:value-type="string">
            <text:p>MARTIN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37019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 table:number-columns-repeated="2"/>
          <table:table-cell table:style-name="ce7" office:value-type="string">
            <text:p>045-8001596</text:p>
          </table:table-cell>
          <table:table-cell table:style-name="ce1" office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 table:number-columns-repeated="2"/>
          <table:table-cell table:style-name="ce7" office:value-type="string">
            <text:p>045-593678</text:p>
          </table:table-cell>
          <table:table-cell table:style-name="ce1" office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037787</text:p>
          </table:table-cell>
          <table:table-cell table:style-name="ce1" office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RCO</text:p>
          </table:table-cell>
          <table:table-cell table:style-name="ce1" office:value-type="string">
            <text:p>MOGLIE: ALESSANDRA PACHER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CO ALESSANDRO</text:p>
          </table:table-cell>
          <table:table-cell table:style-name="ce1" table:number-columns-repeated="2"/>
          <table:table-cell table:style-name="ce7" office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CO ALESSANDR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0107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TURELLA IMBALLAGGI</text:p>
          </table:table-cell>
          <table:table-cell table:style-name="ce1" office:value-type="string">
            <text:p>AUGUS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ELLA IMBALLAGGI</text:p>
          </table:table-cell>
          <table:table-cell table:number-columns-repeated="2" table:style-name="ce1" office:value-type="string">
            <text:p>FAX</text:p>
          </table:table-cell>
          <table:table-cell table:style-name="ce7" office:value-type="string">
            <text:p>0444-785310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RELLA IMBALLAGGI</text:p>
          </table:table-cell>
          <table:table-cell table:style-name="ce1" office:value-type="string">
            <text:p>MATTE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TURELLA IMBALLAGGI</text:p>
          </table:table-cell>
          <table:table-cell table:style-name="ce1" table:number-columns-repeated="2"/>
          <table:table-cell table:style-name="ce7" office:value-type="string">
            <text:p>0444-785309</text:p>
          </table:table-cell>
          <table:table-cell table:style-name="ce1" office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TUZZA MARIA ROSA (AZ.AGR.)</text:p>
          </table:table-cell>
          <table:table-cell table:style-name="ce1" office:value-type="string">
            <text:p>(VEDI MORATELLO ENRICO)</text:p>
          </table:table-cell>
          <table:table-cell table:style-name="ce1" office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GOLINI MARINO</text:p>
          </table:table-cell>
          <table:table-cell table:style-name="ce1" table:number-columns-repeated="2"/>
          <table:table-cell table:style-name="ce7" office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GOLINI MAR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ISSE SRL (MERCATO PADOVA)</text:p>
          </table:table-cell>
          <table:table-cell table:style-name="ce1" office:value-type="string">
            <text:p>MARCHIORO DAVID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ISSE SRL (MERCATO PADOVA)</text:p>
          </table:table-cell>
          <table:table-cell table:style-name="ce1" office:value-type="string">
            <text:p>MARCHIORO ULIS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ISSE SRL (MERCATO PADOVA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ISSE SRL (MERCATO PADOVA)</text:p>
          </table:table-cell>
          <table:table-cell table:style-name="ce1" office:value-type="string">
            <text:p>VENDITORE DE STEFANI ANTONEL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ISSE SRL (MERCATO PADOV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SS - COMPRI MARCO PER TIROCINIO</text:p>
          </table:table-cell>
          <table:table-cell table:style-name="ce1" office:value-type="string">
            <text:p>SEGRETERIA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LSS - COMPRI MARCO PER TIROCINIO</text:p>
          </table:table-cell>
          <table:table-cell table:style-name="ce1" office:value-type="string">
            <text:p>CELLULARE PERSONA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 CONSULTING SRL (BOLZANO)</text:p>
          </table:table-cell>
          <table:table-cell table:style-name="ce1" office:value-type="string">
            <text:p>FAX</text:p>
          </table:table-cell>
          <table:table-cell table:style-name="ce1"/>
          <table:table-cell table:style-name="ce7" office:value-type="string">
            <text:p>0473-497510</text:p>
          </table:table-cell>
          <table:table-cell table:style-name="ce1" office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UNI CONSULTING SRL (BOLZANO)</text:p>
          </table:table-cell>
          <table:table-cell table:style-name="ce1" office:value-type="string">
            <text:p>SVETLANA KONOBEEVA</text:p>
          </table:table-cell>
          <table:table-cell table:style-name="ce1"/>
          <table:table-cell table:style-name="ce7" office:value-type="string">
            <text:p>340-1573231</text:p>
          </table:table-cell>
          <table:table-cell table:style-name="ce1" office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UNI CONSULTING SRL (BOLZANO)</text:p>
          </table:table-cell>
          <table:table-cell table:style-name="ce1" office:value-type="string">
            <text:p>UFFICIO</text:p>
          </table:table-cell>
          <table:table-cell table:style-name="ce1"/>
          <table:table-cell table:style-name="ce7" office:value-type="string">
            <text:p>0473-497500</text:p>
          </table:table-cell>
          <table:table-cell table:style-name="ce1" office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>
            <text:p>UNI CONSULTING SRL (BOLZANO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1" office:value-type="string">
            <text:p><text:a xlink:href="mailto:S.KONOBEEVA@UNI-CONSULTING.IT" xlink:type="simple">S.KONOBEEVA@UNI-CONSULTING.IT</text:a></text:p>
          </table:table-cell>
          <table:table-cell table:style-name="ce1" office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>
            <text:p>UNI CONSULTING SRL (BOLZANO)</text:p>
          </table:table-cell>
          <table:table-cell table:style-name="ce1"/>
          <table:table-cell table:style-name="ce1" office:value-type="string">
            <text:p>WEB</text:p>
          </table:table-cell>
          <table:table-cell table:style-name="ce1" office:value-type="string">
            <text:p><text:a xlink:href="http://WWW.UNI-CONSULTING.EU/" xlink:type="simple">WWW.UNI-CONSULTING.EU</text:a></text:p>
          </table:table-cell>
          <table:table-cell table:style-name="ce1" office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UNICOMM SRL</text:p>
          </table:table-cell>
          <table:table-cell table:style-name="ce1" office:value-type="string">
            <text:p>OPERATORE ORTOFRUTTA FABIO FRANZOI</text:p>
          </table:table-cell>
          <table:table-cell table:style-name="ce1"/>
          <table:table-cell table:style-name="ce7" office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OMM SRL</text:p>
          </table:table-cell>
          <table:table-cell table:style-name="ce1" office:value-type="string">
            <text:p>PADOVA</text:p>
          </table:table-cell>
          <table:table-cell table:style-name="ce1"/>
          <table:table-cell table:style-name="ce7" office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OMM SRL</text:p>
          </table:table-cell>
          <table:table-cell table:style-name="ce1" office:value-type="string">
            <text:p>RESP.ACQUISTI ORTOF. SIG.GHELLER VITTORIO</text:p>
          </table:table-cell>
          <table:table-cell table:style-name="ce1"/>
          <table:table-cell table:style-name="ce7" office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DIEGO BORTOLOTT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DIEGO BORTOLOT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DIEGO BORTOLOTT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ROBERTO SCEVAROL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ROBERTO SCEVAROL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</text:p>
          </table:table-cell>
          <table:table-cell table:style-name="ce1" office:value-type="string">
            <text:p>ROBERTO SCEVAROL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 FILIALE ISOLA</text:p>
          </table:table-cell>
          <table:table-cell table:style-name="ce1" office:value-type="string">
            <text:p>DIRETTORE MORELATO GIACOMO</text:p>
          </table:table-cell>
          <table:table-cell table:style-name="ce1"/>
          <table:table-cell table:style-name="ce7" office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CREDIT FILIALE ISOLA</text:p>
          </table:table-cell>
          <table:table-cell table:style-name="ce1" office:value-type="string">
            <text:p>DIRETTORE MORELATO GIACO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UNICREDITO</text:p>
          </table:table-cell>
          <table:table-cell table:style-name="ce1" office:value-type="string">
            <text:p>DIEGO BORTOLOTTO</text:p>
          </table:table-cell>
          <table:table-cell table:style-name="ce1" office:value-type="string">
            <text:p>MAIL</text:p>
          </table:table-cell>
          <table:table-cell table:style-name="ce8" office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ONE AGRICOLTORI ISOLA DELLA SCALA</text:p>
          </table:table-cell>
          <table:table-cell table:style-name="ce1" office:value-type="string">
            <text:p>LUCA</text:p>
          </table:table-cell>
          <table:table-cell table:style-name="ce1"/>
          <table:table-cell table:style-name="ce7" office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ONE AGRICOLTORI ISOLA DELLA SCALA</text:p>
          </table:table-cell>
          <table:table-cell table:style-name="ce1" office:value-type="string">
            <text:p>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ONE AGRICOLTORI ISOLA DELLA SCALA</text:p>
          </table:table-cell>
          <table:table-cell table:style-name="ce1" table:number-columns-repeated="2"/>
          <table:table-cell table:style-name="ce7" office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UNIONE AGRICOLTORI ISOLA DELLA SCALA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V.S.D. SRL (IMPIANTO ALLARME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.S.D. SRL (IMPIANTO ALLARME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.S.D. SRL (IMPIANTO ALLARM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GNARELLI ENRICO</text:p>
          </table:table-cell>
          <table:table-cell table:style-name="ce1" table:number-columns-repeated="2"/>
          <table:table-cell table:style-name="ce7" office:value-type="string">
            <text:p>0735-701427</text:p>
          </table:table-cell>
          <table:table-cell table:style-name="ce1" office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VAGNARELLI ENRICO</text:p>
          </table:table-cell>
          <table:table-cell table:style-name="ce1" table:number-columns-repeated="2"/>
          <table:table-cell table:style-name="ce7" office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ENTI (CORRIDONIA DI MACERATA)</text:p>
          </table:table-cell>
          <table:table-cell table:style-name="ce1" office:value-type="string">
            <text:p>PER VERZ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LE PIETRO FRANCESCO</text:p>
          </table:table-cell>
          <table:table-cell table:style-name="ce1" table:number-columns-repeated="2"/>
          <table:table-cell table:style-name="ce7" office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LE PIETRO FRANCESCO</text:p>
          </table:table-cell>
          <table:table-cell table:style-name="ce1" table:number-columns-repeated="2"/>
          <table:table-cell table:style-name="ce7" office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LE PIETRO FRANCESCO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2-55180342</text:p>
          </table:table-cell>
          <table:table-cell table:style-name="ce1" office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VALPE IMBALLAGGI (IMBALL. LEGNO)</text:p>
          </table:table-cell>
          <table:table-cell table:style-name="ce1" office:value-type="string">
            <text:p>VITTOR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VALPE IMBALLAGGI (IMBALL. LEGNO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7" office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PE IMBALLAGGI (IMBALL. LEGNO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LPE IMBALLAGGI (IMBALL. LEGNO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RA SNC</text:p>
          </table:table-cell>
          <table:table-cell table:style-name="ce1" office:value-type="string">
            <text:p>BATTERIE TREVENZUOLO</text:p>
          </table:table-cell>
          <table:table-cell table:style-name="ce1"/>
          <table:table-cell table:style-name="ce7" office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ARA SNC</text:p>
          </table:table-cell>
          <table:table-cell table:style-name="ce1" office:value-type="string">
            <text:p>BATTERIE TREVENZUOLO</text:p>
          </table:table-cell>
          <table:table-cell table:style-name="ce1"/>
          <table:table-cell table:style-name="ce7" office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CHINI CARLETTO</text:p>
          </table:table-cell>
          <table:table-cell table:style-name="ce1" table:number-columns-repeated="2"/>
          <table:table-cell table:style-name="ce7" office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DITTI</text:p>
          </table:table-cell>
          <table:table-cell table:style-name="ce1" office:value-type="string">
            <text:p>CELLULA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DITTI</text:p>
          </table:table-cell>
          <table:table-cell table:style-name="ce1" table:number-columns-repeated="2"/>
          <table:table-cell table:style-name="ce7" office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DITTI ANGELO</text:p>
          </table:table-cell>
          <table:table-cell table:style-name="ce1" table:number-columns-repeated="2"/>
          <table:table-cell table:style-name="ce7" office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DITTI ANGE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RI LIVIO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ABRIZIO MORA)</text:p>
          </table:table-cell>
          <table:table-cell table:style-name="ce1" office:value-type="string">
            <text:p>UFFICIO DIRETT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>
            <text:p>VENETO BANCA (FABRIZIO MORA)</text:p>
          </table:table-cell>
          <table:table-cell table:style-name="ce1"/>
          <table:table-cell table:style-name="ce1" office:value-type="string">
            <text:p>MAIL</text:p>
          </table:table-cell>
          <table:table-cell table:style-name="ce1" office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ABRIZIO MORA)</text:p>
          </table:table-cell>
          <table:table-cell table:style-name="ce1" table:number-columns-repeated="2"/>
          <table:table-cell table:style-name="ce7" office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ABRIZIO MORA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ABRIZIO MOR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ILIALE BOVOLONE)</text:p>
          </table:table-cell>
          <table:table-cell table:style-name="ce1" office:value-type="string">
            <text:p>BEATRICE</text:p>
          </table:table-cell>
          <table:table-cell table:style-name="ce1"/>
          <table:table-cell table:style-name="ce7" office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ILIALE BOVOLONE)</text:p>
          </table:table-cell>
          <table:table-cell table:style-name="ce1" office:value-type="string">
            <text:p>CAPO AREA: GENNAR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ILIALE BOVOLONE)</text:p>
          </table:table-cell>
          <table:table-cell table:style-name="ce1" office:value-type="string">
            <text:p>LUIGINO ISELL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ETO BANCA (FILIALE BOVOLON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TURI CARLO</text:p>
          </table:table-cell>
          <table:table-cell table:style-name="ce1" table:number-columns-repeated="2"/>
          <table:table-cell table:style-name="ce7" office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TURI CARL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TURI MIRO</text:p>
          </table:table-cell>
          <table:table-cell table:style-name="ce1" table:number-columns-repeated="2"/>
          <table:table-cell table:style-name="ce7" office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NTURI MIR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(UDINE)</text:p>
          </table:table-cell>
          <table:table-cell table:style-name="ce1" office:value-type="string">
            <text:p>MATTIA (FIGLIO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(UDINE)</text:p>
          </table:table-cell>
          <table:table-cell table:style-name="ce1" office:value-type="string">
            <text:p>SIG.RA TERESA (TITOLARE PER PAG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(UDINE)</text:p>
          </table:table-cell>
          <table:table-cell table:style-name="ce1" table:number-columns-repeated="2"/>
          <table:table-cell table:style-name="ce7" office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(UDINE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ZEVIO</text:p>
          </table:table-cell>
          <table:table-cell table:style-name="ce1" office:value-type="string">
            <text:p>BELLINI</text:p>
          </table:table-cell>
          <table:table-cell table:style-name="ce1"/>
          <table:table-cell table:style-name="ce7" office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DE EUROPA ZEVIO</text:p>
          </table:table-cell>
          <table:table-cell table:style-name="ce1" office:value-type="string">
            <text:p>BELLI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ONA SUD SISTEMI</text:p>
          </table:table-cell>
          <table:table-cell table:style-name="ce1" office:value-type="string">
            <text:p>PER PROGRAMMI CONTABILITA'</text:p>
          </table:table-cell>
          <table:table-cell table:style-name="ce1"/>
          <table:table-cell table:style-name="ce7" office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TRAS</text:p>
          </table:table-cell>
          <table:table-cell table:style-name="ce1" office:value-type="string">
            <text:p>ABITAZIONE FRANCESCO FURFARO</text:p>
          </table:table-cell>
          <table:table-cell table:style-name="ce1"/>
          <table:table-cell table:style-name="ce7" office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ERTRAS</text:p>
          </table:table-cell>
          <table:table-cell table:style-name="ce1" office:value-type="string">
            <text:p>ALAM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AREGGIO FRUTTA DI VANNUCCI</text:p>
          </table:table-cell>
          <table:table-cell table:style-name="ce1" office:value-type="string">
            <text:p>MERCATO VIAREGGIO</text:p>
          </table:table-cell>
          <table:table-cell table:style-name="ce1"/>
          <table:table-cell table:style-name="ce7" office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CENTINI ALESSANDR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CENTINI SANTO</text:p>
          </table:table-cell>
          <table:table-cell table:style-name="ce1" office:value-type="string">
            <text:p>ROBER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CENTINI SANTO</text:p>
          </table:table-cell>
          <table:table-cell table:style-name="ce1" office:value-type="string">
            <text:p>SAN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CENTINI SANTO</text:p>
          </table:table-cell>
          <table:table-cell table:style-name="ce1" table:number-columns-repeated="2"/>
          <table:table-cell table:style-name="ce7" office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2</text:p>
          </table:table-cell>
          <table:table-cell table:style-name="ce1" office:value-type="string">
            <text:p>CANTELE BATIST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2</text:p>
          </table:table-cell>
          <table:table-cell table:style-name="ce1" office:value-type="string">
            <text:p>STUDIO ROCCO VERSACI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2</text:p>
          </table:table-cell>
          <table:table-cell table:style-name="ce1" office:value-type="string">
            <text:p>STUDIO ROCCO VERSACI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2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2</text:p>
          </table:table-cell>
          <table:table-cell table:style-name="ce1" office:value-type="string">
            <text:p>ZANDONA' CARL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</text:p>
          </table:table-cell>
          <table:table-cell table:style-name="ce1" table:number-columns-repeated="2"/>
          <table:table-cell table:style-name="ce7" office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</text:p>
          </table:table-cell>
          <table:table-cell table:style-name="ce1" table:number-columns-repeated="2"/>
          <table:table-cell table:style-name="ce7" office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 (GIANCARLO)</text:p>
          </table:table-cell>
          <table:table-cell table:style-name="ce1" table:number-columns-repeated="2"/>
          <table:table-cell table:style-name="ce7" office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 (GIANCARLO)</text:p>
          </table:table-cell>
          <table:table-cell table:style-name="ce1" table:number-columns-repeated="2"/>
          <table:table-cell table:style-name="ce7" office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 (MATTEO)</text:p>
          </table:table-cell>
          <table:table-cell table:style-name="ce1" table:number-columns-repeated="2"/>
          <table:table-cell table:style-name="ce7" office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LLAFRUTTA (MATTEO)</text:p>
          </table:table-cell>
          <table:table-cell table:style-name="ce1" table:number-columns-repeated="2"/>
          <table:table-cell table:style-name="ce7" office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NCI GIOVANNI (PUGLIE)</text:p>
          </table:table-cell>
          <table:table-cell table:style-name="ce1" office:value-type="string">
            <text:p>AZIENDA BRINDISI E META' PONT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PAK (CASSETTE POLISTIROLO) AZ CESSATA</text:p>
          </table:table-cell>
          <table:table-cell table:style-name="ce1" office:value-type="string">
            <text:p>NUOVO PROP.FEDE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PAK (CASSETTE POLISTIROLO) AZ CESSATA</text:p>
          </table:table-cell>
          <table:table-cell table:style-name="ce1" office:value-type="string">
            <text:p>VIVIANI VALTER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TANATURE PRODUCE SCARL (TEZZA)</text:p>
          </table:table-cell>
          <table:table-cell table:style-name="ce1" office:value-type="string">
            <text:p>RESP.ACQUISTI SIG.CAZADOR STEFAN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ITTORIA ASSICURAZIONI</text:p>
          </table:table-cell>
          <table:table-cell table:style-name="ce1" office:value-type="string">
            <text:p>ISOLA DELLA SCALA</text:p>
          </table:table-cell>
          <table:table-cell table:style-name="ce1"/>
          <table:table-cell table:style-name="ce7" office:value-type="string">
            <text:p>045-730233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VITTORIA ASSICURAZIONI</text:p>
          </table:table-cell>
          <table:table-cell table:style-name="ce1" office:value-type="string">
            <text:p>ISOLA DELLA SCALA</text:p>
          </table:table-cell>
          <table:table-cell table:style-name="ce1"/>
          <table:table-cell table:style-name="ce7" office:value-type="string">
            <text:p>045-73023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VOLANTI MASSIMO</text:p>
          </table:table-cell>
          <table:table-cell table:style-name="ce1" table:number-columns-repeated="2"/>
          <table:table-cell table:style-name="ce7" office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VOLANTI MASSI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7829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ZAFFANI MASSIM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LERLA MAURIZI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4-5474921</text:p>
          </table:table-cell>
          <table:table-cell table:style-name="ce1" office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AMMINISTRAZION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AUREL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FAX AMMINISTRAZIONE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FAX MAGAZZI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LUCA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MAGAZZINO</text:p>
          </table:table-cell>
          <table:table-cell table:style-name="ce1" office:value-type="string">
            <text:p>FAX</text:p>
          </table:table-cell>
          <table:table-cell table:style-name="ce7" office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NI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TTO GIUSEPPE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TTO GIUSEPPE</text:p>
          </table:table-cell>
          <table:table-cell table:style-name="ce1" office:value-type="string">
            <text:p>CASA</text:p>
          </table:table-cell>
          <table:table-cell table:style-name="ce1"/>
          <table:table-cell table:style-name="ce7" office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MBOTTO GIUSEP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ARINI LUCIANO (MODENA)</text:p>
          </table:table-cell>
          <table:table-cell table:style-name="ce1" office:value-type="string">
            <text:p>GIOVANNI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ARINI LUCIANO (MODENA)</text:p>
          </table:table-cell>
          <table:table-cell table:style-name="ce1" office:value-type="string">
            <text:p>UFFICIO</text:p>
          </table:table-cell>
          <table:table-cell table:style-name="ce1" office:value-type="string">
            <text:p>TEL</text:p>
          </table:table-cell>
          <table:table-cell table:style-name="ce7" office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ARINI LUCIANO (MODENA)</text:p>
          </table:table-cell>
          <table:table-cell table:style-name="ce1"/>
          <table:table-cell table:style-name="ce1" office:value-type="string">
            <text:p>TEL</text:p>
          </table:table-cell>
          <table:table-cell table:style-name="ce7" office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ARINI LUCIANO (MODENA)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ARINI LUCIANO (MODENA)</text:p>
          </table:table-cell>
          <table:table-cell table:style-name="ce1" office:value-type="string">
            <text:p>MAURO (PER PAGAMENTI)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OLINI S.R.L.</text:p>
          </table:table-cell>
          <table:table-cell table:style-name="ce1" office:value-type="string">
            <text:p>CLAUDIO TONOLI AMMINISTRATOR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OLINI S.R.L.</text:p>
          </table:table-cell>
          <table:table-cell table:style-name="ce1" table:number-columns-repeated="2"/>
          <table:table-cell table:style-name="ce7" office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NOLINI S.R.L.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PPOLA CLEMENTE E MARCO AZ.AGR.</text:p>
          </table:table-cell>
          <table:table-cell table:style-name="ce1" office:value-type="string">
            <text:p>CLEMENTE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8-713341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>
            <text:p>ZAPPOLA CLEMENTE E MARCO AZ.AGR.</text:p>
          </table:table-cell>
          <table:table-cell table:style-name="ce1" office:value-type="string">
            <text:p>MAR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PPOLA CLEMENTE E MARCO AZ.AGR.</text:p>
          </table:table-cell>
          <table:table-cell table:style-name="ce1" table:number-columns-repeated="2"/>
          <table:table-cell table:style-name="ce7" office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APPOLA CLEMENTE E MARCO AZ.AGR.</text:p>
          </table:table-cell>
          <table:table-cell table:style-name="ce1"/>
          <table:table-cell table:style-name="ce1" office:value-type="string">
            <text:p>FAX</text:p>
          </table:table-cell>
          <table:table-cell table:style-name="ce7" office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ERBINATI</text:p>
          </table:table-cell>
          <table:table-cell table:style-name="ce1" office:value-type="string">
            <text:p>ABITAZIONE GIORGIO</text:p>
          </table:table-cell>
          <table:table-cell table:style-name="ce1"/>
          <table:table-cell table:style-name="ce7" office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ERBINATI</text:p>
          </table:table-cell>
          <table:table-cell table:style-name="ce1" office:value-type="string">
            <text:p>ENRIC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ERBINATI</text:p>
          </table:table-cell>
          <table:table-cell table:style-name="ce1" office:value-type="string">
            <text:p>GIORGI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ERBINATI</text:p>
          </table:table-cell>
          <table:table-cell table:style-name="ce1" office:value-type="string">
            <text:p>MAGAZZINO</text:p>
          </table:table-cell>
          <table:table-cell table:style-name="ce1"/>
          <table:table-cell table:style-name="ce7" office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OBOLETTI AFRO (MARCHE)</text:p>
          </table:table-cell>
          <table:table-cell table:style-name="ce1" office:value-type="string">
            <text:p>UFFICIO: PIERO</text:p>
          </table:table-cell>
          <table:table-cell table:style-name="ce1"/>
          <table:table-cell table:style-name="ce7" office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OBOLETTI AFRO (MARCHE)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UARI GINO</text:p>
          </table:table-cell>
          <table:table-cell table:style-name="ce1" office:value-type="string">
            <text:p>DIEGO</text:p>
          </table:table-cell>
          <table:table-cell table:style-name="ce1" office:value-type="string">
            <text:p>CELL</text:p>
          </table:table-cell>
          <table:table-cell table:style-name="ce7" office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>
            <text:p>ZUARI GINO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7" office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5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52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9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9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8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 style:data-style-name="N2" text:time-value="0000-00-00T15:59:12.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creation-date>2006-08-22T11:19:42</meta:creation-date>
    <dc:date>2013-05-30T15:59:40.10</dc:date>
    <meta:editing-cycles>60</meta:editing-cycles>
    <meta:editing-duration>PT18H9M28S</meta:editing-duration>
    <meta:print-date>2011-04-05T12:02:08.39</meta:print-date>
    <meta:document-statistic meta:table-count="3" meta:cell-count="5797" meta:object-count="0"/>
    <meta:user-defined meta:name="Info 1"/>
    <meta:user-defined meta:name="Info 2"/>
    <meta:user-defined meta:name="Info 3"/>
    <meta:user-defined meta:name="Info 4"/>
  </office:meta>
</office:document-meta>
</file>